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 fo:keep-together="always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" style:family="table-row">
      <style:table-row-properties fo:keep-together="always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" style:family="table-row">
      <style:table-row-properties fo:keep-together="always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5" style:family="table-row">
      <style:table-row-properties fo:keep-together="always"/>
    </style:style>
    <style:style style:name="Table3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6" style:family="table-row">
      <style:table-row-properties fo:keep-together="always"/>
    </style:style>
    <style:style style:name="Table3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7" style:family="table-row">
      <style:table-row-properties fo:keep-together="always"/>
    </style:style>
    <style:style style:name="Table3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8" style:family="table-row">
      <style:table-row-properties fo:keep-together="always"/>
    </style:style>
    <style:style style:name="Table3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9" style:family="table-row">
      <style:table-row-properties fo:keep-together="always"/>
    </style:style>
    <style:style style:name="Table3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0" style:family="table-row">
      <style:table-row-properties fo:keep-together="always"/>
    </style:style>
    <style:style style:name="Table3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1" style:family="table-row">
      <style:table-row-properties fo:keep-together="always"/>
    </style:style>
    <style:style style:name="Table3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2" style:family="table-row">
      <style:table-row-properties fo:keep-together="always"/>
    </style:style>
    <style:style style:name="Table3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3" style:family="table-row">
      <style:table-row-properties fo:keep-together="always"/>
    </style:style>
    <style:style style:name="Table3.B1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4" style:family="table-row">
      <style:table-row-properties fo:keep-together="always"/>
    </style:style>
    <style:style style:name="Table3.B1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5" style:family="table-row">
      <style:table-row-properties fo:keep-together="always"/>
    </style:style>
    <style:style style:name="Table3.B1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6" style:family="table-row">
      <style:table-row-properties fo:keep-together="always"/>
    </style:style>
    <style:style style:name="Table3.B1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7" style:family="table-row">
      <style:table-row-properties fo:keep-together="always"/>
    </style:style>
    <style:style style:name="Table3.B1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8" style:family="table-row">
      <style:table-row-properties fo:keep-together="always"/>
    </style:style>
    <style:style style:name="Table3.B1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9" style:family="table-row">
      <style:table-row-properties fo:keep-together="always"/>
    </style:style>
    <style:style style:name="Table3.B1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0" style:family="table-row">
      <style:table-row-properties fo:keep-together="always"/>
    </style:style>
    <style:style style:name="Table3.B2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1" style:family="table-row">
      <style:table-row-properties fo:keep-together="always"/>
    </style:style>
    <style:style style:name="Table3.B2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2" style:family="table-row">
      <style:table-row-properties fo:keep-together="always"/>
    </style:style>
    <style:style style:name="Table3.B2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3" style:family="table-row">
      <style:table-row-properties fo:keep-together="always"/>
    </style:style>
    <style:style style:name="Table3.B2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4" style:family="table-row">
      <style:table-row-properties fo:keep-together="always"/>
    </style:style>
    <style:style style:name="Table3.B2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5" style:family="table-row">
      <style:table-row-properties fo:keep-together="always"/>
    </style:style>
    <style:style style:name="Table3.B2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6" style:family="table-row">
      <style:table-row-properties fo:keep-together="always"/>
    </style:style>
    <style:style style:name="Table3.B2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7" style:family="table-row">
      <style:table-row-properties fo:keep-together="always"/>
    </style:style>
    <style:style style:name="Table3.B2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8" style:family="table-row">
      <style:table-row-properties fo:keep-together="always"/>
    </style:style>
    <style:style style:name="Table3.B2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5.8813in" fo:margin-left="0.5146in" fo:margin-right="0.5292in" table:align="margins"/>
    </style:style>
    <style:style style:name="Table8.A" style:family="table-column">
      <style:table-column-properties style:column-width="1.6771in" style:rel-column-width="18687*"/>
    </style:style>
    <style:style style:name="Table8.B" style:family="table-column">
      <style:table-column-properties style:column-width="4.2042in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771in" style:rel-column-width="18687*"/>
    </style:style>
    <style:style style:name="Table1.B" style:family="table-column">
      <style:table-column-properties style:column-width="4.2042in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6771in" style:rel-column-width="18687*"/>
    </style:style>
    <style:style style:name="Table2.B" style:family="table-column">
      <style:table-column-properties style:column-width="4.2042in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6771in" style:rel-column-width="18687*"/>
    </style:style>
    <style:style style:name="Table4.B" style:family="table-column">
      <style:table-column-properties style:column-width="4.2042in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6771in" style:rel-column-width="18687*"/>
    </style:style>
    <style:style style:name="Table5.B" style:family="table-column">
      <style:table-column-properties style:column-width="4.2042in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6771in" style:rel-column-width="18687*"/>
    </style:style>
    <style:style style:name="Table6.B" style:family="table-column">
      <style:table-column-properties style:column-width="4.2042in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3in" fo:margin-left="0.5146in" fo:margin-right="0.5292in" table:align="margins"/>
    </style:style>
    <style:style style:name="Table7.A" style:family="table-column">
      <style:table-column-properties style:column-width="1.6771in" style:rel-column-width="18687*"/>
    </style:style>
    <style:style style:name="Table7.B" style:family="table-column">
      <style:table-column-properties style:column-width="4.2042in" style:rel-column-width="46848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5.8813in" fo:margin-left="0.5146in" fo:margin-right="0.5292in" table:align="margins"/>
    </style:style>
    <style:style style:name="Table9.A" style:family="table-column">
      <style:table-column-properties style:column-width="1.6771in" style:rel-column-width="18687*"/>
    </style:style>
    <style:style style:name="Table9.B" style:family="table-column">
      <style:table-column-properties style:column-width="4.2042in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3in" fo:margin-left="0.5146in" fo:margin-right="0.5292in" table:align="margins"/>
    </style:style>
    <style:style style:name="Table10.A" style:family="table-column">
      <style:table-column-properties style:column-width="1.6771in" style:rel-column-width="18687*"/>
    </style:style>
    <style:style style:name="Table10.B" style:family="table-column">
      <style:table-column-properties style:column-width="4.2042in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" style:family="table">
      <style:table-properties style:width="5.8813in" fo:margin-left="0.5146in" fo:margin-right="0.5292in" table:align="margins"/>
    </style:style>
    <style:style style:name="Table11.A" style:family="table-column">
      <style:table-column-properties style:column-width="1.6771in" style:rel-column-width="18687*"/>
    </style:style>
    <style:style style:name="Table11.B" style:family="table-column">
      <style:table-column-properties style:column-width="4.2042in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2" style:family="table">
      <style:table-properties style:width="5.8813in" fo:margin-left="0.5146in" fo:margin-right="0.5292in" table:align="margins"/>
    </style:style>
    <style:style style:name="Table12.A" style:family="table-column">
      <style:table-column-properties style:column-width="1.6771in" style:rel-column-width="18687*"/>
    </style:style>
    <style:style style:name="Table12.B" style:family="table-column">
      <style:table-column-properties style:column-width="4.2042in" style:rel-column-width="46848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2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3" style:family="table">
      <style:table-properties style:width="5.8813in" fo:margin-left="0.5146in" fo:margin-right="0.5292in" table:align="margins"/>
    </style:style>
    <style:style style:name="Table13.A" style:family="table-column">
      <style:table-column-properties style:column-width="1.6771in" style:rel-column-width="18687*"/>
    </style:style>
    <style:style style:name="Table13.B" style:family="table-column">
      <style:table-column-properties style:column-width="4.2042in" style:rel-column-width="46848*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" style:family="table">
      <style:table-properties style:width="5.8813in" fo:margin-left="0.5146in" fo:margin-right="0.5292in" table:align="margins"/>
    </style:style>
    <style:style style:name="Table14.A" style:family="table-column">
      <style:table-column-properties style:column-width="1.6771in" style:rel-column-width="18687*"/>
    </style:style>
    <style:style style:name="Table14.B" style:family="table-column">
      <style:table-column-properties style:column-width="4.2042in" style:rel-column-width="46848*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5" style:family="table">
      <style:table-properties style:width="5.8813in" fo:margin-left="0.5146in" fo:margin-right="0.5292in" table:align="margins"/>
    </style:style>
    <style:style style:name="Table15.A" style:family="table-column">
      <style:table-column-properties style:column-width="1.6771in" style:rel-column-width="18687*"/>
    </style:style>
    <style:style style:name="Table15.B" style:family="table-column">
      <style:table-column-properties style:column-width="4.2042in" style:rel-column-width="46848*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5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6" style:family="table">
      <style:table-properties style:width="5.8813in" fo:margin-left="0.5146in" fo:margin-right="0.5292in" table:align="margins"/>
    </style:style>
    <style:style style:name="Table16.A" style:family="table-column">
      <style:table-column-properties style:column-width="1.6771in" style:rel-column-width="18687*"/>
    </style:style>
    <style:style style:name="Table16.B" style:family="table-column">
      <style:table-column-properties style:column-width="4.2042in" style:rel-column-width="46848*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7" style:family="table">
      <style:table-properties style:width="5.8813in" fo:margin-left="0.5146in" fo:margin-right="0.5292in" table:align="margins"/>
    </style:style>
    <style:style style:name="Table17.A" style:family="table-column">
      <style:table-column-properties style:column-width="1.6771in" style:rel-column-width="18687*"/>
    </style:style>
    <style:style style:name="Table17.B" style:family="table-column">
      <style:table-column-properties style:column-width="4.2042in" style:rel-column-width="46848*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7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8" style:family="table">
      <style:table-properties style:width="5.8813in" fo:margin-left="0.5146in" fo:margin-right="0.5292in" table:align="margins"/>
    </style:style>
    <style:style style:name="Table18.A" style:family="table-column">
      <style:table-column-properties style:column-width="1.6771in" style:rel-column-width="18687*"/>
    </style:style>
    <style:style style:name="Table18.B" style:family="table-column">
      <style:table-column-properties style:column-width="4.2042in" style:rel-column-width="46848*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9" style:family="table">
      <style:table-properties style:width="5.8813in" fo:margin-left="0.5146in" fo:margin-right="0.5292in" table:align="margins"/>
    </style:style>
    <style:style style:name="Table19.A" style:family="table-column">
      <style:table-column-properties style:column-width="1.6771in" style:rel-column-width="18687*"/>
    </style:style>
    <style:style style:name="Table19.B" style:family="table-column">
      <style:table-column-properties style:column-width="4.2042in" style:rel-column-width="46848*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0" style:family="table">
      <style:table-properties style:width="5.8813in" fo:margin-left="0.5146in" fo:margin-right="0.5292in" table:align="margins"/>
    </style:style>
    <style:style style:name="Table20.A" style:family="table-column">
      <style:table-column-properties style:column-width="1.6771in" style:rel-column-width="18687*"/>
    </style:style>
    <style:style style:name="Table20.B" style:family="table-column">
      <style:table-column-properties style:column-width="4.2042in" style:rel-column-width="46848*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1" style:family="table">
      <style:table-properties style:width="5.8813in" fo:margin-left="0.5146in" fo:margin-right="0.5292in" table:align="margins"/>
    </style:style>
    <style:style style:name="Table21.A" style:family="table-column">
      <style:table-column-properties style:column-width="1.6771in" style:rel-column-width="18687*"/>
    </style:style>
    <style:style style:name="Table21.B" style:family="table-column">
      <style:table-column-properties style:column-width="4.2042in" style:rel-column-width="46848*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2" style:family="table">
      <style:table-properties style:width="5.8813in" fo:margin-left="0.5146in" fo:margin-right="0.5292in" table:align="margins"/>
    </style:style>
    <style:style style:name="Table22.A" style:family="table-column">
      <style:table-column-properties style:column-width="1.6771in" style:rel-column-width="18687*"/>
    </style:style>
    <style:style style:name="Table22.B" style:family="table-column">
      <style:table-column-properties style:column-width="4.2042in" style:rel-column-width="46848*"/>
    </style:style>
    <style:style style:name="Table22.1" style:family="table-row">
      <style:table-row-properties fo:background-color="#0000ff">
        <style:background-image/>
      </style:table-row-properties>
    </style:style>
    <style:style style:name="Table2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3" style:family="table">
      <style:table-properties style:width="5.8813in" fo:margin-left="0.5146in" fo:margin-right="0.5292in" table:align="margins"/>
    </style:style>
    <style:style style:name="Table23.A" style:family="table-column">
      <style:table-column-properties style:column-width="1.6771in" style:rel-column-width="18687*"/>
    </style:style>
    <style:style style:name="Table23.B" style:family="table-column">
      <style:table-column-properties style:column-width="4.2042in" style:rel-column-width="46848*"/>
    </style:style>
    <style:style style:name="Table23.1" style:family="table-row">
      <style:table-row-properties fo:background-color="#0000ff">
        <style:background-image/>
      </style:table-row-properties>
    </style:style>
    <style:style style:name="Table2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4" style:family="table">
      <style:table-properties style:width="6in" fo:margin-left="0.5146in" fo:margin-right="0.4104in" table:align="margins"/>
    </style:style>
    <style:style style:name="Table24.A" style:family="table-column">
      <style:table-column-properties style:column-width="6in" style:rel-column-width="65535*"/>
    </style:style>
    <style:style style:name="Table24.1" style:family="table-row">
      <style:table-row-properties fo:background-color="#0000ff">
        <style:background-image/>
      </style:table-row-properties>
    </style:style>
    <style:style style:name="Table24.A1" style:family="table-cell">
      <style:table-cell-properties fo:padding="0.0382in" fo:border="0.05pt solid #0000ff"/>
    </style:style>
    <style:style style:name="Table24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size-asian="11pt" style:font-size-complex="11pt"/>
    </style:style>
    <style:style style:name="P3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4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5" style:family="paragraph" style:parent-style-name="Method_20_Code_20_Listing">
      <style:text-properties fo:color="#000080"/>
    </style:style>
    <style:style style:name="P6" style:family="paragraph" style:parent-style-name="Method_20_Code_20_Listing">
      <style:paragraph-properties>
        <style:tab-stops>
          <style:tab-stop style:position="5.4925in"/>
        </style:tab-stops>
      </style:paragraph-properties>
      <style:text-properties fo:color="#000080"/>
    </style:style>
    <style:style style:name="P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8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Method_20_Body">
      <style:text-properties fo:color="#0000ff"/>
    </style:style>
    <style:style style:name="P11" style:family="paragraph" style:parent-style-name="Method_20_Body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2" style:family="paragraph" style:parent-style-name="Method_20_Body">
      <style:text-properties fo:color="#0000ff" style:font-name="DejaVu Serif2" fo:font-size="11pt" style:font-size-asian="11pt" style:font-size-complex="11pt"/>
    </style:style>
    <style:style style:name="P13" style:family="paragraph" style:parent-style-name="Method_20_Body">
      <style:text-properties fo:color="#0000ff" style:font-name="DejaVu Serif2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14" style:family="paragraph" style:parent-style-name="Method_20_Body"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15" style:family="paragraph" style:parent-style-name="Method_20_Body">
      <style:text-properties fo:color="#0000ff" style:font-name="Droid Serif" fo:font-size="11pt" style:font-name-asian="Monospace" style:font-size-asian="11pt" style:font-name-complex="Monospace" style:font-size-complex="11pt"/>
    </style:style>
    <style:style style:name="P16" style:family="paragraph" style:parent-style-name="Method_20_Body">
      <style:text-properties fo:color="#0000ff" style:font-name="Droid Serif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17" style:family="paragraph" style:parent-style-name="Method_20_Body">
      <style:text-properties fo:font-weight="bold" style:font-weight-asian="bold" style:font-weight-complex="bold"/>
    </style:style>
    <style:style style:name="P18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19" style:family="paragraph" style:parent-style-name="Method_20_Code_20_Listing">
      <style:paragraph-properties fo:margin-left="0.472in" fo:margin-right="0in" fo:text-indent="0in" style:auto-text-indent="false">
        <style:tab-stops>
          <style:tab-stop style:position="5.4925in"/>
        </style:tab-stops>
      </style:paragraph-properties>
      <style:text-properties fo:color="#000080"/>
    </style:style>
    <style:style style:name="P20" style:family="paragraph" style:parent-style-name="Code_20_Listing">
      <style:paragraph-properties fo:break-before="page"/>
      <style:text-properties fo:color="#000080"/>
    </style:style>
    <style:style style:name="P21" style:family="paragraph" style:parent-style-name="Code_20_Listing">
      <style:text-properties fo:color="#000080"/>
    </style:style>
    <style:style style:name="P22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23" style:family="paragraph" style:parent-style-name="Standard" style:list-style-name="L1">
      <style:text-properties officeooo:rsid="0006d2a7" officeooo:paragraph-rsid="0006d2a7"/>
    </style:style>
    <style:style style:name="P24" style:family="paragraph" style:parent-style-name="Standard">
      <style:text-properties fo:color="#000080" style:font-name="Monospace" fo:font-size="10pt" officeooo:paragraph-rsid="0013762d" style:font-name-asian="Monospace" style:font-size-asian="10pt" style:font-name-complex="Monospace" style:font-size-complex="10pt"/>
    </style:style>
    <style:style style:name="P25" style:family="paragraph" style:parent-style-name="Standard">
      <style:text-properties fo:color="#000080" style:font-name="Monospace" fo:font-size="10pt" officeooo:paragraph-rsid="00190d0a" style:font-name-asian="Monospace" style:font-size-asian="10pt" style:font-name-complex="Monospace" style:font-size-complex="10pt"/>
    </style:style>
    <style:style style:name="P26" style:family="paragraph" style:parent-style-name="Standard">
      <style:text-properties fo:color="#000080" style:font-name="Monospace" fo:font-size="10pt" officeooo:paragraph-rsid="001c6340" style:font-name-asian="Monospace" style:font-size-asian="10pt" style:font-name-complex="Monospace" style:font-size-complex="10pt"/>
    </style:style>
    <style:style style:name="P27" style:family="paragraph" style:parent-style-name="Standard">
      <style:text-properties fo:color="#000080" style:font-name="Monospace" fo:font-size="10pt" officeooo:paragraph-rsid="001ddffb" style:font-name-asian="Monospace" style:font-size-asian="10pt" style:font-name-complex="Monospace" style:font-size-complex="10pt"/>
    </style:style>
    <style:style style:name="P28" style:family="paragraph" style:parent-style-name="Standard">
      <style:text-properties fo:color="#000080" style:font-name="Monospace" fo:font-size="10pt" officeooo:paragraph-rsid="0027d0da" style:font-name-asian="Monospace" style:font-size-asian="10pt" style:font-name-complex="Monospace" style:font-size-complex="10pt"/>
    </style:style>
    <style:style style:name="P29" style:family="paragraph" style:parent-style-name="Standard">
      <style:text-properties fo:color="#000080" style:font-name="Monospace" fo:font-size="10pt" officeooo:paragraph-rsid="002a9838" style:font-name-asian="Monospace" style:font-size-asian="10pt" style:font-name-complex="Monospace" style:font-size-complex="10pt"/>
    </style:style>
    <style:style style:name="P30" style:family="paragraph" style:parent-style-name="Standard">
      <style:text-properties fo:color="#000080" officeooo:paragraph-rsid="000dc0a4" style:font-name-asian="Monospace" style:font-name-complex="Monospace"/>
    </style:style>
    <style:style style:name="P31" style:family="paragraph" style:parent-style-name="Standard">
      <style:text-properties fo:color="#000080" officeooo:paragraph-rsid="00106d1a" style:font-name-asian="Monospace" style:font-name-complex="Monospace"/>
    </style:style>
    <style:style style:name="P32" style:family="paragraph" style:parent-style-name="Standard">
      <style:text-properties fo:color="#000099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3" style:family="paragraph" style:parent-style-name="Standard">
      <style:text-properties fo:color="#000099"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4" style:family="paragraph" style:parent-style-name="Standard">
      <style:text-properties fo:color="#000099" style:font-name="DejaVu Sans Mono1" fo:font-size="9pt" fo:font-weight="bold" officeooo:paragraph-rsid="000dc0a4" style:font-name-asian="Monospace" style:font-size-asian="9pt" style:font-weight-asian="bold" style:font-name-complex="Monospace" style:font-size-complex="9pt" style:font-weight-complex="bold"/>
    </style:style>
    <style:style style:name="P35" style:family="paragraph" style:parent-style-name="Standard">
      <style:text-properties fo:color="#000099" style:font-name="DejaVu Sans Mono1" fo:font-size="9pt" fo:font-weight="bold" officeooo:paragraph-rsid="0013762d" style:font-name-asian="Monospace" style:font-size-asian="9pt" style:font-weight-asian="bold" style:font-name-complex="Monospace" style:font-size-complex="9pt" style:font-weight-complex="bold"/>
    </style:style>
    <style:style style:name="P36" style:family="paragraph" style:parent-style-name="Standard">
      <style:text-properties fo:color="#000099" style:font-name="DejaVu Sans Mono1" fo:font-size="9pt" fo:font-weight="bold" officeooo:paragraph-rsid="001a547c" style:font-name-asian="Monospace" style:font-size-asian="9pt" style:font-weight-asian="bold" style:font-name-complex="Monospace" style:font-size-complex="9pt" style:font-weight-complex="bold"/>
    </style:style>
    <style:style style:name="P37" style:family="paragraph" style:parent-style-name="Standard">
      <style:text-properties fo:color="#000099" style:font-name="DejaVu Sans Mono1" fo:font-size="9pt" fo:font-weight="bold" officeooo:paragraph-rsid="001f7abd" style:font-name-asian="Monospace" style:font-size-asian="9pt" style:font-weight-asian="bold" style:font-name-complex="Monospace" style:font-size-complex="9pt" style:font-weight-complex="bold"/>
    </style:style>
    <style:style style:name="P38" style:family="paragraph" style:parent-style-name="Standard">
      <style:text-properties fo:color="#000099" style:font-name="DejaVu Sans Mono1" fo:font-size="9pt" fo:font-weight="bold" officeooo:paragraph-rsid="0021c257" style:font-name-asian="Monospace" style:font-size-asian="9pt" style:font-weight-asian="bold" style:font-name-complex="Monospace" style:font-size-complex="9pt" style:font-weight-complex="bold"/>
    </style:style>
    <style:style style:name="P39" style:family="paragraph" style:parent-style-name="Standard">
      <style:text-properties fo:color="#000099" style:font-name="DejaVu Sans Mono1" fo:font-size="9pt" fo:font-weight="bold" officeooo:paragraph-rsid="0027d0da" style:font-name-asian="Monospace" style:font-size-asian="9pt" style:font-weight-asian="bold" style:font-name-complex="Monospace" style:font-size-complex="9pt" style:font-weight-complex="bold"/>
    </style:style>
    <style:style style:name="P40" style:family="paragraph" style:parent-style-name="Standard">
      <style:text-properties fo:color="#000099" style:font-name="DejaVu Sans Mono1" fo:font-size="9pt" fo:font-weight="bold" officeooo:paragraph-rsid="0028c0d2" style:font-name-asian="Monospace" style:font-size-asian="9pt" style:font-weight-asian="bold" style:font-name-complex="Monospace" style:font-size-complex="9pt" style:font-weight-complex="bold"/>
    </style:style>
    <style:style style:name="P41" style:family="paragraph" style:parent-style-name="Standard">
      <style:text-properties fo:color="#000099" style:font-name="DejaVu Sans Mono1" fo:font-size="9pt" fo:font-weight="bold" officeooo:paragraph-rsid="0028e84e" style:font-name-asian="Monospace" style:font-size-asian="9pt" style:font-weight-asian="bold" style:font-name-complex="Monospace" style:font-size-complex="9pt" style:font-weight-complex="bold"/>
    </style:style>
    <style:style style:name="P42" style:family="paragraph" style:parent-style-name="Standard">
      <style:text-properties fo:color="#000099" style:font-name="DejaVu Sans Mono1" fo:font-size="9pt" fo:font-weight="bold" officeooo:paragraph-rsid="002e4935" style:font-name-asian="Monospace" style:font-size-asian="9pt" style:font-weight-asian="bold" style:font-name-complex="Monospace" style:font-size-complex="9pt" style:font-weight-complex="bold"/>
    </style:style>
    <style:style style:name="P43" style:family="paragraph" style:parent-style-name="Standard">
      <style:text-properties fo:color="#000099" style:font-name="DejaVu Sans Mono1" fo:font-size="9pt" fo:font-weight="bold" officeooo:paragraph-rsid="002ea040" style:font-name-asian="Monospace" style:font-size-asian="9pt" style:font-weight-asian="bold" style:font-name-complex="Monospace" style:font-size-complex="9pt" style:font-weight-complex="bold"/>
    </style:style>
    <style:style style:name="P44" style:family="paragraph" style:parent-style-name="Standard">
      <style:text-properties fo:color="#000099" style:font-name="DejaVu Sans Mono1" fo:font-size="9pt" fo:font-weight="bold" officeooo:paragraph-rsid="0030504d" style:font-name-asian="Monospace" style:font-size-asian="9pt" style:font-weight-asian="bold" style:font-name-complex="Monospace" style:font-size-complex="9pt" style:font-weight-complex="bold"/>
    </style:style>
    <style:style style:name="P45" style:family="paragraph" style:parent-style-name="Standard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000099" style:font-name="DejaVu Sans Mono1" fo:font-size="9pt" fo:font-weight="bold" officeooo:paragraph-rsid="002c90fb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Monospace" fo:font-size="10pt" officeooo:paragraph-rsid="001c35e1" style:font-name-asian="Monospace" style:font-size-asian="10pt" style:font-name-complex="Monospace" style:font-size-complex="10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21c257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3450ff" style:font-size-asian="9pt" style:font-weight-asian="bold" style:font-size-complex="9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34523e" style:font-size-asian="9pt" style:font-weight-asian="bold" style:font-size-complex="9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363f14" style:font-size-asian="9pt" style:font-weight-asian="bold" style:font-size-complex="9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Monospace1" fo:font-size="10pt" fo:font-weight="bold" style:font-size-asian="10pt" style:font-weight-asian="bold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fo:font-weight="bold" style:font-weight-asian="bold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fo:color="#000099" style:font-name="DejaVu Sans Mono1" fo:font-size="9pt" fo:font-weight="bold" officeooo:paragraph-rsid="0033e86f" style:font-size-asian="9pt" style:font-weight-asian="bold" style:font-size-complex="9pt" style:font-weight-complex="bold"/>
    </style:style>
    <style:style style:name="P57" style:family="paragraph" style:parent-style-name="Standard">
      <style:paragraph-properties fo:margin-left="0.5in" fo:margin-right="0in" fo:text-indent="0in" style:auto-text-indent="false"/>
      <style:text-properties fo:color="#000099"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8" style:family="paragraph" style:parent-style-name="Standard">
      <style:paragraph-properties fo:margin-left="0.5in" fo:margin-right="0in" fo:text-indent="0in" style:auto-text-indent="false"/>
      <style:text-properties fo:color="#000099" style:font-name="DejaVu Sans Mono1" fo:font-size="9pt" fo:font-weight="bold" officeooo:paragraph-rsid="0017b38f" style:font-name-asian="Monospace" style:font-size-asian="9pt" style:font-weight-asian="bold" style:font-name-complex="Monospace" style:font-size-complex="9pt" style:font-weight-complex="bold"/>
    </style:style>
    <style:style style:name="P59" style:family="paragraph" style:parent-style-name="Standard">
      <style:paragraph-properties fo:margin-left="0.5in" fo:margin-right="0in" fo:text-indent="0in" style:auto-text-indent="false"/>
      <style:text-properties fo:color="#000099" style:font-name="DejaVu Sans Mono1" fo:font-size="9pt" fo:font-weight="bold" officeooo:paragraph-rsid="00226a8d" style:font-name-asian="Monospace" style:font-size-asian="9pt" style:font-weight-asian="bold" style:font-name-complex="Monospace" style:font-size-complex="9pt" style:font-weight-complex="bold"/>
    </style:style>
    <style:style style:name="P60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086fde" style:font-size-asian="9pt" style:font-weight-asian="bold" style:font-size-complex="9pt" style:font-weight-complex="bold"/>
    </style:style>
    <style:style style:name="P61" style:family="paragraph" style:parent-style-name="Standard">
      <style:paragraph-properties fo:margin-left="1in" fo:margin-right="0in" fo:text-indent="0in" style:auto-text-indent="false"/>
      <style:text-properties fo:color="#000080" style:font-name="Monospace" fo:font-size="10pt" style:font-name-asian="Monospace" style:font-size-asian="10pt" style:font-name-complex="Monospace" style:font-size-complex="10pt"/>
    </style:style>
    <style:style style:name="P62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63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08a086" style:font-size-asian="9pt" style:font-weight-asian="bold" style:font-size-complex="9pt" style:font-weight-complex="bold"/>
    </style:style>
    <style:style style:name="P64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086fde" style:font-size-asian="9pt" style:font-weight-asian="bold" style:font-size-complex="9pt" style:font-weight-complex="bold"/>
    </style:style>
    <style:style style:name="P65" style:family="paragraph" style:parent-style-name="Class_20_Title">
      <style:text-properties fo:font-size="18pt" style:font-size-asian="18pt" style:font-size-complex="18pt"/>
    </style:style>
    <style:style style:name="P66" style:family="paragraph" style:parent-style-name="Criteria_20_Body" style:list-style-name="L1"/>
    <style:style style:name="P67" style:family="paragraph" style:parent-style-name="Criteria_20_Body" style:list-style-name="L1">
      <style:text-properties officeooo:rsid="0006d2a7" officeooo:paragraph-rsid="0006d2a7"/>
    </style:style>
    <style:style style:name="P68" style:family="paragraph" style:parent-style-name="Coding_20_Title">
      <style:paragraph-properties fo:break-before="page"/>
    </style:style>
    <style:style style:name="P69" style:family="paragraph" style:parent-style-name="Method_20_Title">
      <style:paragraph-properties fo:break-before="page"/>
    </style:style>
    <style:style style:name="P70" style:family="paragraph" style:parent-style-name="Method_20_Title">
      <style:paragraph-properties fo:break-before="page"/>
      <style:text-properties style:font-name-asian="Monospace" style:font-name-complex="Monospace"/>
    </style:style>
    <style:style style:name="P71" style:family="paragraph" style:parent-style-name="Method_20_Title">
      <style:paragraph-properties fo:margin-left="0in" fo:margin-right="0in" fo:text-indent="0in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72" style:family="paragraph" style:parent-style-name="Method_20_Body">
      <style:text-properties fo:color="#0000ff" style:font-name="Liberation Sans" fo:font-size="10.5pt" fo:font-weight="normal" officeooo:rsid="001cc3df" officeooo:paragraph-rsid="0006d2a7" style:font-name-asian="Monospace" style:font-size-asian="10.5pt" style:font-weight-asian="normal" style:font-name-complex="Monospace" style:font-size-complex="10.5pt" style:font-weight-complex="normal"/>
    </style:style>
    <style:style style:name="P73" style:family="paragraph" style:parent-style-name="Method_20_Body">
      <style:text-properties officeooo:paragraph-rsid="0006d2a7"/>
    </style:style>
    <style:style style:name="P74" style:family="paragraph" style:parent-style-name="Method_20_Body">
      <style:text-properties fo:font-weight="bold" officeooo:rsid="0006ee42" officeooo:paragraph-rsid="0006ee42" style:font-weight-asian="bold" style:font-weight-complex="bold"/>
    </style:style>
    <style:style style:name="P75" style:family="paragraph" style:parent-style-name="Method_20_Body">
      <style:text-properties fo:font-weight="bold" officeooo:rsid="0006ee42" officeooo:paragraph-rsid="000c2047" style:font-weight-asian="bold" style:font-weight-complex="bold"/>
    </style:style>
    <style:style style:name="P76" style:family="paragraph" style:parent-style-name="Method_20_Body">
      <style:text-properties fo:font-weight="bold" officeooo:rsid="0006ee42" officeooo:paragraph-rsid="000ed22b" style:font-weight-asian="bold" style:font-weight-complex="bold"/>
    </style:style>
    <style:style style:name="P77" style:family="paragraph" style:parent-style-name="Method_20_Body">
      <style:text-properties fo:font-weight="bold" officeooo:rsid="0006ee42" officeooo:paragraph-rsid="00106d1a" style:font-weight-asian="bold" style:font-weight-complex="bold"/>
    </style:style>
    <style:style style:name="P78" style:family="paragraph" style:parent-style-name="Method_20_Body">
      <style:text-properties fo:font-weight="bold" officeooo:rsid="0006ee42" officeooo:paragraph-rsid="0013762d" style:font-weight-asian="bold" style:font-weight-complex="bold"/>
    </style:style>
    <style:style style:name="P79" style:family="paragraph" style:parent-style-name="Method_20_Body">
      <style:text-properties fo:font-weight="bold" officeooo:rsid="0006ee42" officeooo:paragraph-rsid="0014a28c" style:font-weight-asian="bold" style:font-weight-complex="bold"/>
    </style:style>
    <style:style style:name="P80" style:family="paragraph" style:parent-style-name="Method_20_Body">
      <style:text-properties fo:font-weight="bold" officeooo:rsid="0006ee42" officeooo:paragraph-rsid="00163e90" style:font-weight-asian="bold" style:font-weight-complex="bold"/>
    </style:style>
    <style:style style:name="P81" style:family="paragraph" style:parent-style-name="Method_20_Body">
      <style:text-properties fo:font-weight="bold" officeooo:rsid="0006ee42" officeooo:paragraph-rsid="0017b38f" style:font-weight-asian="bold" style:font-weight-complex="bold"/>
    </style:style>
    <style:style style:name="P82" style:family="paragraph" style:parent-style-name="Method_20_Body">
      <style:text-properties fo:font-weight="bold" officeooo:rsid="0006ee42" officeooo:paragraph-rsid="00190d0a" style:font-weight-asian="bold" style:font-weight-complex="bold"/>
    </style:style>
    <style:style style:name="P83" style:family="paragraph" style:parent-style-name="Method_20_Body">
      <style:text-properties fo:font-weight="bold" officeooo:rsid="0006ee42" officeooo:paragraph-rsid="001973bf" style:font-weight-asian="bold" style:font-weight-complex="bold"/>
    </style:style>
    <style:style style:name="P84" style:family="paragraph" style:parent-style-name="Method_20_Body">
      <style:text-properties fo:font-weight="bold" officeooo:rsid="0006ee42" officeooo:paragraph-rsid="001a547c" style:font-weight-asian="bold" style:font-weight-complex="bold"/>
    </style:style>
    <style:style style:name="P85" style:family="paragraph" style:parent-style-name="Method_20_Body">
      <style:text-properties fo:font-weight="bold" officeooo:rsid="0006ee42" officeooo:paragraph-rsid="001c35e1" style:font-weight-asian="bold" style:font-weight-complex="bold"/>
    </style:style>
    <style:style style:name="P86" style:family="paragraph" style:parent-style-name="Method_20_Body">
      <style:text-properties fo:font-weight="bold" officeooo:rsid="0006ee42" officeooo:paragraph-rsid="001c6340" style:font-weight-asian="bold" style:font-weight-complex="bold"/>
    </style:style>
    <style:style style:name="P87" style:family="paragraph" style:parent-style-name="Method_20_Body">
      <style:text-properties fo:font-weight="bold" officeooo:paragraph-rsid="00163e90" style:font-weight-asian="bold" style:font-weight-complex="bold"/>
    </style:style>
    <style:style style:name="P88" style:family="paragraph" style:parent-style-name="Method_20_Body">
      <style:text-properties fo:font-weight="bold" officeooo:paragraph-rsid="0017b38f" style:font-weight-asian="bold" style:font-weight-complex="bold"/>
    </style:style>
    <style:style style:name="P89" style:family="paragraph" style:parent-style-name="Method_20_Body">
      <style:text-properties fo:font-weight="bold" officeooo:paragraph-rsid="00190d0a" style:font-weight-asian="bold" style:font-weight-complex="bold"/>
    </style:style>
    <style:style style:name="P90" style:family="paragraph" style:parent-style-name="Method_20_Body">
      <style:text-properties fo:font-weight="bold" officeooo:paragraph-rsid="001973bf" style:font-weight-asian="bold" style:font-weight-complex="bold"/>
    </style:style>
    <style:style style:name="P91" style:family="paragraph" style:parent-style-name="Method_20_Body">
      <style:text-properties fo:font-weight="bold" officeooo:paragraph-rsid="001a547c" style:font-weight-asian="bold" style:font-weight-complex="bold"/>
    </style:style>
    <style:style style:name="P92" style:family="paragraph" style:parent-style-name="Method_20_Body">
      <style:text-properties fo:font-weight="bold" officeooo:paragraph-rsid="001c35e1" style:font-weight-asian="bold" style:font-weight-complex="bold"/>
    </style:style>
    <style:style style:name="P93" style:family="paragraph" style:parent-style-name="Method_20_Body">
      <style:text-properties fo:font-weight="bold" officeooo:paragraph-rsid="001c6340" style:font-weight-asian="bold" style:font-weight-complex="bold"/>
    </style:style>
    <style:style style:name="P94" style:family="paragraph" style:parent-style-name="Method_20_Body">
      <style:text-properties fo:font-weight="bold" officeooo:paragraph-rsid="001ddffb" style:font-weight-asian="bold" style:font-weight-complex="bold"/>
    </style:style>
    <style:style style:name="P95" style:family="paragraph" style:parent-style-name="Method_20_Body" style:list-style-name="L2">
      <style:text-properties officeooo:paragraph-rsid="0013762d"/>
    </style:style>
    <style:style style:name="P96" style:family="paragraph" style:parent-style-name="Method_20_Body" style:list-style-name="L2">
      <style:text-properties officeooo:paragraph-rsid="0014a28c"/>
    </style:style>
    <style:style style:name="P97" style:family="paragraph" style:parent-style-name="Method_20_Body" style:list-style-name="L2">
      <style:text-properties officeooo:paragraph-rsid="0017b38f"/>
    </style:style>
    <style:style style:name="P98" style:family="paragraph" style:parent-style-name="Method_20_Body" style:list-style-name="L2">
      <style:text-properties officeooo:paragraph-rsid="00190d0a"/>
    </style:style>
    <style:style style:name="P99" style:family="paragraph" style:parent-style-name="Method_20_Body" style:list-style-name="L2">
      <style:text-properties officeooo:paragraph-rsid="001973bf"/>
    </style:style>
    <style:style style:name="P100" style:family="paragraph" style:parent-style-name="Method_20_Body" style:list-style-name="L2">
      <style:text-properties officeooo:paragraph-rsid="001a547c"/>
    </style:style>
    <style:style style:name="P101" style:family="paragraph" style:parent-style-name="Method_20_Body" style:list-style-name="L2">
      <style:text-properties officeooo:paragraph-rsid="001c35e1"/>
    </style:style>
    <style:style style:name="P102" style:family="paragraph" style:parent-style-name="Method_20_Body" style:list-style-name="L2">
      <style:text-properties officeooo:paragraph-rsid="001f7abd"/>
    </style:style>
    <style:style style:name="P103" style:family="paragraph" style:parent-style-name="Method_20_Body" style:list-style-name="L2">
      <style:text-properties officeooo:paragraph-rsid="0021c257"/>
    </style:style>
    <style:style style:name="P104" style:family="paragraph" style:parent-style-name="Method_20_Body" style:list-style-name="L2">
      <style:text-properties officeooo:paragraph-rsid="00259763"/>
    </style:style>
    <style:style style:name="P105" style:family="paragraph" style:parent-style-name="Method_20_Body" style:list-style-name="L2">
      <style:text-properties officeooo:paragraph-rsid="00278470"/>
    </style:style>
    <style:style style:name="P106" style:family="paragraph" style:parent-style-name="Method_20_Body" style:list-style-name="L2">
      <style:text-properties officeooo:paragraph-rsid="0027d0da"/>
    </style:style>
    <style:style style:name="P107" style:family="paragraph" style:parent-style-name="Method_20_Body" style:list-style-name="L2">
      <style:text-properties officeooo:paragraph-rsid="0028c0d2"/>
    </style:style>
    <style:style style:name="P108" style:family="paragraph" style:parent-style-name="Method_20_Body" style:list-style-name="L2">
      <style:text-properties officeooo:paragraph-rsid="0028e84e"/>
    </style:style>
    <style:style style:name="P109" style:family="paragraph" style:parent-style-name="Method_20_Body" style:list-style-name="L2">
      <style:text-properties officeooo:paragraph-rsid="002a9838"/>
    </style:style>
    <style:style style:name="P110" style:family="paragraph" style:parent-style-name="Method_20_Body" style:list-style-name="L2">
      <style:text-properties officeooo:paragraph-rsid="002c90fb"/>
    </style:style>
    <style:style style:name="P111" style:family="paragraph" style:parent-style-name="Method_20_Body" style:list-style-name="L2">
      <style:text-properties officeooo:paragraph-rsid="002e4935"/>
    </style:style>
    <style:style style:name="P112" style:family="paragraph" style:parent-style-name="Method_20_Body" style:list-style-name="L2">
      <style:text-properties officeooo:paragraph-rsid="002ea040"/>
    </style:style>
    <style:style style:name="P113" style:family="paragraph" style:parent-style-name="Method_20_Body" style:list-style-name="L2">
      <style:text-properties officeooo:paragraph-rsid="002f0dc9"/>
    </style:style>
    <style:style style:name="P114" style:family="paragraph" style:parent-style-name="Method_20_Body" style:list-style-name="L2">
      <style:text-properties officeooo:paragraph-rsid="00324e45"/>
    </style:style>
    <style:style style:name="P115" style:family="paragraph" style:parent-style-name="Method_20_Body" style:list-style-name="L2">
      <style:text-properties officeooo:rsid="0006ee42" officeooo:paragraph-rsid="0006ee42"/>
    </style:style>
    <style:style style:name="P116" style:family="paragraph" style:parent-style-name="Method_20_Body" style:list-style-name="L2">
      <style:text-properties officeooo:rsid="0006ee42" officeooo:paragraph-rsid="000c2047"/>
    </style:style>
    <style:style style:name="P117" style:family="paragraph" style:parent-style-name="Method_20_Body" style:list-style-name="L2">
      <style:text-properties officeooo:rsid="0006ee42" officeooo:paragraph-rsid="000ed22b"/>
    </style:style>
    <style:style style:name="P118" style:family="paragraph" style:parent-style-name="Method_20_Body" style:list-style-name="L2">
      <style:text-properties officeooo:rsid="0006ee42" officeooo:paragraph-rsid="00106d1a"/>
    </style:style>
    <style:style style:name="P119" style:family="paragraph" style:parent-style-name="Method_20_Body" style:list-style-name="L2">
      <style:text-properties officeooo:rsid="0006ee42" officeooo:paragraph-rsid="0013762d"/>
    </style:style>
    <style:style style:name="P120" style:family="paragraph" style:parent-style-name="Method_20_Body" style:list-style-name="L2">
      <style:text-properties officeooo:rsid="0006ee42" officeooo:paragraph-rsid="0014a28c"/>
    </style:style>
    <style:style style:name="P121" style:family="paragraph" style:parent-style-name="Method_20_Body" style:list-style-name="L2">
      <style:text-properties officeooo:rsid="0006ee42" officeooo:paragraph-rsid="001f7abd"/>
    </style:style>
    <style:style style:name="P122" style:family="paragraph" style:parent-style-name="Method_20_Body" style:list-style-name="L2">
      <style:text-properties officeooo:rsid="0006ee42" officeooo:paragraph-rsid="0021c257"/>
    </style:style>
    <style:style style:name="P123" style:family="paragraph" style:parent-style-name="Method_20_Body">
      <style:text-properties officeooo:rsid="0006ee42" officeooo:paragraph-rsid="0006ee42"/>
    </style:style>
    <style:style style:name="P124" style:family="paragraph" style:parent-style-name="Method_20_Body">
      <style:text-properties officeooo:rsid="0006ee42" officeooo:paragraph-rsid="000c2047"/>
    </style:style>
    <style:style style:name="P125" style:family="paragraph" style:parent-style-name="Method_20_Body">
      <style:text-properties officeooo:rsid="0006ee42" officeooo:paragraph-rsid="000ed22b"/>
    </style:style>
    <style:style style:name="P126" style:family="paragraph" style:parent-style-name="Method_20_Body">
      <style:text-properties officeooo:rsid="0006ee42" officeooo:paragraph-rsid="00106d1a"/>
    </style:style>
    <style:style style:name="P127" style:family="paragraph" style:parent-style-name="Method_20_Body">
      <style:text-properties officeooo:rsid="0006ee42" officeooo:paragraph-rsid="0013762d"/>
    </style:style>
    <style:style style:name="P128" style:family="paragraph" style:parent-style-name="Method_20_Body">
      <style:text-properties officeooo:rsid="0006ee42" officeooo:paragraph-rsid="0014a28c"/>
    </style:style>
    <style:style style:name="P129" style:family="paragraph" style:parent-style-name="Method_20_Body">
      <style:text-properties officeooo:rsid="0006ee42" officeooo:paragraph-rsid="00163e90"/>
    </style:style>
    <style:style style:name="P130" style:family="paragraph" style:parent-style-name="Method_20_Body">
      <style:text-properties officeooo:rsid="0006ee42" officeooo:paragraph-rsid="0017b38f"/>
    </style:style>
    <style:style style:name="P131" style:family="paragraph" style:parent-style-name="Method_20_Body">
      <style:text-properties officeooo:rsid="0006ee42" officeooo:paragraph-rsid="00190d0a"/>
    </style:style>
    <style:style style:name="P132" style:family="paragraph" style:parent-style-name="Method_20_Body">
      <style:text-properties officeooo:rsid="0006ee42" officeooo:paragraph-rsid="001973bf"/>
    </style:style>
    <style:style style:name="P133" style:family="paragraph" style:parent-style-name="Method_20_Body">
      <style:text-properties officeooo:rsid="0006ee42" officeooo:paragraph-rsid="001a547c"/>
    </style:style>
    <style:style style:name="P134" style:family="paragraph" style:parent-style-name="Method_20_Body">
      <style:text-properties officeooo:rsid="0006ee42" officeooo:paragraph-rsid="001c35e1"/>
    </style:style>
    <style:style style:name="P135" style:family="paragraph" style:parent-style-name="Method_20_Body">
      <style:text-properties officeooo:rsid="0006ee42" officeooo:paragraph-rsid="001c6340"/>
    </style:style>
    <style:style style:name="P136" style:family="paragraph" style:parent-style-name="Method_20_Body">
      <style:text-properties officeooo:rsid="0006ee42" officeooo:paragraph-rsid="001ddffb"/>
    </style:style>
    <style:style style:name="P137" style:family="paragraph" style:parent-style-name="Method_20_Body">
      <style:text-properties officeooo:rsid="0006ee42" officeooo:paragraph-rsid="001f7abd"/>
    </style:style>
    <style:style style:name="P138" style:family="paragraph" style:parent-style-name="Method_20_Body">
      <style:text-properties officeooo:rsid="0006ee42" officeooo:paragraph-rsid="0020efbd"/>
    </style:style>
    <style:style style:name="P139" style:family="paragraph" style:parent-style-name="Method_20_Body">
      <style:text-properties officeooo:rsid="0006ee42" officeooo:paragraph-rsid="0021c257"/>
    </style:style>
    <style:style style:name="P140" style:family="paragraph" style:parent-style-name="Method_20_Body">
      <style:text-properties officeooo:rsid="0006ee42" officeooo:paragraph-rsid="00226a8d"/>
    </style:style>
    <style:style style:name="P141" style:family="paragraph" style:parent-style-name="Method_20_Body">
      <style:text-properties officeooo:rsid="0006ee42" officeooo:paragraph-rsid="00278470"/>
    </style:style>
    <style:style style:name="P142" style:family="paragraph" style:parent-style-name="Method_20_Body">
      <style:text-properties officeooo:rsid="0006ee42" officeooo:paragraph-rsid="0027d0da"/>
    </style:style>
    <style:style style:name="P143" style:family="paragraph" style:parent-style-name="Method_20_Body">
      <style:text-properties officeooo:rsid="0006ee42" officeooo:paragraph-rsid="0028c0d2"/>
    </style:style>
    <style:style style:name="P144" style:family="paragraph" style:parent-style-name="Method_20_Body">
      <style:text-properties officeooo:rsid="0006ee42" officeooo:paragraph-rsid="0028e84e"/>
    </style:style>
    <style:style style:name="P145" style:family="paragraph" style:parent-style-name="Method_20_Body">
      <style:text-properties officeooo:rsid="0006ee42" officeooo:paragraph-rsid="002a9838"/>
    </style:style>
    <style:style style:name="P146" style:family="paragraph" style:parent-style-name="Method_20_Body">
      <style:text-properties officeooo:rsid="0006ee42" officeooo:paragraph-rsid="002c90fb"/>
    </style:style>
    <style:style style:name="P147" style:family="paragraph" style:parent-style-name="Method_20_Body">
      <style:text-properties officeooo:rsid="0006ee42" officeooo:paragraph-rsid="002e4935"/>
    </style:style>
    <style:style style:name="P148" style:family="paragraph" style:parent-style-name="Method_20_Body">
      <style:text-properties officeooo:rsid="0006ee42" officeooo:paragraph-rsid="002ea040"/>
    </style:style>
    <style:style style:name="P149" style:family="paragraph" style:parent-style-name="Method_20_Body">
      <style:text-properties officeooo:rsid="0006ee42" officeooo:paragraph-rsid="002f0dc9"/>
    </style:style>
    <style:style style:name="P150" style:family="paragraph" style:parent-style-name="Method_20_Body">
      <style:text-properties officeooo:rsid="0006ee42" officeooo:paragraph-rsid="00324e45"/>
    </style:style>
    <style:style style:name="P151" style:family="paragraph" style:parent-style-name="Method_20_Body" style:list-style-name="L2">
      <style:text-properties officeooo:rsid="0008c15d" officeooo:paragraph-rsid="0008c15d"/>
    </style:style>
    <style:style style:name="P152" style:family="paragraph" style:parent-style-name="Method_20_Body" style:list-style-name="L2">
      <style:text-properties officeooo:rsid="000a10d3" officeooo:paragraph-rsid="000a10d3"/>
    </style:style>
    <style:style style:name="P153" style:family="paragraph" style:parent-style-name="Method_20_Body" style:list-style-name="L2">
      <style:text-properties officeooo:rsid="000a10d3" officeooo:paragraph-rsid="001f7abd"/>
    </style:style>
    <style:style style:name="P154" style:family="paragraph" style:parent-style-name="Method_20_Body" style:list-style-name="L2">
      <style:text-properties officeooo:rsid="000a10d3" officeooo:paragraph-rsid="0021c257"/>
    </style:style>
    <style:style style:name="P155" style:family="paragraph" style:parent-style-name="Method_20_Body" style:list-style-name="L2">
      <style:text-properties officeooo:rsid="000a10d3" officeooo:paragraph-rsid="00226a8d"/>
    </style:style>
    <style:style style:name="P156" style:family="paragraph" style:parent-style-name="Method_20_Body" style:list-style-name="L2">
      <style:text-properties officeooo:rsid="000a10d3" officeooo:paragraph-rsid="00259763"/>
    </style:style>
    <style:style style:name="P157" style:family="paragraph" style:parent-style-name="Method_20_Body" style:list-style-name="L2">
      <style:text-properties officeooo:rsid="000a10d3" officeooo:paragraph-rsid="00278470"/>
    </style:style>
    <style:style style:name="P158" style:family="paragraph" style:parent-style-name="Method_20_Body" style:list-style-name="L2">
      <style:text-properties officeooo:rsid="000a10d3" officeooo:paragraph-rsid="0027d0da"/>
    </style:style>
    <style:style style:name="P159" style:family="paragraph" style:parent-style-name="Method_20_Body" style:list-style-name="L2">
      <style:text-properties officeooo:rsid="000a10d3" officeooo:paragraph-rsid="0028c0d2"/>
    </style:style>
    <style:style style:name="P160" style:family="paragraph" style:parent-style-name="Method_20_Body" style:list-style-name="L2">
      <style:text-properties officeooo:rsid="000a10d3" officeooo:paragraph-rsid="0028e84e"/>
    </style:style>
    <style:style style:name="P161" style:family="paragraph" style:parent-style-name="Method_20_Body" style:list-style-name="L2">
      <style:text-properties officeooo:rsid="000a10d3" officeooo:paragraph-rsid="002a9838"/>
    </style:style>
    <style:style style:name="P162" style:family="paragraph" style:parent-style-name="Method_20_Body" style:list-style-name="L2">
      <style:text-properties officeooo:rsid="000a10d3" officeooo:paragraph-rsid="002c90fb"/>
    </style:style>
    <style:style style:name="P163" style:family="paragraph" style:parent-style-name="Method_20_Body" style:list-style-name="L2">
      <style:text-properties officeooo:rsid="000a10d3" officeooo:paragraph-rsid="002e4935"/>
    </style:style>
    <style:style style:name="P164" style:family="paragraph" style:parent-style-name="Method_20_Body" style:list-style-name="L2">
      <style:text-properties officeooo:rsid="000a10d3" officeooo:paragraph-rsid="002ea040"/>
    </style:style>
    <style:style style:name="P165" style:family="paragraph" style:parent-style-name="Method_20_Body" style:list-style-name="L2">
      <style:text-properties officeooo:rsid="000a10d3" officeooo:paragraph-rsid="002f0dc9"/>
    </style:style>
    <style:style style:name="P166" style:family="paragraph" style:parent-style-name="Method_20_Body" style:list-style-name="L2">
      <style:text-properties officeooo:rsid="000a10d3" officeooo:paragraph-rsid="00324e45"/>
    </style:style>
    <style:style style:name="P167" style:family="paragraph" style:parent-style-name="Method_20_Body" style:list-style-name="L3">
      <style:text-properties officeooo:paragraph-rsid="000a10d3"/>
    </style:style>
    <style:style style:name="P168" style:family="paragraph" style:parent-style-name="Method_20_Body" style:list-style-name="L4">
      <style:text-properties officeooo:paragraph-rsid="000a10d3"/>
    </style:style>
    <style:style style:name="P169" style:family="paragraph" style:parent-style-name="Method_20_Body" style:list-style-name="L5">
      <style:text-properties officeooo:paragraph-rsid="000a10d3"/>
    </style:style>
    <style:style style:name="P170" style:family="paragraph" style:parent-style-name="Method_20_Body">
      <style:text-properties officeooo:paragraph-rsid="000c2047"/>
    </style:style>
    <style:style style:name="P171" style:family="paragraph" style:parent-style-name="Method_20_Body">
      <style:text-properties officeooo:rsid="000c2047"/>
    </style:style>
    <style:style style:name="P172" style:family="paragraph" style:parent-style-name="Method_20_Body">
      <style:text-properties officeooo:rsid="000c2047" officeooo:paragraph-rsid="000c2047"/>
    </style:style>
    <style:style style:name="P173" style:family="paragraph" style:parent-style-name="Method_20_Body" style:list-style-name="L2">
      <style:text-properties officeooo:rsid="000c2047" officeooo:paragraph-rsid="000c2047"/>
    </style:style>
    <style:style style:name="P174" style:family="paragraph" style:parent-style-name="Method_20_Body" style:list-style-name="L2">
      <style:text-properties officeooo:rsid="000c2047" officeooo:paragraph-rsid="000ed22b"/>
    </style:style>
    <style:style style:name="P175" style:family="paragraph" style:parent-style-name="Method_20_Body" style:list-style-name="L2">
      <style:text-properties officeooo:rsid="000c2047" officeooo:paragraph-rsid="00106d1a"/>
    </style:style>
    <style:style style:name="P176" style:family="paragraph" style:parent-style-name="Method_20_Body" style:list-style-name="L2">
      <style:text-properties officeooo:rsid="000c2047" officeooo:paragraph-rsid="0013762d"/>
    </style:style>
    <style:style style:name="P177" style:family="paragraph" style:parent-style-name="Method_20_Body" style:list-style-name="L2">
      <style:text-properties officeooo:rsid="000c2047" officeooo:paragraph-rsid="0014a28c"/>
    </style:style>
    <style:style style:name="P178" style:family="paragraph" style:parent-style-name="Method_20_Body" style:list-style-name="L2">
      <style:text-properties officeooo:rsid="000c2047" officeooo:paragraph-rsid="00163e90"/>
    </style:style>
    <style:style style:name="P179" style:family="paragraph" style:parent-style-name="Method_20_Body" style:list-style-name="L2">
      <style:text-properties officeooo:rsid="000c2047" officeooo:paragraph-rsid="0017b38f"/>
    </style:style>
    <style:style style:name="P180" style:family="paragraph" style:parent-style-name="Method_20_Body" style:list-style-name="L2">
      <style:text-properties officeooo:rsid="000c2047" officeooo:paragraph-rsid="00190d0a"/>
    </style:style>
    <style:style style:name="P181" style:family="paragraph" style:parent-style-name="Method_20_Body" style:list-style-name="L2">
      <style:text-properties officeooo:rsid="000c2047" officeooo:paragraph-rsid="001973bf"/>
    </style:style>
    <style:style style:name="P182" style:family="paragraph" style:parent-style-name="Method_20_Body" style:list-style-name="L2">
      <style:text-properties officeooo:rsid="000c2047" officeooo:paragraph-rsid="001a547c"/>
    </style:style>
    <style:style style:name="P183" style:family="paragraph" style:parent-style-name="Method_20_Body" style:list-style-name="L2">
      <style:text-properties officeooo:rsid="000c2047" officeooo:paragraph-rsid="001c35e1"/>
    </style:style>
    <style:style style:name="P184" style:family="paragraph" style:parent-style-name="Method_20_Body">
      <style:text-properties officeooo:rsid="000c2047" officeooo:paragraph-rsid="000ed22b"/>
    </style:style>
    <style:style style:name="P185" style:family="paragraph" style:parent-style-name="Method_20_Body" style:list-style-name="L9">
      <style:text-properties officeooo:paragraph-rsid="000c2047"/>
    </style:style>
    <style:style style:name="P186" style:family="paragraph" style:parent-style-name="Method_20_Body" style:list-style-name="L10">
      <style:text-properties officeooo:paragraph-rsid="000ed22b"/>
    </style:style>
    <style:style style:name="P187" style:family="paragraph" style:parent-style-name="Method_20_Body">
      <style:text-properties officeooo:paragraph-rsid="000ed22b"/>
    </style:style>
    <style:style style:name="P188" style:family="paragraph" style:parent-style-name="Method_20_Body" style:list-style-name="L11">
      <style:text-properties officeooo:paragraph-rsid="00106d1a"/>
    </style:style>
    <style:style style:name="P189" style:family="paragraph" style:parent-style-name="Method_20_Body">
      <style:text-properties officeooo:paragraph-rsid="00106d1a"/>
    </style:style>
    <style:style style:name="P190" style:family="paragraph" style:parent-style-name="Method_20_Body" style:list-style-name="L2">
      <style:text-properties officeooo:rsid="00106d1a" officeooo:paragraph-rsid="00106d1a"/>
    </style:style>
    <style:style style:name="P191" style:family="paragraph" style:parent-style-name="Method_20_Body">
      <style:text-properties officeooo:paragraph-rsid="0013762d"/>
    </style:style>
    <style:style style:name="P192" style:family="paragraph" style:parent-style-name="Method_20_Body">
      <style:text-properties officeooo:paragraph-rsid="0014a28c"/>
    </style:style>
    <style:style style:name="P193" style:family="paragraph" style:parent-style-name="Method_20_Body" style:list-style-name="L2">
      <style:text-properties officeooo:rsid="00162ae2" officeooo:paragraph-rsid="00162ae2"/>
    </style:style>
    <style:style style:name="P194" style:family="paragraph" style:parent-style-name="Method_20_Body" style:list-style-name="L13">
      <style:text-properties officeooo:paragraph-rsid="00162ae2"/>
    </style:style>
    <style:style style:name="P195" style:family="paragraph" style:parent-style-name="Method_20_Body" style:list-style-name="L14">
      <style:text-properties officeooo:paragraph-rsid="00163e90"/>
    </style:style>
    <style:style style:name="P196" style:family="paragraph" style:parent-style-name="Method_20_Body">
      <style:text-properties officeooo:paragraph-rsid="00163e90"/>
    </style:style>
    <style:style style:name="P197" style:family="paragraph" style:parent-style-name="Method_20_Body">
      <style:text-properties officeooo:paragraph-rsid="0017b38f"/>
    </style:style>
    <style:style style:name="P198" style:family="paragraph" style:parent-style-name="Method_20_Body" style:list-style-name="L16">
      <style:text-properties officeooo:paragraph-rsid="0017b38f"/>
    </style:style>
    <style:style style:name="P199" style:family="paragraph" style:parent-style-name="Method_20_Body" style:list-style-name="L17">
      <style:text-properties officeooo:paragraph-rsid="00190d0a"/>
    </style:style>
    <style:style style:name="P200" style:family="paragraph" style:parent-style-name="Method_20_Body">
      <style:text-properties officeooo:paragraph-rsid="00190d0a"/>
    </style:style>
    <style:style style:name="P201" style:family="paragraph" style:parent-style-name="Method_20_Body" style:list-style-name="L18">
      <style:text-properties officeooo:paragraph-rsid="001973bf"/>
    </style:style>
    <style:style style:name="P202" style:family="paragraph" style:parent-style-name="Method_20_Body">
      <style:text-properties officeooo:paragraph-rsid="001973bf"/>
    </style:style>
    <style:style style:name="P203" style:family="paragraph" style:parent-style-name="Method_20_Body">
      <style:text-properties officeooo:paragraph-rsid="001a547c"/>
    </style:style>
    <style:style style:name="P204" style:family="paragraph" style:parent-style-name="Method_20_Body">
      <style:text-properties officeooo:paragraph-rsid="001c35e1"/>
    </style:style>
    <style:style style:name="P205" style:family="paragraph" style:parent-style-name="Method_20_Body" style:list-style-name="L2">
      <style:text-properties officeooo:rsid="001c35e1" officeooo:paragraph-rsid="001c35e1"/>
    </style:style>
    <style:style style:name="P206" style:family="paragraph" style:parent-style-name="Method_20_Body" style:list-style-name="L20">
      <style:text-properties officeooo:paragraph-rsid="001c35e1"/>
    </style:style>
    <style:style style:name="P207" style:family="paragraph" style:parent-style-name="Method_20_Body">
      <style:text-properties officeooo:paragraph-rsid="001c6340"/>
    </style:style>
    <style:style style:name="P208" style:family="paragraph" style:parent-style-name="Method_20_Body" style:list-style-name="L2">
      <style:text-properties officeooo:rsid="001c6340" officeooo:paragraph-rsid="001c6340"/>
    </style:style>
    <style:style style:name="P209" style:family="paragraph" style:parent-style-name="Method_20_Body" style:list-style-name="L2">
      <style:text-properties officeooo:rsid="001c6340" officeooo:paragraph-rsid="001ddffb"/>
    </style:style>
    <style:style style:name="P210" style:family="paragraph" style:parent-style-name="Method_20_Body">
      <style:text-properties officeooo:paragraph-rsid="001ddffb"/>
    </style:style>
    <style:style style:name="P211" style:family="paragraph" style:parent-style-name="Method_20_Body">
      <style:text-properties officeooo:paragraph-rsid="001f7abd"/>
    </style:style>
    <style:style style:name="P212" style:family="paragraph" style:parent-style-name="Method_20_Body" style:list-style-name="L22">
      <style:text-properties officeooo:paragraph-rsid="001f7abd"/>
    </style:style>
    <style:style style:name="P213" style:family="paragraph" style:parent-style-name="Method_20_Body" style:list-style-name="L24">
      <style:text-properties officeooo:paragraph-rsid="001f7abd"/>
    </style:style>
    <style:style style:name="P214" style:family="paragraph" style:parent-style-name="Method_20_Body">
      <style:text-properties officeooo:rsid="0020efbd" officeooo:paragraph-rsid="0020efbd"/>
    </style:style>
    <style:style style:name="P215" style:family="paragraph" style:parent-style-name="Method_20_Body">
      <style:text-properties officeooo:rsid="0020efbd" officeooo:paragraph-rsid="0021c257"/>
    </style:style>
    <style:style style:name="P216" style:family="paragraph" style:parent-style-name="Method_20_Body">
      <style:text-properties officeooo:rsid="0020efbd" officeooo:paragraph-rsid="00226a8d"/>
    </style:style>
    <style:style style:name="P217" style:family="paragraph" style:parent-style-name="Method_20_Body">
      <style:text-properties officeooo:rsid="0020efbd" officeooo:paragraph-rsid="00278470"/>
    </style:style>
    <style:style style:name="P218" style:family="paragraph" style:parent-style-name="Method_20_Body">
      <style:text-properties officeooo:rsid="0020efbd" officeooo:paragraph-rsid="0027d0da"/>
    </style:style>
    <style:style style:name="P219" style:family="paragraph" style:parent-style-name="Method_20_Body">
      <style:text-properties officeooo:rsid="0020efbd" officeooo:paragraph-rsid="0028c0d2"/>
    </style:style>
    <style:style style:name="P220" style:family="paragraph" style:parent-style-name="Method_20_Body">
      <style:text-properties officeooo:rsid="0020efbd" officeooo:paragraph-rsid="0028e84e"/>
    </style:style>
    <style:style style:name="P221" style:family="paragraph" style:parent-style-name="Method_20_Body">
      <style:text-properties officeooo:rsid="0020efbd" officeooo:paragraph-rsid="002a9838"/>
    </style:style>
    <style:style style:name="P222" style:family="paragraph" style:parent-style-name="Method_20_Body">
      <style:text-properties officeooo:rsid="0020efbd" officeooo:paragraph-rsid="002c90fb"/>
    </style:style>
    <style:style style:name="P223" style:family="paragraph" style:parent-style-name="Method_20_Body">
      <style:text-properties officeooo:rsid="0020efbd" officeooo:paragraph-rsid="002e4935"/>
    </style:style>
    <style:style style:name="P224" style:family="paragraph" style:parent-style-name="Method_20_Body">
      <style:text-properties officeooo:rsid="0020efbd" officeooo:paragraph-rsid="002ea040"/>
    </style:style>
    <style:style style:name="P225" style:family="paragraph" style:parent-style-name="Method_20_Body">
      <style:text-properties officeooo:rsid="0020efbd" officeooo:paragraph-rsid="002f0dc9"/>
    </style:style>
    <style:style style:name="P226" style:family="paragraph" style:parent-style-name="Method_20_Body">
      <style:text-properties officeooo:rsid="0020efbd" officeooo:paragraph-rsid="00324e45"/>
    </style:style>
    <style:style style:name="P227" style:family="paragraph" style:parent-style-name="Method_20_Body" style:list-style-name="L25">
      <style:text-properties officeooo:paragraph-rsid="0021c257"/>
    </style:style>
    <style:style style:name="P228" style:family="paragraph" style:parent-style-name="Method_20_Body" style:list-style-name="L26">
      <style:text-properties officeooo:paragraph-rsid="0021c257"/>
    </style:style>
    <style:style style:name="P229" style:family="paragraph" style:parent-style-name="Method_20_Body">
      <style:text-properties officeooo:paragraph-rsid="0021c257"/>
    </style:style>
    <style:style style:name="P230" style:family="paragraph" style:parent-style-name="Method_20_Body">
      <style:text-properties officeooo:paragraph-rsid="00226a8d"/>
    </style:style>
    <style:style style:name="P231" style:family="paragraph" style:parent-style-name="Method_20_Body" style:list-style-name="L2">
      <style:text-properties officeooo:rsid="00259763" officeooo:paragraph-rsid="00259763"/>
    </style:style>
    <style:style style:name="P232" style:family="paragraph" style:parent-style-name="Method_20_Body" style:list-style-name="L2">
      <style:text-properties officeooo:rsid="00259763" officeooo:paragraph-rsid="00278470"/>
    </style:style>
    <style:style style:name="P233" style:family="paragraph" style:parent-style-name="Method_20_Body" style:list-style-name="L2">
      <style:text-properties officeooo:rsid="00259763" officeooo:paragraph-rsid="0027d0da"/>
    </style:style>
    <style:style style:name="P234" style:family="paragraph" style:parent-style-name="Method_20_Body" style:list-style-name="L2">
      <style:text-properties officeooo:rsid="00259763" officeooo:paragraph-rsid="0028c0d2"/>
    </style:style>
    <style:style style:name="P235" style:family="paragraph" style:parent-style-name="Method_20_Body" style:list-style-name="L2">
      <style:text-properties officeooo:rsid="00259763" officeooo:paragraph-rsid="0028e84e"/>
    </style:style>
    <style:style style:name="P236" style:family="paragraph" style:parent-style-name="Method_20_Body" style:list-style-name="L29">
      <style:text-properties officeooo:paragraph-rsid="00259763"/>
    </style:style>
    <style:style style:name="P237" style:family="paragraph" style:parent-style-name="Method_20_Body" style:list-style-name="L30">
      <style:text-properties officeooo:paragraph-rsid="00278470"/>
    </style:style>
    <style:style style:name="P238" style:family="paragraph" style:parent-style-name="Method_20_Body">
      <style:text-properties officeooo:paragraph-rsid="00278470"/>
    </style:style>
    <style:style style:name="P239" style:family="paragraph" style:parent-style-name="Method_20_Body" style:list-style-name="L31">
      <style:text-properties officeooo:paragraph-rsid="0027d0da"/>
    </style:style>
    <style:style style:name="P240" style:family="paragraph" style:parent-style-name="Method_20_Body">
      <style:text-properties officeooo:paragraph-rsid="0027d0da"/>
    </style:style>
    <style:style style:name="P241" style:family="paragraph" style:parent-style-name="Method_20_Body" style:list-style-name="L32">
      <style:text-properties officeooo:paragraph-rsid="0027d0da"/>
    </style:style>
    <style:style style:name="P242" style:family="paragraph" style:parent-style-name="Method_20_Body">
      <style:text-properties officeooo:paragraph-rsid="0028c0d2"/>
    </style:style>
    <style:style style:name="P243" style:family="paragraph" style:parent-style-name="Method_20_Body" style:list-style-name="L33">
      <style:text-properties officeooo:paragraph-rsid="0028c0d2"/>
    </style:style>
    <style:style style:name="P244" style:family="paragraph" style:parent-style-name="Method_20_Body" style:list-style-name="L34">
      <style:text-properties officeooo:paragraph-rsid="0028e84e"/>
    </style:style>
    <style:style style:name="P245" style:family="paragraph" style:parent-style-name="Method_20_Body">
      <style:text-properties officeooo:paragraph-rsid="0028e84e"/>
    </style:style>
    <style:style style:name="P246" style:family="paragraph" style:parent-style-name="Method_20_Body">
      <style:text-properties officeooo:paragraph-rsid="002a9838"/>
    </style:style>
    <style:style style:name="P247" style:family="paragraph" style:parent-style-name="Method_20_Body">
      <style:text-properties officeooo:paragraph-rsid="002c90fb"/>
    </style:style>
    <style:style style:name="P248" style:family="paragraph" style:parent-style-name="Method_20_Body">
      <style:text-properties officeooo:paragraph-rsid="002e4935"/>
    </style:style>
    <style:style style:name="P249" style:family="paragraph" style:parent-style-name="Method_20_Body">
      <style:text-properties officeooo:paragraph-rsid="002ea040"/>
    </style:style>
    <style:style style:name="P250" style:family="paragraph" style:parent-style-name="Method_20_Body">
      <style:text-properties officeooo:paragraph-rsid="002f0dc9"/>
    </style:style>
    <style:style style:name="P251" style:family="paragraph" style:parent-style-name="Method_20_Body">
      <style:text-properties officeooo:paragraph-rsid="00324e45"/>
    </style:style>
    <style:style style:name="P252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253" style:family="paragraph" style:parent-style-name="Method_20_Code_20_Listing">
      <style:paragraph-properties>
        <style:tab-stops>
          <style:tab-stop style:position="5.4925in"/>
        </style:tab-stops>
      </style:paragraph-properties>
      <style:text-properties fo:color="#000080" style:font-name="Monospace" fo:font-size="10pt" officeooo:paragraph-rsid="00278470" style:font-name-asian="Monospace" style:font-size-asian="10pt" style:font-name-complex="Monospace" style:font-size-complex="10pt"/>
    </style:style>
    <style:style style:name="P254" style:family="paragraph" style:parent-style-name="Method_20_Code_20_Listing">
      <style:text-properties fo:color="#000080" style:font-name="Monospace" fo:font-size="10pt" officeooo:rsid="0008a086" officeooo:paragraph-rsid="0008a086" style:font-name-asian="Monospace" style:font-size-asian="10pt" style:font-name-complex="Monospace" style:font-size-complex="10pt"/>
    </style:style>
    <style:style style:name="P255" style:family="paragraph" style:parent-style-name="Method_20_Code_20_Listing">
      <style:text-properties fo:color="#000080" style:font-name="Monospace" fo:font-size="10pt" officeooo:paragraph-rsid="0013762d" style:font-name-asian="Monospace" style:font-size-asian="10pt" style:font-name-complex="Monospace" style:font-size-complex="10pt"/>
    </style:style>
    <style:style style:name="P256" style:family="paragraph" style:parent-style-name="Method_20_Code_20_Listing">
      <style:text-properties fo:color="#000080" style:font-name="Monospace" fo:font-size="10pt" officeooo:paragraph-rsid="00190d0a" style:font-name-asian="Monospace" style:font-size-asian="10pt" style:font-name-complex="Monospace" style:font-size-complex="10pt"/>
    </style:style>
    <style:style style:name="P257" style:family="paragraph" style:parent-style-name="Method_20_Code_20_Listing">
      <style:text-properties fo:color="#000080" style:font-name="Monospace" fo:font-size="10pt" officeooo:paragraph-rsid="001a547c" style:font-name-asian="Monospace" style:font-size-asian="10pt" style:font-name-complex="Monospace" style:font-size-complex="10pt"/>
    </style:style>
    <style:style style:name="P258" style:family="paragraph" style:parent-style-name="Method_20_Code_20_Listing">
      <style:text-properties fo:color="#000080" style:font-name="Monospace" fo:font-size="10pt" officeooo:paragraph-rsid="001c6340" style:font-name-asian="Monospace" style:font-size-asian="10pt" style:font-name-complex="Monospace" style:font-size-complex="10pt"/>
    </style:style>
    <style:style style:name="P259" style:family="paragraph" style:parent-style-name="Method_20_Code_20_Listing">
      <style:text-properties fo:color="#000080" style:font-name="Monospace" fo:font-size="10pt" officeooo:paragraph-rsid="001ddffb" style:font-name-asian="Monospace" style:font-size-asian="10pt" style:font-name-complex="Monospace" style:font-size-complex="10pt"/>
    </style:style>
    <style:style style:name="P260" style:family="paragraph" style:parent-style-name="Method_20_Code_20_Listing">
      <style:text-properties fo:color="#000080" style:font-name="Monospace" fo:font-size="10pt" officeooo:paragraph-rsid="001f7abd" style:font-name-asian="Monospace" style:font-size-asian="10pt" style:font-name-complex="Monospace" style:font-size-complex="10pt"/>
    </style:style>
    <style:style style:name="P261" style:family="paragraph" style:parent-style-name="Method_20_Code_20_Listing">
      <style:text-properties fo:color="#000080" style:font-name="Monospace" fo:font-size="10pt" officeooo:paragraph-rsid="00226a8d" style:font-name-asian="Monospace" style:font-size-asian="10pt" style:font-name-complex="Monospace" style:font-size-complex="10pt"/>
    </style:style>
    <style:style style:name="P262" style:family="paragraph" style:parent-style-name="Method_20_Code_20_Listing">
      <style:text-properties fo:color="#000080" style:font-name="Monospace" fo:font-size="10pt" officeooo:paragraph-rsid="0027d0da" style:font-name-asian="Monospace" style:font-size-asian="10pt" style:font-name-complex="Monospace" style:font-size-complex="10pt"/>
    </style:style>
    <style:style style:name="P263" style:family="paragraph" style:parent-style-name="Method_20_Code_20_Listing">
      <style:text-properties fo:color="#000080" style:font-name="Monospace" fo:font-size="10pt" officeooo:paragraph-rsid="0028e84e" style:font-name-asian="Monospace" style:font-size-asian="10pt" style:font-name-complex="Monospace" style:font-size-complex="10pt"/>
    </style:style>
    <style:style style:name="P264" style:family="paragraph" style:parent-style-name="Method_20_Code_20_Listing">
      <style:text-properties fo:color="#000080" style:font-name="Monospace" fo:font-size="10pt" officeooo:paragraph-rsid="002a9838" style:font-name-asian="Monospace" style:font-size-asian="10pt" style:font-name-complex="Monospace" style:font-size-complex="10pt"/>
    </style:style>
    <style:style style:name="P265" style:family="paragraph" style:parent-style-name="Method_20_Code_20_Listing">
      <style:text-properties fo:color="#000080" style:font-name="Monospace" fo:font-size="10pt" officeooo:paragraph-rsid="002e4935" style:font-name-asian="Monospace" style:font-size-asian="10pt" style:font-name-complex="Monospace" style:font-size-complex="10pt"/>
    </style:style>
    <style:style style:name="P266" style:family="paragraph" style:parent-style-name="Method_20_Code_20_Listing">
      <style:text-properties fo:color="#000080" style:font-name="Monospace" fo:font-size="10pt" officeooo:paragraph-rsid="0030504d" style:font-name-asian="Monospace" style:font-size-asian="10pt" style:font-name-complex="Monospace" style:font-size-complex="10pt"/>
    </style:style>
    <style:style style:name="P267" style:family="paragraph" style:parent-style-name="Method_20_Code_20_Listing"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68" style:family="paragraph" style:parent-style-name="Method_20_Code_20_Listing">
      <style:text-properties fo:color="#000080" style:font-name-asian="Monospace" style:font-name-complex="Monospace"/>
    </style:style>
    <style:style style:name="P269" style:family="paragraph" style:parent-style-name="Method_20_Code_20_Listing">
      <style:text-properties fo:color="#000080" officeooo:paragraph-rsid="00106d1a" style:font-name-asian="Monospace" style:font-name-complex="Monospace"/>
    </style:style>
    <style:style style:name="P270" style:family="paragraph" style:parent-style-name="Method_20_Code_20_Listing">
      <style:text-properties fo:color="#000080" officeooo:paragraph-rsid="000ed22b"/>
    </style:style>
    <style:style style:name="P271" style:family="paragraph" style:parent-style-name="Method_20_Code_20_Listing">
      <style:text-properties fo:color="#000080" officeooo:paragraph-rsid="00106d1a"/>
    </style:style>
    <style:style style:name="P272" style:family="paragraph" style:parent-style-name="Method_20_Code_20_Listing">
      <style:text-properties fo:color="#000080" officeooo:paragraph-rsid="0013762d"/>
    </style:style>
    <style:style style:name="P273" style:family="paragraph" style:parent-style-name="Method_20_Code_20_Listing">
      <style:text-properties fo:color="#000080" officeooo:paragraph-rsid="0014a28c"/>
    </style:style>
    <style:style style:name="P274" style:family="paragraph" style:parent-style-name="Method_20_Code_20_Listing">
      <style:text-properties fo:color="#000080" officeooo:paragraph-rsid="00163e90"/>
    </style:style>
    <style:style style:name="P275" style:family="paragraph" style:parent-style-name="Method_20_Code_20_Listing">
      <style:text-properties fo:color="#000080" officeooo:paragraph-rsid="0017b38f"/>
    </style:style>
    <style:style style:name="P276" style:family="paragraph" style:parent-style-name="Method_20_Code_20_Listing">
      <style:text-properties fo:color="#000080" officeooo:paragraph-rsid="00190d0a"/>
    </style:style>
    <style:style style:name="P277" style:family="paragraph" style:parent-style-name="Method_20_Code_20_Listing">
      <style:text-properties fo:color="#000080" officeooo:paragraph-rsid="001973bf"/>
    </style:style>
    <style:style style:name="P278" style:family="paragraph" style:parent-style-name="Method_20_Code_20_Listing">
      <style:text-properties fo:color="#000080" officeooo:paragraph-rsid="001a547c"/>
    </style:style>
    <style:style style:name="P279" style:family="paragraph" style:parent-style-name="Method_20_Code_20_Listing">
      <style:text-properties fo:color="#000080" officeooo:paragraph-rsid="001c6340"/>
    </style:style>
    <style:style style:name="P280" style:family="paragraph" style:parent-style-name="Method_20_Code_20_Listing">
      <style:text-properties fo:color="#000080" officeooo:paragraph-rsid="001ddffb"/>
    </style:style>
    <style:style style:name="P281" style:family="paragraph" style:parent-style-name="Method_20_Code_20_Listing">
      <style:text-properties fo:color="#000080" officeooo:paragraph-rsid="001f7abd"/>
    </style:style>
    <style:style style:name="P282" style:family="paragraph" style:parent-style-name="Method_20_Code_20_Listing">
      <style:text-properties fo:color="#000080" officeooo:paragraph-rsid="00226a8d"/>
    </style:style>
    <style:style style:name="P283" style:family="paragraph" style:parent-style-name="Method_20_Code_20_Listing">
      <style:paragraph-properties>
        <style:tab-stops>
          <style:tab-stop style:position="5.4925in"/>
        </style:tab-stops>
      </style:paragraph-properties>
      <style:text-properties fo:color="#000080" officeooo:paragraph-rsid="00278470"/>
    </style:style>
    <style:style style:name="P284" style:family="paragraph" style:parent-style-name="Method_20_Code_20_Listing">
      <style:text-properties fo:color="#000080" officeooo:paragraph-rsid="0027d0da"/>
    </style:style>
    <style:style style:name="P285" style:family="paragraph" style:parent-style-name="Method_20_Code_20_Listing">
      <style:text-properties fo:color="#000080" officeooo:paragraph-rsid="0028e84e"/>
    </style:style>
    <style:style style:name="P286" style:family="paragraph" style:parent-style-name="Method_20_Code_20_Listing">
      <style:text-properties fo:color="#000080" officeooo:paragraph-rsid="002a9838"/>
    </style:style>
    <style:style style:name="P287" style:family="paragraph" style:parent-style-name="Method_20_Code_20_Listing">
      <style:text-properties fo:color="#000080" officeooo:paragraph-rsid="002c90fb"/>
    </style:style>
    <style:style style:name="P288" style:family="paragraph" style:parent-style-name="Method_20_Code_20_Listing">
      <style:text-properties fo:color="#000080" officeooo:paragraph-rsid="002e4935"/>
    </style:style>
    <style:style style:name="P289" style:family="paragraph" style:parent-style-name="Method_20_Code_20_Listing">
      <style:text-properties fo:color="#000080" officeooo:paragraph-rsid="002ea040"/>
    </style:style>
    <style:style style:name="P290" style:family="paragraph" style:parent-style-name="Method_20_Code_20_Listing">
      <style:text-properties fo:color="#000080" officeooo:paragraph-rsid="002f0dc9"/>
    </style:style>
    <style:style style:name="P291" style:family="paragraph" style:parent-style-name="Method_20_Code_20_Listing">
      <style:text-properties fo:color="#000080" officeooo:paragraph-rsid="00324e45"/>
    </style:style>
    <style:style style:name="P292" style:family="paragraph" style:parent-style-name="Method_20_Code_20_Listing">
      <style:text-properties fo:color="#000080" officeooo:paragraph-rsid="0033e86f"/>
    </style:style>
    <style:style style:name="P293" style:family="paragraph" style:parent-style-name="Method_20_Code_20_Listing">
      <style:text-properties style:font-name="Monospace" fo:font-size="10pt" officeooo:paragraph-rsid="001c35e1" style:font-name-asian="Monospace" style:font-size-asian="10pt" style:font-name-complex="Monospace" style:font-size-complex="10pt"/>
    </style:style>
    <style:style style:name="P294" style:family="paragraph" style:parent-style-name="Method_20_Code_20_Listing">
      <style:text-properties style:font-name="Monospace" fo:font-size="10pt" officeooo:paragraph-rsid="0021c257" style:font-name-asian="Monospace" style:font-size-asian="10pt" style:font-name-complex="Monospace" style:font-size-complex="10pt"/>
    </style:style>
    <style:style style:name="P295" style:family="paragraph" style:parent-style-name="Method_20_Code_20_Listing">
      <style:text-properties style:font-name="Monospace" fo:font-size="10pt" officeooo:paragraph-rsid="0028c0d2" style:font-name-asian="Monospace" style:font-size-asian="10pt" style:font-name-complex="Monospace" style:font-size-complex="10pt"/>
    </style:style>
    <style:style style:name="P296" style:family="paragraph" style:parent-style-name="Method_20_Code_20_Listing">
      <style:text-properties fo:color="#000099"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97" style:family="paragraph" style:parent-style-name="Method_20_Code_20_Listing">
      <style:text-properties fo:color="#000099" style:font-name="DejaVu Sans Mono1" fo:font-size="9pt" fo:font-weight="bold" officeooo:rsid="000dc0a4" officeooo:paragraph-rsid="000dc0a4" style:font-name-asian="Monospace" style:font-size-asian="9pt" style:font-weight-asian="bold" style:font-name-complex="Monospace" style:font-size-complex="9pt" style:font-weight-complex="bold"/>
    </style:style>
    <style:style style:name="P298" style:family="paragraph" style:parent-style-name="Method_20_Code_20_Listing">
      <style:text-properties fo:color="#000099" style:font-name="DejaVu Sans Mono1" fo:font-size="9pt" fo:font-weight="bold" officeooo:rsid="0013762d" officeooo:paragraph-rsid="0013762d" style:font-name-asian="Monospace" style:font-size-asian="9pt" style:font-weight-asian="bold" style:font-name-complex="Monospace" style:font-size-complex="9pt" style:font-weight-complex="bold"/>
    </style:style>
    <style:style style:name="P299" style:family="paragraph" style:parent-style-name="Method_20_Code_20_Listing">
      <style:text-properties fo:color="#000099" style:font-name="DejaVu Sans Mono1" fo:font-size="9pt" fo:font-weight="bold" officeooo:paragraph-rsid="0013762d" style:font-name-asian="Monospace" style:font-size-asian="9pt" style:font-weight-asian="bold" style:font-name-complex="Monospace" style:font-size-complex="9pt" style:font-weight-complex="bold"/>
    </style:style>
    <style:style style:name="P300" style:family="paragraph" style:parent-style-name="Method_20_Code_20_Listing">
      <style:text-properties fo:color="#000099" style:font-name="DejaVu Sans Mono1" fo:font-size="9pt" fo:font-weight="bold" officeooo:paragraph-rsid="0017b38f" style:font-name-asian="Monospace" style:font-size-asian="9pt" style:font-weight-asian="bold" style:font-name-complex="Monospace" style:font-size-complex="9pt" style:font-weight-complex="bold"/>
    </style:style>
    <style:style style:name="P301" style:family="paragraph" style:parent-style-name="Method_20_Code_20_Listing">
      <style:text-properties fo:color="#000099" style:font-name="DejaVu Sans Mono1" fo:font-size="9pt" fo:font-weight="bold" officeooo:paragraph-rsid="00190d0a" style:font-name-asian="Monospace" style:font-size-asian="9pt" style:font-weight-asian="bold" style:font-name-complex="Monospace" style:font-size-complex="9pt" style:font-weight-complex="bold"/>
    </style:style>
    <style:style style:name="P302" style:family="paragraph" style:parent-style-name="Method_20_Code_20_Listing">
      <style:text-properties fo:color="#000099" style:font-name="DejaVu Sans Mono1" fo:font-size="9pt" fo:font-weight="bold" officeooo:paragraph-rsid="001a547c" style:font-name-asian="Monospace" style:font-size-asian="9pt" style:font-weight-asian="bold" style:font-name-complex="Monospace" style:font-size-complex="9pt" style:font-weight-complex="bold"/>
    </style:style>
    <style:style style:name="P303" style:family="paragraph" style:parent-style-name="Method_20_Code_20_Listing">
      <style:text-properties fo:color="#000099" style:font-name="DejaVu Sans Mono1" fo:font-size="9pt" fo:font-weight="bold" officeooo:paragraph-rsid="001ddffb" style:font-name-asian="Monospace" style:font-size-asian="9pt" style:font-weight-asian="bold" style:font-name-complex="Monospace" style:font-size-complex="9pt" style:font-weight-complex="bold"/>
    </style:style>
    <style:style style:name="P304" style:family="paragraph" style:parent-style-name="Method_20_Code_20_Listing">
      <style:text-properties fo:color="#000099" style:font-name="DejaVu Sans Mono1" fo:font-size="9pt" fo:font-weight="bold" officeooo:paragraph-rsid="001f7abd" style:font-name-asian="Monospace" style:font-size-asian="9pt" style:font-weight-asian="bold" style:font-name-complex="Monospace" style:font-size-complex="9pt" style:font-weight-complex="bold"/>
    </style:style>
    <style:style style:name="P305" style:family="paragraph" style:parent-style-name="Method_20_Code_20_Listing">
      <style:text-properties fo:color="#000099" style:font-name="DejaVu Sans Mono1" fo:font-size="9pt" fo:font-weight="bold" officeooo:paragraph-rsid="0021c257" style:font-name-asian="Monospace" style:font-size-asian="9pt" style:font-weight-asian="bold" style:font-name-complex="Monospace" style:font-size-complex="9pt" style:font-weight-complex="bold"/>
    </style:style>
    <style:style style:name="P306" style:family="paragraph" style:parent-style-name="Method_20_Code_20_Listing">
      <style:text-properties fo:color="#000099" style:font-name="DejaVu Sans Mono1" fo:font-size="9pt" fo:font-weight="bold" officeooo:paragraph-rsid="00226a8d" style:font-name-asian="Monospace" style:font-size-asian="9pt" style:font-weight-asian="bold" style:font-name-complex="Monospace" style:font-size-complex="9pt" style:font-weight-complex="bold"/>
    </style:style>
    <style:style style:name="P307" style:family="paragraph" style:parent-style-name="Method_20_Code_20_Listing">
      <style:paragraph-properties>
        <style:tab-stops>
          <style:tab-stop style:position="5.4925in"/>
        </style:tab-stops>
      </style:paragraph-properties>
      <style:text-properties fo:color="#000099"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08" style:family="paragraph" style:parent-style-name="Method_20_Code_20_Listing">
      <style:text-properties fo:color="#000099" style:font-name="DejaVu Sans Mono1" fo:font-size="9pt" fo:font-weight="bold" officeooo:paragraph-rsid="0027d0da" style:font-name-asian="Monospace" style:font-size-asian="9pt" style:font-weight-asian="bold" style:font-name-complex="Monospace" style:font-size-complex="9pt" style:font-weight-complex="bold"/>
    </style:style>
    <style:style style:name="P309" style:family="paragraph" style:parent-style-name="Method_20_Code_20_Listing">
      <style:text-properties fo:color="#000099" style:font-name="DejaVu Sans Mono1" fo:font-size="9pt" fo:font-weight="bold" officeooo:paragraph-rsid="0028c0d2" style:font-name-asian="Monospace" style:font-size-asian="9pt" style:font-weight-asian="bold" style:font-name-complex="Monospace" style:font-size-complex="9pt" style:font-weight-complex="bold"/>
    </style:style>
    <style:style style:name="P310" style:family="paragraph" style:parent-style-name="Method_20_Code_20_Listing">
      <style:text-properties fo:color="#000099" style:font-name="DejaVu Sans Mono1" fo:font-size="9pt" fo:font-weight="bold" officeooo:paragraph-rsid="002e4935" style:font-name-asian="Monospace" style:font-size-asian="9pt" style:font-weight-asian="bold" style:font-name-complex="Monospace" style:font-size-complex="9pt" style:font-weight-complex="bold"/>
    </style:style>
    <style:style style:name="P311" style:family="paragraph" style:parent-style-name="Method_20_Code_20_Listing">
      <style:text-properties fo:color="#000099" style:font-name="DejaVu Sans Mono1" fo:font-size="9pt" fo:font-weight="bold" officeooo:paragraph-rsid="002ea040" style:font-name-asian="Monospace" style:font-size-asian="9pt" style:font-weight-asian="bold" style:font-name-complex="Monospace" style:font-size-complex="9pt" style:font-weight-complex="bold"/>
    </style:style>
    <style:style style:name="P312" style:family="paragraph" style:parent-style-name="Method_20_Code_20_Listing">
      <style:text-properties fo:color="#000099" style:font-name="DejaVu Sans Mono1" fo:font-size="9pt" fo:font-weight="bold" officeooo:paragraph-rsid="0030504d" style:font-name-asian="Monospace" style:font-size-asian="9pt" style:font-weight-asian="bold" style:font-name-complex="Monospace" style:font-size-complex="9pt" style:font-weight-complex="bold"/>
    </style:style>
    <style:style style:name="P313" style:family="paragraph" style:parent-style-name="Method_20_Code_20_Listing">
      <style:text-properties fo:color="#000099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14" style:family="paragraph" style:parent-style-name="Method_20_Code_20_Listing">
      <style:text-properties fo:color="#000099" fo:font-weight="bold" style:font-weight-asian="bold" style:font-weight-complex="bold"/>
    </style:style>
    <style:style style:name="P315" style:family="paragraph" style:parent-style-name="Method_20_Code_20_Listing">
      <style:text-properties officeooo:paragraph-rsid="000c2047"/>
    </style:style>
    <style:style style:name="P316" style:family="paragraph" style:parent-style-name="Method_20_Code_20_Listing">
      <style:text-properties fo:color="#0000ff" style:font-name="DejaVu Serif2" fo:font-size="11pt" fo:font-weight="normal" officeooo:paragraph-rsid="00190d0a" style:font-name-asian="Monospace" style:font-size-asian="11pt" style:font-weight-asian="normal" style:font-name-complex="Monospace" style:font-size-complex="11pt" style:font-weight-complex="normal"/>
    </style:style>
    <style:style style:name="P317" style:family="paragraph" style:parent-style-name="Method_20_Code_20_Listing">
      <style:text-properties officeooo:paragraph-rsid="001c35e1"/>
    </style:style>
    <style:style style:name="P318" style:family="paragraph" style:parent-style-name="Method_20_Code_20_Listing">
      <style:text-properties officeooo:paragraph-rsid="0021c257"/>
    </style:style>
    <style:style style:name="P319" style:family="paragraph" style:parent-style-name="Method_20_Code_20_Listing">
      <style:text-properties officeooo:paragraph-rsid="0028c0d2"/>
    </style:style>
    <style:style style:name="P320" style:family="paragraph" style:parent-style-name="Method_20_Code_20_Listing">
      <style:paragraph-properties fo:margin-left="0in" fo:margin-right="0in" fo:text-indent="0in" style:auto-text-indent="false"/>
      <style:text-properties fo:color="#000080" officeooo:paragraph-rsid="00106d1a" style:font-name-asian="Monospace" style:font-name-complex="Monospace"/>
    </style:style>
    <style:style style:name="P321" style:family="paragraph" style:parent-style-name="Method_20_Code_20_Listing">
      <style:paragraph-properties fo:margin-left="0.5in" fo:margin-right="0in" fo:text-indent="0in" style:auto-text-indent="false"/>
      <style:text-properties fo:color="#000099" style:font-name="DejaVu Sans Mono1" fo:font-size="9pt" fo:font-weight="bold" officeooo:rsid="0008a086" officeooo:paragraph-rsid="0008a086" style:font-name-asian="Monospace" style:font-size-asian="9pt" style:font-weight-asian="bold" style:font-name-complex="Monospace" style:font-size-complex="9pt" style:font-weight-complex="bold"/>
    </style:style>
    <style:style style:name="P322" style:family="paragraph" style:parent-style-name="Code_20_Listing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32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06d2a7" fo:background-color="#0000ff" style:font-weight-asian="normal" style:font-weight-complex="bold"/>
    </style:style>
    <style:style style:name="P324" style:family="paragraph" style:parent-style-name="Table_20_Contents">
      <style:text-properties fo:font-size="11pt" fo:font-weight="bold" officeooo:rsid="0014e9cb" officeooo:paragraph-rsid="0006d2a7" fo:background-color="transparent" style:font-size-asian="11pt" style:font-weight-asian="bold" style:font-size-complex="11pt" style:font-weight-complex="bold"/>
    </style:style>
    <style:style style:name="P325" style:family="paragraph" style:parent-style-name="Table_20_Contents">
      <style:text-properties fo:font-size="11pt" fo:font-weight="bold" officeooo:rsid="0016c26b" officeooo:paragraph-rsid="0006d2a7" fo:background-color="transparent" style:font-size-asian="11pt" style:font-weight-asian="bold" style:font-size-complex="11pt" style:font-weight-complex="bold"/>
    </style:style>
    <style:style style:name="P326" style:family="paragraph" style:parent-style-name="Table_20_Contents">
      <style:text-properties fo:font-size="11pt" fo:font-weight="bold" officeooo:rsid="001c1d46" officeooo:paragraph-rsid="0006d2a7" fo:background-color="transparent" style:font-size-asian="11pt" style:font-weight-asian="bold" style:font-size-complex="11pt" style:font-weight-complex="bold"/>
    </style:style>
    <style:style style:name="P327" style:family="paragraph" style:parent-style-name="Method_20_Listing_20_Title">
      <style:paragraph-properties fo:break-before="page"/>
    </style:style>
    <style:style style:name="P328" style:family="paragraph" style:parent-style-name="Method_20_Listing_20_Title">
      <style:paragraph-properties fo:margin-left="0in" fo:margin-right="0in" fo:text-indent="0in" style:auto-text-indent="false"/>
      <style:text-properties officeooo:paragraph-rsid="0006d2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10d3" style:font-weight-asian="bold" style:font-weight-complex="bold"/>
    </style:style>
    <style:style style:name="T3" style:family="text">
      <style:text-properties fo:font-weight="bold" officeooo:rsid="000ed22b" style:font-weight-asian="bold" style:font-weight-complex="bold"/>
    </style:style>
    <style:style style:name="T4" style:family="text">
      <style:text-properties fo:font-weight="bold" officeooo:rsid="00106d1a" style:font-weight-asian="bold" style:font-weight-complex="bold"/>
    </style:style>
    <style:style style:name="T5" style:family="text">
      <style:text-properties fo:font-weight="bold" officeooo:rsid="0013762d" style:font-weight-asian="bold" style:font-weight-complex="bold"/>
    </style:style>
    <style:style style:name="T6" style:family="text">
      <style:text-properties fo:font-weight="bold" officeooo:rsid="000c2047" style:font-weight-asian="bold" style:font-weight-complex="bold"/>
    </style:style>
    <style:style style:name="T7" style:family="text">
      <style:text-properties fo:font-weight="bold" officeooo:rsid="0014a28c" style:font-weight-asian="bold" style:font-weight-complex="bold"/>
    </style:style>
    <style:style style:name="T8" style:family="text">
      <style:text-properties fo:font-weight="bold" officeooo:rsid="00162ae2" style:font-weight-asian="bold" style:font-weight-complex="bold"/>
    </style:style>
    <style:style style:name="T9" style:family="text">
      <style:text-properties fo:font-weight="bold" officeooo:rsid="00163e90" style:font-weight-asian="bold" style:font-weight-complex="bold"/>
    </style:style>
    <style:style style:name="T10" style:family="text">
      <style:text-properties fo:font-weight="bold" officeooo:rsid="0017b38f" style:font-weight-asian="bold" style:font-weight-complex="bold"/>
    </style:style>
    <style:style style:name="T11" style:family="text">
      <style:text-properties fo:font-weight="bold" officeooo:rsid="00190d0a" style:font-weight-asian="bold" style:font-weight-complex="bold"/>
    </style:style>
    <style:style style:name="T12" style:family="text">
      <style:text-properties fo:font-weight="bold" officeooo:rsid="001973bf" style:font-weight-asian="bold" style:font-weight-complex="bold"/>
    </style:style>
    <style:style style:name="T13" style:family="text">
      <style:text-properties fo:font-weight="bold" officeooo:rsid="001a547c" style:font-weight-asian="bold" style:font-weight-complex="bold"/>
    </style:style>
    <style:style style:name="T14" style:family="text">
      <style:text-properties fo:font-weight="bold" officeooo:rsid="001c35e1" style:font-weight-asian="bold" style:font-weight-complex="bold"/>
    </style:style>
    <style:style style:name="T15" style:family="text">
      <style:text-properties fo:font-weight="bold" officeooo:rsid="001f7abd" style:font-weight-asian="bold" style:font-weight-complex="bold"/>
    </style:style>
    <style:style style:name="T16" style:family="text">
      <style:text-properties fo:font-weight="bold" officeooo:rsid="0021c257" style:font-weight-asian="bold" style:font-weight-complex="bold"/>
    </style:style>
    <style:style style:name="T17" style:family="text">
      <style:text-properties fo:font-weight="bold" officeooo:rsid="00259763" style:font-weight-asian="bold" style:font-weight-complex="bold"/>
    </style:style>
    <style:style style:name="T18" style:family="text">
      <style:text-properties fo:font-weight="bold" officeooo:rsid="002787bd" style:font-weight-asian="bold" style:font-weight-complex="bold"/>
    </style:style>
    <style:style style:name="T19" style:family="text">
      <style:text-properties fo:font-weight="bold" officeooo:rsid="0027d0da" style:font-weight-asian="bold" style:font-weight-complex="bold"/>
    </style:style>
    <style:style style:name="T20" style:family="text">
      <style:text-properties fo:font-weight="bold" officeooo:rsid="0028c0d2" style:font-weight-asian="bold" style:font-weight-complex="bold"/>
    </style:style>
    <style:style style:name="T21" style:family="text">
      <style:text-properties fo:font-weight="bold" officeooo:rsid="0028e84e" style:font-weight-asian="bold" style:font-weight-complex="bold"/>
    </style:style>
    <style:style style:name="T22" style:family="text">
      <style:text-properties fo:color="#0000ff"/>
    </style:style>
    <style:style style:name="T23" style:family="text">
      <style:text-properties style:font-name-asian="Monospace" style:font-name-complex="Monospace"/>
    </style:style>
    <style:style style:name="T24" style:family="text">
      <style:text-properties officeooo:rsid="0011986e" style:font-name-asian="Monospace" style:font-name-complex="Monospace"/>
    </style:style>
    <style:style style:name="T25" style:family="text">
      <style:text-properties style:font-weight-complex="bold"/>
    </style:style>
    <style:style style:name="T26" style:family="text">
      <style:text-properties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27" style:family="text">
      <style:text-properties style:font-name="DejaVu Sans Mono1" fo:font-size="9pt" style:font-name-asian="Monospace" style:font-size-asian="9pt" style:font-name-complex="Monospace" style:font-size-complex="9pt"/>
    </style:style>
    <style:style style:name="T28" style:family="text">
      <style:text-properties officeooo:rsid="0006d2a7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06d2a7" style:font-size-asian="11pt" style:font-size-complex="11pt"/>
    </style:style>
    <style:style style:name="T31" style:family="text">
      <style:text-properties officeooo:rsid="001cc3df"/>
    </style:style>
    <style:style style:name="T32" style:family="text">
      <style:text-properties officeooo:rsid="00149620"/>
    </style:style>
    <style:style style:name="T33" style:family="text">
      <style:text-properties officeooo:rsid="0006ee42"/>
    </style:style>
    <style:style style:name="T34" style:family="text">
      <style:text-properties fo:font-style="italic" officeooo:rsid="000c2047" style:font-style-asian="italic" style:font-style-complex="italic"/>
    </style:style>
    <style:style style:name="T35" style:family="text">
      <style:text-properties fo:font-style="italic" officeooo:rsid="000ed22b" style:font-style-asian="italic" style:font-style-complex="italic"/>
    </style:style>
    <style:style style:name="T36" style:family="text">
      <style:text-properties fo:font-style="italic" style:font-style-asian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06ee4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0a10d3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0b4e2a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0c2047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0ed22b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14a28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162ae2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163e90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190d0a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1f7ab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21c257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226a8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24423c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259763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278470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2787bd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27d0da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2a9838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2c90fb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2e4935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2ea040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f0dc9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324e45" style:font-style-asian="italic" style:font-weight-asian="bold" style:font-style-complex="italic" style:font-weight-complex="bold"/>
    </style:style>
    <style:style style:name="T61" style:family="text">
      <style:text-properties fo:color="#000080"/>
    </style:style>
    <style:style style:name="T62" style:family="text">
      <style:text-properties fo:color="#000000" style:font-name="Monospace1" fo:font-size="10pt" style:font-size-asian="10pt"/>
    </style:style>
    <style:style style:name="T63" style:family="text">
      <style:text-properties fo:color="#000000" style:font-name="Monospace1" fo:font-size="10pt" fo:font-style="italic" style:font-size-asian="10pt" style:font-style-asian="italic"/>
    </style:style>
    <style:style style:name="T64" style:family="text">
      <style:text-properties fo:color="#000000" style:font-name="Monospace1"/>
    </style:style>
    <style:style style:name="T65" style:family="text">
      <style:text-properties fo:color="#000000"/>
    </style:style>
    <style:style style:name="T66" style:family="text">
      <style:text-properties fo:color="#7f0055" style:font-name="Monospace1" fo:font-size="10pt" fo:font-weight="bold" style:font-size-asian="10pt" style:font-weight-asian="bold"/>
    </style:style>
    <style:style style:name="T67" style:family="text">
      <style:text-properties fo:color="#7f0055" style:font-name="Monospace1" fo:font-size="10pt" style:font-size-asian="10pt"/>
    </style:style>
    <style:style style:name="T68" style:family="text">
      <style:text-properties fo:color="#7f0055" style:font-name="Monospace1"/>
    </style:style>
    <style:style style:name="T69" style:family="text">
      <style:text-properties fo:color="#7f0055"/>
    </style:style>
    <style:style style:name="T70" style:family="text">
      <style:text-properties fo:color="#0000c0" style:font-name="Monospace1" fo:font-size="10pt" style:font-size-asian="10pt"/>
    </style:style>
    <style:style style:name="T71" style:family="text">
      <style:text-properties fo:color="#0000c0" style:font-name="Monospace1"/>
    </style:style>
    <style:style style:name="T72" style:family="text">
      <style:text-properties fo:color="#0000c0"/>
    </style:style>
    <style:style style:name="T73" style:family="text">
      <style:text-properties style:font-name="Monospace1" fo:font-size="10pt" style:font-size-asian="10pt"/>
    </style:style>
    <style:style style:name="T74" style:family="text">
      <style:text-properties style:font-name="Monospace1" fo:font-size="10pt" style:font-size-asian="10pt"/>
    </style:style>
    <style:style style:name="T75" style:family="text">
      <style:text-properties style:font-name="Monospace1" fo:font-size="10pt" style:font-size-asian="10pt"/>
    </style:style>
    <style:style style:name="T76" style:family="text">
      <style:text-properties style:font-name="Monospace1" fo:font-size="10pt" style:font-size-asian="10pt"/>
    </style:style>
    <style:style style:name="T77" style:family="text">
      <style:text-properties style:font-name="Monospace1" fo:font-size="10pt" style:font-size-asian="10pt"/>
    </style:style>
    <style:style style:name="T78" style:family="text">
      <style:text-properties style:font-name="Monospace1" fo:font-size="10pt" style:font-size-asian="10pt"/>
    </style:style>
    <style:style style:name="T79" style:family="text">
      <style:text-properties style:font-name="Monospace1" fo:font-size="10pt" style:font-size-asian="10pt"/>
    </style:style>
    <style:style style:name="T80" style:family="text">
      <style:text-properties style:font-name="Monospace1" fo:font-size="10pt" fo:font-style="italic" style:font-size-asian="10pt" style:font-style-asian="italic"/>
    </style:style>
    <style:style style:name="T81" style:family="text">
      <style:text-properties style:font-name="Monospace1"/>
    </style:style>
    <style:style style:name="T82" style:family="text">
      <style:text-properties style:font-name="Monospace1" fo:font-style="italic" style:font-style-asian="italic"/>
    </style:style>
    <style:style style:name="T83" style:family="text">
      <style:text-properties style:font-name="Monospace1"/>
    </style:style>
    <style:style style:name="T84" style:family="text">
      <style:text-properties style:font-name="Monospace1"/>
    </style:style>
    <style:style style:name="T85" style:family="text">
      <style:text-properties style:font-name="Monospace1"/>
    </style:style>
    <style:style style:name="T86" style:family="text">
      <style:text-properties style:font-name="Monospace1"/>
    </style:style>
    <style:style style:name="T87" style:family="text">
      <style:text-properties style:font-name="Monospace1"/>
    </style:style>
    <style:style style:name="T88" style:family="text">
      <style:text-properties style:font-name="Monospace1"/>
    </style:style>
    <style:style style:name="T89" style:family="text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T90" style:family="text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T91" style:family="text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T92" style:family="text">
      <style:text-properties fo:color="#000099" style:font-name="DejaVu Sans Mono1" fo:font-size="9pt" fo:font-weight="bold" officeooo:rsid="000dc0a4" style:font-size-asian="9pt" style:font-weight-asian="bold" style:font-size-complex="9pt" style:font-weight-complex="bold"/>
    </style:style>
    <style:style style:name="T93" style:family="text">
      <style:text-properties fo:color="#000099" style:font-name="DejaVu Sans Mono1" fo:font-size="9pt" fo:font-weight="bold" officeooo:rsid="0013762d" style:font-size-asian="9pt" style:font-weight-asian="bold" style:font-size-complex="9pt" style:font-weight-complex="bold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officeooo:rsid="000a10d3"/>
    </style:style>
    <style:style style:name="T96" style:family="text">
      <style:text-properties officeooo:rsid="000b4e2a"/>
    </style:style>
    <style:style style:name="T97" style:family="text">
      <style:text-properties officeooo:rsid="000c2047"/>
    </style:style>
    <style:style style:name="T98" style:family="text">
      <style:text-properties officeooo:rsid="000dc0a4"/>
    </style:style>
    <style:style style:name="T99" style:family="text">
      <style:text-properties officeooo:rsid="000ed22b"/>
    </style:style>
    <style:style style:name="T100" style:family="text">
      <style:text-properties officeooo:rsid="00106d1a"/>
    </style:style>
    <style:style style:name="T101" style:family="text">
      <style:text-properties officeooo:rsid="0013762d"/>
    </style:style>
    <style:style style:name="T102" style:family="text">
      <style:text-properties officeooo:rsid="0014a28c"/>
    </style:style>
    <style:style style:name="T103" style:family="text">
      <style:text-properties officeooo:rsid="00162ae2"/>
    </style:style>
    <style:style style:name="T104" style:family="text">
      <style:text-properties officeooo:rsid="00163e90"/>
    </style:style>
    <style:style style:name="T105" style:family="text">
      <style:text-properties officeooo:rsid="00190d0a"/>
    </style:style>
    <style:style style:name="T106" style:family="text">
      <style:text-properties officeooo:rsid="001973bf"/>
    </style:style>
    <style:style style:name="T107" style:family="text">
      <style:text-properties officeooo:rsid="001a547c"/>
    </style:style>
    <style:style style:name="T108" style:family="text">
      <style:text-properties officeooo:rsid="001c35e1"/>
    </style:style>
    <style:style style:name="T109" style:family="text">
      <style:text-properties officeooo:rsid="001f7abd"/>
    </style:style>
    <style:style style:name="T110" style:family="text">
      <style:text-properties officeooo:rsid="0024423c"/>
    </style:style>
    <style:style style:name="T111" style:family="text">
      <style:text-properties officeooo:rsid="00259763"/>
    </style:style>
    <style:style style:name="T112" style:family="text">
      <style:text-properties officeooo:rsid="0027d0da"/>
    </style:style>
    <style:style style:name="T113" style:family="text">
      <style:text-properties officeooo:rsid="0027d0da"/>
    </style:style>
    <style:style style:name="T114" style:family="text">
      <style:text-properties officeooo:rsid="0028e2cc"/>
    </style:style>
    <style:style style:name="T115" style:family="text">
      <style:text-properties officeooo:rsid="002a9838"/>
    </style:style>
    <style:style style:name="T116" style:family="text">
      <style:text-properties officeooo:rsid="002ea040"/>
    </style:style>
    <style:style style:name="T117" style:family="text">
      <style:text-properties fo:color="#ff0000" style:font-name="Monospace1" fo:font-size="10pt" style:font-size-asian="10pt"/>
    </style:style>
    <style:style style:name="T118" style:family="text">
      <style:text-properties fo:color="#557f5f" style:font-name="Monospace1" fo:font-size="10pt" style:font-size-asian="10pt"/>
    </style:style>
    <style:style style:name="T119" style:family="text">
      <style:text-properties fo:color="#3f55bf" style:font-name="Monospace1" fo:font-size="10pt" style:font-size-asian="10pt"/>
    </style:style>
    <style:style style:name="T120" style:family="text">
      <style:text-properties fo:color="#7f9fbf" style:font-name="Monospace1" fo:font-size="10pt" fo:font-weight="bold" style:font-size-asian="10pt" style:font-weight-asian="bold"/>
    </style:style>
    <style:style style:name="T121" style:family="text">
      <style:text-properties fo:color="#7f9fbf" style:font-name="Monospace1" fo:font-size="10pt" style:font-size-asian="10pt"/>
    </style:style>
    <style:style style:name="T122" style:family="text">
      <style:text-properties officeooo:rsid="003450ff"/>
    </style:style>
    <style:style style:name="T123" style:family="text">
      <style:text-properties officeooo:rsid="003450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Compress\Adapter<text:span text:style-name="T28">Zlib</text:span></text:h>
      <text:p text:style-name="Class_20_Description"/>
      <text:p text:style-name="Class_20_Description"><text:span text:style-name="T29">The </text:span><text:span text:style-name="Class_20_Variables"><text:span text:style-name="T29">Compress\Adapter</text:span></text:span><text:span text:style-name="Class_20_Variables"><text:span text:style-name="T30">Zlib</text:span></text:span><text:span text:style-name="T29"> <text:s/></text:span><text:span text:style-name="T30">implements the Compress\iAdapter </text:span><text:span text:style-name="T29">interface </text:span><text:span text:style-name="T30">to provide support for the Zlib compression functions of the zlib module by Gailly &amp; Adler</text:span><text:span text:style-name="T29">.</text:span></text:p>
      <text:p text:style-name="Class_20_Description"/>
      <text:h text:style-name="Criteria_20_Title" text:outline-level="2">Design criteria and considerations.</text:h>
      <text:p text:style-name="Criteria_20_Body"/>
      <text:list xml:id="list5991451522220571671" text:style-name="L1">
        <text:list-item>
          <text:p text:style-name="P67">Implements the <text:span text:style-name="T1">Compress\iAdapter</text:span> interface;</text:p>
        </text:list-item>
        <text:list-item>
          <text:p text:style-name="P66"><text:span text:style-name="T28">u</text:span>ses the <text:span text:style-name="Class_20_Variables">Library/Compress</text:span> namespace;</text:p>
        </text:list-item>
        <text:list-item>
          <text:p text:style-name="P23"/>
        </text:list-item>
      </text:list>
      <text:h text:style-name="P328" text:outline-level="4"/>
      <text:h text:style-name="P328" text:outline-level="4"><text:span text:style-name="T31">Dependencie</text:span>s</text:h>
      <text:p text:style-name="P73"/>
      <text:p text:style-name="P73">The <text:span text:style-name="Class_20_Variables"><text:span text:style-name="T32">Compress\AdapterZlib</text:span></text:span> class contains the following <text:span text:style-name="T31">external dependencies</text:span>:</text:p>
      <text:p text:style-name="P73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323">Class Name</text:p>
          </table:table-cell>
        </table:table-row>
        <table:table-row>
          <table:table-cell table:style-name="Table24.A2" office:value-type="string">
            <text:p text:style-name="P324">Library\Compress\<text:span text:style-name="T28">i</text:span>Adapter</text:p>
          </table:table-cell>
        </table:table-row>
        <table:table-row>
          <table:table-cell table:style-name="Table24.A2" office:value-type="string">
            <text:p text:style-name="P325">Library\Compress\Exception</text:p>
          </table:table-cell>
        </table:table-row>
        <table:table-row>
          <table:table-cell table:style-name="Table24.A2" office:value-type="string">
            <text:p text:style-name="P326">Library\Error</text:p>
          </table:table-cell>
        </table:table-row>
      </table:table>
      <text:p text:style-name="P72"/>
      <text:h text:style-name="P327" text:outline-level="4">Interface Methods</text:h>
      <text:p text:style-name="Method_20_Body"/>
      <text:p text:style-name="Method_20_Body">The <text:span text:style-name="Class_20_Variables">Compress\Adapter</text:span><text:span text:style-name="Class_20_Variables"><text:span text:style-name="T33">Zlib</text:span></text:span> <text:span text:style-name="T33">class implements</text:span> the following <text:span text:style-name="T38">Compress\iAdapter</text:span><text:span text:style-name="T33"> </text:span>mandatory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7">Method</text:p>
            </table:table-cell>
            <table:table-cell table:style-name="Table3.B1" office:value-type="string">
              <text:p text:style-name="P7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9"><text:a xlink:type="simple" xlink:href="#open" text:style-name="Internet_20_link" text:visited-style-name="Visited_20_Internet_20_Link">open</text:a></text:p>
          </table:table-cell>
          <table:table-cell table:style-name="Table3.B28" office:value-type="string">
            <text:p text:style-name="P3">Open a compressed file.</text:p>
          </table:table-cell>
        </table:table-row>
        <table:table-row table:style-name="Table3.3">
          <table:table-cell table:style-name="Table3.A2" office:value-type="string">
            <text:p text:style-name="P9">fgetc</text:p>
          </table:table-cell>
          <table:table-cell table:style-name="Table3.B28" office:value-type="string">
            <text:p text:style-name="Method_20_Table_20_Description">Get the next character from the current file.</text:p>
          </table:table-cell>
        </table:table-row>
        <table:table-row table:style-name="Table3.4">
          <table:table-cell table:style-name="Table3.A2" office:value-type="string">
            <text:p text:style-name="P9">fgets</text:p>
          </table:table-cell>
          <table:table-cell table:style-name="Table3.B28" office:value-type="string">
            <text:p text:style-name="Method_20_Table_20_Description">Get the next length of uncompressed characters from the current file.</text:p>
          </table:table-cell>
        </table:table-row>
        <table:table-row table:style-name="Table3.5">
          <table:table-cell table:style-name="Table3.A2" office:value-type="string">
            <text:p text:style-name="P9">fgetss</text:p>
          </table:table-cell>
          <table:table-cell table:style-name="Table3.B28" office:value-type="string">
            <text:p text:style-name="Method_20_Table_20_Description">Get the next length of uncompressed characters from the current file and strip tags.</text:p>
          </table:table-cell>
        </table:table-row>
        <table:table-row table:style-name="Table3.6">
          <table:table-cell table:style-name="Table3.A2" office:value-type="string">
            <text:p text:style-name="P9">fread</text:p>
          </table:table-cell>
          <table:table-cell table:style-name="Table3.B28" office:value-type="string">
            <text:p text:style-name="Method_20_Table_20_Description">Read up to length uncompressed bytes from a file.</text:p>
          </table:table-cell>
        </table:table-row>
        <table:table-row table:style-name="Table3.7">
          <table:table-cell table:style-name="Table3.A2" office:value-type="string">
            <text:p text:style-name="P9">fwrite</text:p>
          </table:table-cell>
          <table:table-cell table:style-name="Table3.B28" office:value-type="string">
            <text:p text:style-name="Method_20_Table_20_Description">Write length bytes (or all) of the buffer to the current file.</text:p>
          </table:table-cell>
        </table:table-row>
        <table:table-row table:style-name="Table3.8">
          <table:table-cell table:style-name="Table3.A2" office:value-type="string">
            <text:p text:style-name="P9">fpassthru</text:p>
          </table:table-cell>
          <table:table-cell table:style-name="Table3.B28" office:value-type="string">
            <text:p text:style-name="Method_20_Table_20_Description">Send remainder of uncompressed file to the output device.</text:p>
          </table:table-cell>
        </table:table-row>
        <table:table-row table:style-name="Table3.9">
          <table:table-cell table:style-name="Table3.A2" office:value-type="string">
            <text:p text:style-name="P9">rewind</text:p>
          </table:table-cell>
          <table:table-cell table:style-name="Table3.B28" office:value-type="string">
            <text:p text:style-name="Method_20_Table_20_Description">Reset the file pointer to the start of the file.</text:p>
          </table:table-cell>
        </table:table-row>
        <table:table-row table:style-name="Table3.10">
          <table:table-cell table:style-name="Table3.A2" office:value-type="string">
            <text:p text:style-name="P9">fseek</text:p>
          </table:table-cell>
          <table:table-cell table:style-name="Table3.B28" office:value-type="string">
            <text:p text:style-name="Method_20_Table_20_Description">Seek to the given offset, or, if whence=SEEK_CUR, relative to current position.</text:p>
          </table:table-cell>
        </table:table-row>
        <table:table-row table:style-name="Table3.11">
          <table:table-cell table:style-name="Table3.A2" office:value-type="string">
            <text:p text:style-name="P9">ftell</text:p>
          </table:table-cell>
          <table:table-cell table:style-name="Table3.B28" office:value-type="string">
            <text:p text:style-name="Method_20_Table_20_Description">Return the current pointer into the UNCOMPRESSED file.</text:p>
          </table:table-cell>
        </table:table-row>
        <table:table-row table:style-name="Table3.12">
          <table:table-cell table:style-name="Table3.A2" office:value-type="string">
            <text:p text:style-name="P9">eof</text:p>
          </table:table-cell>
          <table:table-cell table:style-name="Table3.B28" office:value-type="string">
            <text:p text:style-name="Method_20_Table_20_Description">Test for end of file.</text:p>
          </table:table-cell>
        </table:table-row>
        <table:table-row table:style-name="Table3.13">
          <table:table-cell table:style-name="Table3.A2" office:value-type="string">
            <text:p text:style-name="P9">fclose</text:p>
          </table:table-cell>
          <table:table-cell table:style-name="Table3.B28" office:value-type="string">
            <text:p text:style-name="Method_20_Table_20_Description">Close the compressed file.</text:p>
          </table:table-cell>
        </table:table-row>
        <table:table-row table:style-name="Table3.14">
          <table:table-cell table:style-name="Table3.A2" office:value-type="string">
            <text:p text:style-name="P9">validHandle</text:p>
          </table:table-cell>
          <table:table-cell table:style-name="Table3.B28" office:value-type="string">
            <text:p text:style-name="Method_20_Table_20_Description">Returns if the handle is valid, throws exception if not valid.</text:p>
          </table:table-cell>
        </table:table-row>
        <table:table-row table:style-name="Table3.15">
          <table:table-cell table:style-name="Table3.A2" office:value-type="string">
            <text:p text:style-name="P9">handle</text:p>
          </table:table-cell>
          <table:table-cell table:style-name="Table3.B28" office:value-type="string">
            <text:p text:style-name="Method_20_Table_20_Description">Get the current file handle.</text:p>
          </table:table-cell>
        </table:table-row>
        <table:table-row table:style-name="Table3.16">
          <table:table-cell table:style-name="Table3.A2" office:value-type="string">
            <text:p text:style-name="P9">readToArray</text:p>
          </table:table-cell>
          <table:table-cell table:style-name="Table3.B28" office:value-type="string">
            <text:p text:style-name="Method_20_Table_20_Description">Open and read a complete gz-file into an array of lines.</text:p>
          </table:table-cell>
        </table:table-row>
        <table:table-row table:style-name="Table3.17">
          <table:table-cell table:style-name="Table3.A2" office:value-type="string">
            <text:p text:style-name="P9">readFileAndOutput</text:p>
          </table:table-cell>
          <table:table-cell table:style-name="Table3.B28" office:value-type="string">
            <text:p text:style-name="Method_20_Table_20_Description">Reads a file, decompresses it and writes it to standard output.</text:p>
          </table:table-cell>
        </table:table-row>
        <table:table-row table:style-name="Table3.18">
          <table:table-cell table:style-name="Table3.A2" office:value-type="string">
            <text:p text:style-name="P9">compress</text:p>
          </table:table-cell>
          <table:table-cell table:style-name="Table3.B28" office:value-type="string">
            <text:p text:style-name="Method_20_Table_20_Description">Convert the buffer into a compressed buffer.</text:p>
          </table:table-cell>
        </table:table-row>
        <table:table-row table:style-name="Table3.19">
          <table:table-cell table:style-name="Table3.A2" office:value-type="string">
            <text:p text:style-name="P9">uncompress</text:p>
          </table:table-cell>
          <table:table-cell table:style-name="Table3.B28" office:value-type="string">
            <text:p text:style-name="Method_20_Table_20_Description">Convert the compressed buffer into the uncompressed buffer.</text:p>
          </table:table-cell>
        </table:table-row>
        <table:table-row table:style-name="Table3.20">
          <table:table-cell table:style-name="Table3.A2" office:value-type="string">
            <text:p text:style-name="P9">encode</text:p>
          </table:table-cell>
          <table:table-cell table:style-name="Table3.B28" office:value-type="string">
            <text:p text:style-name="Method_20_Table_20_Description">Encode the supplied buffer.</text:p>
          </table:table-cell>
        </table:table-row>
        <table:table-row table:style-name="Table3.21">
          <table:table-cell table:style-name="Table3.A2" office:value-type="string">
            <text:p text:style-name="P9">decode</text:p>
          </table:table-cell>
          <table:table-cell table:style-name="Table3.B28" office:value-type="string">
            <text:p text:style-name="P3">Decode the supplied buffer.</text:p>
          </table:table-cell>
        </table:table-row>
        <table:table-row table:style-name="Table3.22">
          <table:table-cell table:style-name="Table3.A2" office:value-type="string">
            <text:p text:style-name="P9">inflate</text:p>
          </table:table-cell>
          <table:table-cell table:style-name="Table3.B28" office:value-type="string">
            <text:p text:style-name="Method_20_Table_20_Description">Inflate (decompress) the supplied buffer.</text:p>
          </table:table-cell>
        </table:table-row>
        <table:table-row table:style-name="Table3.23">
          <table:table-cell table:style-name="Table3.A2" office:value-type="string">
            <text:p text:style-name="P9">deflate</text:p>
          </table:table-cell>
          <table:table-cell table:style-name="Table3.B28" office:value-type="string">
            <text:p text:style-name="P3">Deflate (compress) the supplied buffer.</text:p>
          </table:table-cell>
        </table:table-row>
        <table:table-row table:style-name="Table3.24">
          <table:table-cell table:style-name="Table3.A2" office:value-type="string">
            <text:p text:style-name="P9">compressionLevel</text:p>
          </table:table-cell>
          <table:table-cell table:style-name="Table3.B28" office:value-type="string">
            <text:p text:style-name="P3">Compression factor.</text:p>
          </table:table-cell>
        </table:table-row>
        <text:soft-page-break/>
        <table:table-row table:style-name="Table3.25">
          <table:table-cell table:style-name="Table3.A2" office:value-type="string">
            <text:p text:style-name="P9">lines</text:p>
          </table:table-cell>
          <table:table-cell table:style-name="Table3.B28" office:value-type="string">
            <text:p text:style-name="Method_20_Table_20_Description">Get an array containing the complete file, one line per element.</text:p>
          </table:table-cell>
        </table:table-row>
        <table:table-row table:style-name="Table3.26">
          <table:table-cell table:style-name="Table3.A2" office:value-type="string">
            <text:p text:style-name="P9">fileName</text:p>
          </table:table-cell>
          <table:table-cell table:style-name="Table3.B28" office:value-type="string">
            <text:p text:style-name="P3">Get (and / or set) the file name.</text:p>
          </table:table-cell>
        </table:table-row>
        <table:table-row table:style-name="Table3.27">
          <table:table-cell table:style-name="Table3.A2" office:value-type="string">
            <text:p text:style-name="P9">mode</text:p>
          </table:table-cell>
          <table:table-cell table:style-name="Table3.B28" office:value-type="string">
            <text:p text:style-name="P3">Get (and / or set) the file mode.</text:p>
          </table:table-cell>
        </table:table-row>
        <table:table-row table:style-name="Table3.28">
          <table:table-cell table:style-name="Table3.A2" office:value-type="string">
            <text:p text:style-name="P9">useIncludePath</text:p>
          </table:table-cell>
          <table:table-cell table:style-name="Table3.B28" office:value-type="string">
            <text:p text:style-name="Method_20_Table_20_Description">Get (and / or set) the use include path flag used when searching for a file.</text:p>
          </table:table-cell>
        </table:table-row>
      </table:table>
      <text:p text:style-name="Standard"/>
      <text:h text:style-name="Method_20_Listing_20_Title" text:outline-level="4"/>
      <text:h text:style-name="P69" text:outline-level="5"><text:bookmark-start text:name="open"/>open<text:bookmark-end text:name="open"/></text:h>
      <text:p text:style-name="Method_20_Body"/>
      <text:p text:style-name="P11">Open a compressed file.</text:p>
      <text:p text:style-name="Method_20_Body"/>
      <text:p text:style-name="P74">Algorithm</text:p>
      <text:list xml:id="list1363500637866691128" text:style-name="L2">
        <text:list-item>
          <text:p text:style-name="P115">Accept the parameter <text:span text:style-name="T37">fileName</text:span> as a string containing the name of the file to open;</text:p>
        </text:list-item>
        <text:list-item>
          <text:p text:style-name="P115">Accept the parameter <text:span text:style-name="T37">mode</text:span> as a string containing the open mode of the file;</text:p>
        </text:list-item>
        <text:list-item>
          <text:p text:style-name="P115">Accept the parameter <text:span text:style-name="T37">use</text:span><text:span text:style-name="T40">I</text:span><text:span text:style-name="T37">nclude</text:span><text:span text:style-name="T40">Path</text:span> as a boolean containing true to search include directories;</text:p>
          <text:p text:style-name="P115"/>
        </text:list-item>
        <text:list-item>
          <text:p text:style-name="P151">if the <text:span text:style-name="T37">handle</text:span> class property is null, go to step <text:span text:style-name="T1">6</text:span>;</text:p>
        </text:list-item>
        <text:list-item>
          <text:p text:style-name="P151">throw exception “<text:span text:style-name="T95">already assigned” </text:span>and exit;</text:p>
          <text:p text:style-name="P151"/>
        </text:list-item>
        <text:list-item>
          <text:p text:style-name="P152">pass the <text:span text:style-name="T37">fileName</text:span> parameter to the <text:span text:style-name="T1">fileName</text:span> class method and store the result in the <text:span text:style-name="T37">fileName</text:span> parameter</text:p>
        </text:list-item>
      </text:list>
      <text:list xml:id="list3964752710141630254" text:style-name="L4">
        <text:list-item>
          <text:list>
            <text:list-item>
              <text:p text:style-name="P168"><text:span text:style-name="T95">if the </text:span><text:span text:style-name="T39">fileName</text:span><text:span text:style-name="T95"> parameter is not null, go to step </text:span><text:span text:style-name="T2">8</text:span></text:p>
            </text:list-item>
          </text:list>
        </text:list-item>
      </text:list>
      <text:list xml:id="list110052061855893" text:continue-list="list1363500637866691128" text:style-name="L2">
        <text:list-header>
          <text:p text:style-name="P152"/>
        </text:list-header>
        <text:list-item>
          <text:p text:style-name="P152">throw exception “Missing Required Properties” and exit;</text:p>
          <text:p text:style-name="P152"/>
        </text:list-item>
        <text:list-item>
          <text:p text:style-name="P152">pass the <text:span text:style-name="T37">mode</text:span> parameter to the <text:span text:style-name="T1">mode</text:span> class method and store the result in the <text:span text:style-name="T37">mode</text:span> parameter</text:p>
        </text:list-item>
      </text:list>
      <text:list xml:id="list2784400611954021872" text:style-name="L3">
        <text:list-item>
          <text:list>
            <text:list-item>
              <text:p text:style-name="P167"><text:span text:style-name="T95">if the </text:span><text:span text:style-name="T39">mode</text:span><text:span text:style-name="T95"> parameter is null, go to step </text:span><text:span text:style-name="T2">7</text:span><text:span text:style-name="T95">;</text:span></text:p>
            </text:list-item>
          </text:list>
        </text:list-item>
      </text:list>
      <text:list xml:id="list110052123023588" text:continue-list="list110052061855893" text:style-name="L2">
        <text:list-header>
          <text:p text:style-name="P152"/>
        </text:list-header>
        <text:list-item>
          <text:p text:style-name="P152">pass the <text:span text:style-name="T37">fileName</text:span>, <text:span text:style-name="T37">mode</text:span> and <text:span text:style-name="T37">useIncludePath</text:span> parameters to the <text:span text:style-name="T1">PHP gzopen</text:span> function and assign the result to the <text:span text:style-name="T37">handle</text:span> class property;</text:p>
        </text:list-item>
      </text:list>
      <text:list xml:id="list5562346842740800451" text:style-name="L5">
        <text:list-item>
          <text:list>
            <text:list-item>
              <text:p text:style-name="P169"><text:span text:style-name="T95">if the </text:span><text:span text:style-name="T39">handle</text:span><text:span text:style-name="T95"> class property is not null, exit.</text:span></text:p>
            </text:list-item>
          </text:list>
        </text:list-item>
      </text:list>
      <text:list xml:id="list110051260570474" text:continue-list="list110052123023588" text:style-name="L2">
        <text:list-header>
          <text:p text:style-name="P152"/>
        </text:list-header>
        <text:list-item>
          <text:p text:style-name="P152">throw exception “File Open Error” and exit.</text:p>
        </text:list-item>
      </text:list>
      <text:p text:style-name="P123"/>
      <text:p text:style-name="P74">Implementation</text:p>
      <text:p text:style-name="Method_20_Body"/>
      <text:p text:style-name="P5">/**</text:p>
      <text:p text:style-name="P5"><text:s/>* open</text:p>
      <text:p text:style-name="P5"><text:s/>*</text:p>
      <text:p text:style-name="P5"><text:s/>* open a compressed file</text:p>
      <text:p text:style-name="P5"><text:s/>* <text:span text:style-name="T1">@param</text:span> string $file = name of the file to open</text:p>
      <text:p text:style-name="P18"><text:s/>* <text:span text:style-name="T1">@param</text:span> string $mode = file open mode - 3 bytes: 1st = access type {r, w, a}, </text:p>
      <text:p text:style-name="P18"><text:s/>*<text:tab/><text:tab/><text:tab/><text:tab/>2nd = text-mode, either text or binary {t, b}, </text:p>
      <text:p text:style-name="P18"><text:s/>*<text:tab/><text:tab/><text:tab/><text:tab/>3rd = compression level</text:p>
      <text:p text:style-name="P5"><text:s/>* <text:span text:style-name="T1">@param</text:span> boolean $use_includes = (optional) true = search include directories also</text:p>
      <text:p text:style-name="P5"><text:s/>* <text:span text:style-name="T1">@throws</text:span> \Library\Compress\Exception</text:p>
      <text:p text:style-name="P5"><text:s/>*/</text:p>
      <text:p text:style-name="P252">public function open($fileName=null, $mode=null, $useIncludePath=false)</text:p>
      <text:p text:style-name="P254">{</text:p>
      <text:p text:style-name="P61"><text:span text:style-name="T89">if </text:span><text:span text:style-name="T89">($this-&gt;</text:span><text:span text:style-name="T89">handle</text:span><text:span text:style-name="T89">)</text:span></text:p>
      <text:p text:style-name="P62">{</text:p>
      <text:p text:style-name="P62"><text:tab/>throw new Exception(Error::<text:span text:style-name="T36">code</text:span>('ResourceAlreadyAssigned'));</text:p>
      <text:p text:style-name="P62">}</text:p>
      <text:p text:style-name="P62"/>
      <text:p text:style-name="P63">if ((!$fileName = $this-&gt;fileName($fileName)) || </text:p>
      <text:p text:style-name="P63"><text:s text:c="4"/>(! $mode = $this-&gt;mode($mode)))</text:p>
      <text:p text:style-name="P62">{</text:p>
      <text:p text:style-name="P62"><text:tab/>throw new Exception(Error::<text:span text:style-name="T36">code</text:span>('MissingRequiredProperties'));</text:p>
      <text:p text:style-name="P62"><text:soft-page-break/>}</text:p>
      <text:p text:style-name="P62"/>
      <text:p text:style-name="P60">if (! $this-&gt;handle </text:p>
      <text:p text:style-name="P60"><text:tab/>= @\gzopen($fileName, $mode, $this-&gt;useIncludePath($useIncludePath)))</text:p>
      <text:p text:style-name="P62">{</text:p>
      <text:p text:style-name="P62"><text:tab/>throw new Exception(Error::<text:span text:style-name="T36">code</text:span>('FileOpenError'));</text:p>
      <text:p text:style-name="P62">}</text:p>
      <text:p text:style-name="P321">}</text:p>
      <text:p text:style-name="P267"/>
      <text:p text:style-name="Method_20_Body"/>
      <text:p text:style-name="P17">Narrative</text:p>
      <text:p text:style-name="Method_20_Body"/>
      <text:p text:style-name="Method_20_Body">The <text:span text:style-name="Class_20_Variables"><text:span text:style-name="T25">open</text:span></text:span> method expects three optional parameters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Properties</text:p>
          </table:table-cell>
          <table:table-cell table:style-name="Table8.B1" office:value-type="string">
            <text:p text:style-name="P7">Description</text:p>
          </table:table-cell>
        </table:table-row>
        <table:table-row>
          <table:table-cell table:style-name="Table8.A2" office:value-type="string">
            <text:p text:style-name="P8">$file</text:p>
          </table:table-cell>
          <table:table-cell table:style-name="Table8.B4" office:value-type="string">
            <text:p text:style-name="P2">The name of the file.</text:p>
          </table:table-cell>
        </table:table-row>
        <table:table-row>
          <table:table-cell table:style-name="Table8.A2" office:value-type="string">
            <text:p text:style-name="P8">$mode</text:p>
          </table:table-cell>
          <table:table-cell table:style-name="Table8.B4" office:value-type="string">
            <text:p text:style-name="P2">File open mode.</text:p>
          </table:table-cell>
        </table:table-row>
        <table:table-row>
          <table:table-cell table:style-name="Table8.A2" office:value-type="string">
            <text:p text:style-name="P8">$use<text:span text:style-name="T96">I</text:span>nclude<text:span text:style-name="T96">Path</text:span></text:p>
          </table:table-cell>
          <table:table-cell table:style-name="Table8.B4" office:value-type="string">
            <text:p text:style-name="P2">Search include directories when true.</text:p>
          </table:table-cell>
        </table:table-row>
      </table:table>
      <text:p text:style-name="Method_20_Body"/>
      <text:p text:style-name="Method_20_Body">The method will throw an exception upon failure to complete the open request.</text:p>
      <text:p text:style-name="Method_20_Body"><text:s/></text:p>
      <text:p text:style-name="Method_20_Body"/>
      <text:h text:style-name="P69" text:outline-level="5">fgetc</text:h>
      <text:p text:style-name="Method_20_Body"/>
      <text:p text:style-name="P172">Get the next character from the current file.</text:p>
      <text:p text:style-name="P172"/>
      <text:p text:style-name="P75">Algorithm</text:p>
      <text:list xml:id="list110050799278048" text:continue-list="list110051260570474" text:style-name="L2">
        <text:list-item text:start-value="1">
          <text:p text:style-name="P116">Accept the parameter <text:span text:style-name="T37">fileName</text:span> as a string containing the name of the file to open;</text:p>
          <text:p text:style-name="P116"/>
        </text:list-item>
        <text:list-item>
          <text:p text:style-name="P173">call the <text:span text:style-name="T1">validHandle</text:span> class method to make sure that the <text:span text:style-name="T37">handle</text:span> class property is valid;</text:p>
          <text:p text:style-name="P173"/>
        </text:list-item>
        <text:list-item>
          <text:p text:style-name="P173">pass the <text:span text:style-name="T37">handle</text:span> class property to the <text:span text:style-name="T1">PHP gzgetc</text:span> function and assign the result to the <text:span text:style-name="T37">buffer</text:span> class property;</text:p>
        </text:list-item>
      </text:list>
      <text:list xml:id="list2980200976907828069" text:style-name="L9">
        <text:list-item>
          <text:list>
            <text:list-item>
              <text:p text:style-name="P185"><text:span text:style-name="T97">if the </text:span><text:span text:style-name="T41">buffer</text:span><text:span text:style-name="T97"> class property is </text:span><text:span text:style-name="T34">not </text:span><text:span text:style-name="T97">empty, return the </text:span><text:span text:style-name="T41">buffer</text:span><text:span text:style-name="T97"> class property;</text:span></text:p>
            </text:list-item>
          </text:list>
        </text:list-item>
      </text:list>
      <text:list xml:id="list110051271005062" text:continue-list="list110050799278048" text:style-name="L2">
        <text:list-header>
          <text:p text:style-name="P173"/>
        </text:list-header>
        <text:list-item>
          <text:p text:style-name="P173">throw exception “File EOF” and exit. </text:p>
        </text:list-item>
      </text:list>
      <text:p text:style-name="P124"/>
      <text:p text:style-name="P75">Implementation</text:p>
      <text:p text:style-name="P170"/>
      <text:p text:style-name="P315"><text:span text:style-name="T61">/**</text:span></text:p>
      <text:p text:style-name="P5"><text:s/>* fgetc</text:p>
      <text:p text:style-name="P5"><text:s/>*</text:p>
      <text:p text:style-name="P5"><text:s/>* get the next character from the current file</text:p>
      <text:p text:style-name="P5"><text:s/>* <text:span text:style-name="T1">@return</text:span> string $char</text:p>
      <text:p text:style-name="P5"><text:s/>* <text:span text:style-name="T1">@t</text:span><text:span text:style-name="T94">hrows \Library\Compress\Exception</text:span></text:p>
      <text:p text:style-name="P314"><text:s/>*/</text:p>
      <text:p text:style-name="P32"><text:span text:style-name="T81"><text:tab/></text:span><text:span text:style-name="T81">public function </text:span><text:span text:style-name="T81">fgetc()</text:span></text:p>
      <text:p text:style-name="P54"><text:span text:style-name="T73"><text:tab/>{</text:span></text:p>
      <text:p text:style-name="P54"><text:span text:style-name="T73"><text:tab/><text:tab/>$this-&gt;validHandle();</text:span></text:p>
      <text:p text:style-name="P54"><text:span text:style-name="T73"><text:tab/><text:tab/></text:span><text:span text:style-name="T73">if </text:span><text:span text:style-name="T73">(! $this-&gt;</text:span><text:span text:style-name="T73">buffer</text:span><text:span text:style-name="T73"> = @\gzgetc($this-&gt;</text:span><text:span text:style-name="T73">handle</text:span><text:span text:style-name="T73">))</text:span></text:p>
      <text:p text:style-name="P54"><text:span text:style-name="T73"><text:tab/><text:tab/>{</text:span></text:p>
      <text:p text:style-name="P54"><text:span text:style-name="T73"><text:tab/><text:tab/><text:tab/></text:span><text:span text:style-name="T73">throw new </text:span><text:span text:style-name="T73">Exception(Error::</text:span><text:span text:style-name="T80">code</text:span><text:span text:style-name="T73">(</text:span><text:span text:style-name="T73">'FileEOF'</text:span><text:span text:style-name="T73">));</text:span></text:p>
      <text:p text:style-name="P54"><text:span text:style-name="T73"><text:tab/><text:tab/>}</text:span></text:p>
      <text:p text:style-name="P53"/>
      <text:p text:style-name="P54"><text:span text:style-name="T73"><text:tab/><text:tab/></text:span><text:span text:style-name="T73">return </text:span><text:span text:style-name="T73">$this-&gt;</text:span><text:span text:style-name="T73">buffer</text:span><text:span text:style-name="T73">;</text:span></text:p>
      <text:p text:style-name="P54"><text:span text:style-name="T73"><text:tab/>}</text:span></text:p>
      <text:p text:style-name="P313"/>
      <text:p text:style-name="P15"/>
      <text:p text:style-name="P16">Narrative</text:p>
      <text:p text:style-name="P15"/>
      <text:p text:style-name="P15">Returns the next character from the current file.</text:p>
      <text:p text:style-name="P15"/>
      <text:p text:style-name="P15"/>
      <text:h text:style-name="P70" text:outline-level="5">fgets</text:h>
      <text:p text:style-name="P15"/>
      <text:p text:style-name="Method_20_Body">Get the next length of uncompressed characters from the current file.</text:p>
      <text:p text:style-name="P13"/>
      <text:p text:style-name="P184"/>
      <text:p text:style-name="P76">Algorithm</text:p>
      <text:list xml:id="list110051615298433" text:continue-list="list110051271005062" text:style-name="L2">
        <text:list-item text:start-value="1">
          <text:p text:style-name="P117">Accept the parameter <text:span text:style-name="T42">length</text:span> as a<text:span text:style-name="T99">n</text:span> <text:span text:style-name="T99">integer</text:span> containing the n<text:span text:style-name="T99">umber of </text:span><text:span text:style-name="T35">uncompressed</text:span><text:span text:style-name="T99"> characters to get from the file</text:span>;</text:p>
          <text:p text:style-name="P117"/>
        </text:list-item>
        <text:list-item>
          <text:p text:style-name="P174">call the <text:span text:style-name="T1">validHandle</text:span> class method to make sure that the <text:span text:style-name="T37">handle</text:span> class property is valid;</text:p>
          <text:p text:style-name="P174"/>
        </text:list-item>
        <text:list-item>
          <text:p text:style-name="P174">pass the <text:span text:style-name="T37">handle</text:span> class property <text:span text:style-name="T99">and the </text:span><text:span text:style-name="T42">length</text:span><text:span text:style-name="T99"> parameter </text:span>to the <text:span text:style-name="T1">PHP gzget</text:span><text:span text:style-name="T3">s</text:span> function and assign the result to the <text:span text:style-name="T37">buffer</text:span> class property;</text:p>
        </text:list-item>
      </text:list>
      <text:list xml:id="list6785462666438170693" text:style-name="L10">
        <text:list-item>
          <text:list>
            <text:list-item>
              <text:p text:style-name="P186"><text:span text:style-name="T97">if the </text:span><text:span text:style-name="T41">buffer</text:span><text:span text:style-name="T97"> class property is </text:span><text:span text:style-name="T34">not </text:span><text:span text:style-name="T97">empty, return the </text:span><text:span text:style-name="T41">buffer</text:span><text:span text:style-name="T97"> class property;</text:span></text:p>
            </text:list-item>
          </text:list>
        </text:list-item>
      </text:list>
      <text:list xml:id="list110051398845824" text:continue-list="list110051615298433" text:style-name="L2">
        <text:list-header>
          <text:p text:style-name="P174"/>
        </text:list-header>
        <text:list-item>
          <text:p text:style-name="P174">throw exception “File EOF” and exit. </text:p>
        </text:list-item>
      </text:list>
      <text:p text:style-name="P125"/>
      <text:p text:style-name="P76">Implementation</text:p>
      <text:p text:style-name="P187"/>
      <text:p text:style-name="P270">/**</text:p>
      <text:p text:style-name="P5"><text:s/>* fgets</text:p>
      <text:p text:style-name="P5"><text:s/>*</text:p>
      <text:p text:style-name="P5"><text:s/>* get the next length of uncompressed characters from the current file</text:p>
      <text:p text:style-name="P5"><text:s/>* <text:span text:style-name="T1">@param</text:span> integer $length = length of uncompressed characters</text:p>
      <text:p text:style-name="P5"><text:s/>* <text:span text:style-name="T1">@return</text:span> string $buffer</text:p>
      <text:p text:style-name="P5"><text:s/>* <text:span text:style-name="T1">@throws</text:span> \Library\Compress\Exception</text:p>
      <text:p text:style-name="P5"><text:s/>*/</text:p>
      <text:p text:style-name="P268">public function fgets($length)</text:p>
      <text:p text:style-name="P30"><text:span text:style-name="T62"><text:tab/></text:span><text:span text:style-name="T92">{</text:span></text:p>
      <text:p text:style-name="P34"><text:tab/><text:tab/>$this-&gt;validHandle();</text:p>
      <text:p text:style-name="P48"><text:tab/><text:tab/>if (! $this-&gt;buffer = @\gzgets($this-&gt;handle, $length))</text:p>
      <text:p text:style-name="P48"><text:tab/><text:tab/>{</text:p>
      <text:p text:style-name="P48"><text:tab/><text:tab/><text:tab/>throw new Exception(Error::<text:span text:style-name="T36">code</text:span>('FileEOF'));</text:p>
      <text:p text:style-name="P48"><text:tab/><text:tab/>}</text:p>
      <text:p text:style-name="P48"/>
      <text:p text:style-name="P48"><text:tab/><text:tab/>return $this-&gt;buffer;</text:p>
      <text:p text:style-name="P297">}</text:p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fgets</text:span></text:span><text:span text:style-name="T23"> method expects a single mandatory parameter:</text:span>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perties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8">$length</text:p>
          </table:table-cell>
          <table:table-cell table:style-name="Table1.B2" office:value-type="string">
            <text:p text:style-name="P2">Length of uncompressed characters.</text:p>
          </table:table-cell>
        </table:table-row>
      </table:table>
      <text:p text:style-name="P14"/>
      <text:p text:style-name="P14">A string containing the uncompressed characters is returned.</text:p>
      <text:p text:style-name="P14"/>
      <text:p text:style-name="P14">An exception will be thrown upon detection of an error.</text:p>
      <text:p text:style-name="P14"/>
      <text:p text:style-name="P14"/>
      <text:p text:style-name="P14"/>
      <text:h text:style-name="P70" text:outline-level="5">fgetss</text:h>
      <text:p text:style-name="P15"/>
      <text:p text:style-name="Method_20_Body">Get the next length of uncompressed characters from the current file and strip HTML/PHP tags.</text:p>
      <text:p text:style-name="P13"/>
      <text:p text:style-name="P77">Algorithm</text:p>
      <text:list xml:id="list110051002477689" text:continue-list="list110051398845824" text:style-name="L2">
        <text:list-item text:start-value="1">
          <text:p text:style-name="P118">Accept the parameter <text:span text:style-name="T42">length</text:span> as a<text:span text:style-name="T99">n</text:span> <text:span text:style-name="T99">integer</text:span> containing the n<text:span text:style-name="T99">umber of </text:span><text:span text:style-name="T35">uncompressed</text:span><text:span text:style-name="T99"> characters to get from the file</text:span>;</text:p>
        </text:list-item>
        <text:list-item>
          <text:p text:style-name="P190">accept the parameter <text:span text:style-name="T37">allowableTags</text:span> as an optional string containing a list of allowable tags;</text:p>
          <text:p text:style-name="P118"/>
        </text:list-item>
        <text:list-item>
          <text:p text:style-name="P175">call the <text:span text:style-name="T1">validHandle</text:span> class method to make sure that the <text:span text:style-name="T37">handle</text:span> class property is valid;</text:p>
          <text:p text:style-name="P175"/>
        </text:list-item>
        <text:list-item>
          <text:p text:style-name="P175">pass the <text:span text:style-name="T37">handle</text:span> class property, <text:span text:style-name="T100">the length parameter and the allowableTags parameter</text:span> to the <text:span text:style-name="T1">PHP gzget</text:span><text:span text:style-name="T4">ss</text:span> function and assign the result to the <text:span text:style-name="T37">buffer</text:span> class property;</text:p>
        </text:list-item>
      </text:list>
      <text:list xml:id="list3145443310922163042" text:style-name="L11">
        <text:list-item>
          <text:list>
            <text:list-item>
              <text:p text:style-name="P188"><text:span text:style-name="T97">if the </text:span><text:span text:style-name="T41">buffer</text:span><text:span text:style-name="T97"> class property is </text:span><text:span text:style-name="T34">not </text:span><text:span text:style-name="T97">empty, return the </text:span><text:span text:style-name="T41">buffer</text:span><text:span text:style-name="T97"> class property;</text:span></text:p>
            </text:list-item>
          </text:list>
        </text:list-item>
      </text:list>
      <text:list xml:id="list110052215169959" text:continue-list="list110051002477689" text:style-name="L2">
        <text:list-header>
          <text:p text:style-name="P175"/>
        </text:list-header>
        <text:list-item>
          <text:p text:style-name="P175">throw exception “File EOF” and exit. </text:p>
        </text:list-item>
      </text:list>
      <text:p text:style-name="P126"/>
      <text:p text:style-name="P77">Implementation</text:p>
      <text:p text:style-name="P189"/>
      <text:p text:style-name="P271">/**</text:p>
      <text:p text:style-name="P5"><text:s/>* fgetss</text:p>
      <text:p text:style-name="P5"><text:s/>*</text:p>
      <text:p text:style-name="P5"><text:s/>* get the next length of uncompressed characters from the current file</text:p>
      <text:p text:style-name="P18"><text:s/>* <text:span text:style-name="T1">@param</text:span> integer $length = length of uncompressed characters</text:p>
      <text:p text:style-name="P18"><text:s/>* <text:span text:style-name="T26">@param</text:span><text:span text:style-name="T27"> string $allowableTags = (optional) list of allowable tags</text:span></text:p>
      <text:p text:style-name="P5"><text:s/>* <text:span text:style-name="T1">@return</text:span> string $buffer</text:p>
      <text:p text:style-name="P5"><text:s/>* <text:span text:style-name="T1">@throws</text:span> \Library\Compress\Exception</text:p>
      <text:p text:style-name="P5"><text:s/>*/</text:p>
      <text:p text:style-name="P269">public function fgetss($length, $allowableTags=null)</text:p>
      <text:p text:style-name="P31"><text:span text:style-name="T62"><text:tab/></text:span><text:span text:style-name="T89">{</text:span></text:p>
      <text:p text:style-name="P48"><text:tab/><text:tab/>$this-&gt;validHandle();</text:p>
      <text:p text:style-name="P48"><text:tab/><text:tab/>if (! $this-&gt;buffer = @\gzgetss($this-&gt;handle, $length, $allowableTags))</text:p>
      <text:p text:style-name="P48"><text:tab/><text:tab/>{</text:p>
      <text:p text:style-name="P48"><text:tab/><text:tab/><text:tab/>throw new Exception(Error::<text:span text:style-name="T36">code</text:span>('FileEOF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320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fgets</text:span></text:span><text:span text:style-name="Class_20_Variables"><text:span text:style-name="T24">s</text:span></text:span><text:span text:style-name="T23"> method expects a single mandatory parameter:</text:span>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Properties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8">$length</text:p>
          </table:table-cell>
          <table:table-cell table:style-name="Table2.B2" office:value-type="string">
            <text:p text:style-name="P2">Length of uncompressed characters.</text:p>
          </table:table-cell>
        </table:table-row>
      </table:table>
      <text:p text:style-name="P14"/>
      <text:p text:style-name="P14">And a single optional parameter:</text:p>
      <text:p text:style-name="Method_20_Body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7">Properties</text:p>
          </table:table-cell>
          <table:table-cell table:style-name="Table4.B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8">$allowableTags</text:p>
          </table:table-cell>
          <table:table-cell table:style-name="Table4.B2" office:value-type="string">
            <text:p text:style-name="P2">List of allowable tags.</text:p>
          </table:table-cell>
        </table:table-row>
      </table:table>
      <text:p text:style-name="P14"/>
      <text:p text:style-name="P14">A string containing the uncompressed characters is returned.</text:p>
      <text:p text:style-name="P14"/>
      <text:p text:style-name="P14">An exception will be thrown upon detection of an error.</text:p>
      <text:p text:style-name="P14"/>
      <text:p text:style-name="P14"/>
      <text:p text:style-name="P4"/>
      <text:p text:style-name="P14"/>
      <text:h text:style-name="P70" text:outline-level="5">fread</text:h>
      <text:p text:style-name="P15"/>
      <text:p text:style-name="P10">Reads up to length uncompressed bytes from a file.</text:p>
      <text:p text:style-name="P171"/>
      <text:p text:style-name="P78">Algorithm</text:p>
      <text:list xml:id="list110052015897645" text:continue-list="list110052215169959" text:style-name="L2">
        <text:list-item text:start-value="1">
          <text:p text:style-name="P119">Accept the parameter <text:span text:style-name="T42">length</text:span> as a<text:span text:style-name="T99">n</text:span> <text:span text:style-name="T99">integer</text:span> containing the n<text:span text:style-name="T99">umber of </text:span><text:span text:style-name="T35">uncompressed</text:span><text:span text:style-name="T99"> characters to get from the file</text:span>;</text:p>
          <text:p text:style-name="P119"/>
        </text:list-item>
        <text:list-item>
          <text:p text:style-name="P176">call the <text:span text:style-name="T1">validHandle</text:span> class method to make sure that the <text:span text:style-name="T37">handle</text:span> class property is valid;</text:p>
          <text:p text:style-name="P176"/>
        </text:list-item>
        <text:list-item>
          <text:p text:style-name="P95"><text:span text:style-name="T97">pass the </text:span><text:span text:style-name="T41">handle</text:span><text:span text:style-name="T97"> class property to the </text:span><text:span text:style-name="T6">PHP gz</text:span><text:span text:style-name="T5">read</text:span><text:span text:style-name="T97"> function and assign the result to the </text:span><text:span text:style-name="T41">buffer</text:span><text:span text:style-name="T97"> class property;</text:span></text:p>
        </text:list-item>
        <text:list-item>
          <text:p text:style-name="P95"><text:span text:style-name="T97">return the </text:span><text:span text:style-name="T41">buffer</text:span><text:span text:style-name="T97"> class property;</text:span></text:p>
        </text:list-item>
      </text:list>
      <text:p text:style-name="P127"/>
      <text:p text:style-name="P78">Implementation</text:p>
      <text:p text:style-name="P191"/>
      <text:p text:style-name="P272">/**</text:p>
      <text:p text:style-name="P5"><text:s/>* fread</text:p>
      <text:p text:style-name="P5"><text:s/>*</text:p>
      <text:p text:style-name="P5"><text:s/>* Reads up to length uncompressed bytes from a file</text:p>
      <text:p text:style-name="P5"><text:s/>* <text:span text:style-name="T1">@param</text:span> integer $length = length of bytes to read from the file</text:p>
      <text:p text:style-name="P5"><text:s/>* <text:span text:style-name="T1">@return</text:span> string $buffer</text:p>
      <text:p text:style-name="P5"><text:s/>* <text:span text:style-name="T1">@throws</text:span> \Library\Compress\Exception</text:p>
      <text:p text:style-name="P5"><text:s/>*/</text:p>
      <text:p text:style-name="P255">public function fread($length)</text:p>
      <text:p text:style-name="P24"><text:span text:style-name="T64"><text:tab/></text:span><text:span text:style-name="T93">{</text:span></text:p>
      <text:p text:style-name="P35"><text:span text:style-name="T101"><text:tab/></text:span><text:tab/>$this-&gt;validHandle();</text:p>
      <text:p text:style-name="P48"/>
      <text:p text:style-name="P48"><text:tab/><text:tab/>$this-&gt;buffer = @\gzread($this-&gt;handle, $length);</text:p>
      <text:p text:style-name="P48"><text:tab/><text:tab/>return $this-&gt;buffer;</text:p>
      <text:p text:style-name="P298">}</text:p>
      <text:p text:style-name="P299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fread</text:span></text:span><text:span text:style-name="T23"> method expects a single mandatory parameter:</text:span>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Properties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8">$length</text:p>
          </table:table-cell>
          <table:table-cell table:style-name="Table5.B2" office:value-type="string">
            <text:p text:style-name="P2">Length of uncompressed characters.</text:p>
          </table:table-cell>
        </table:table-row>
      </table:table>
      <text:p text:style-name="P14"/>
      <text:p text:style-name="P14">A string containing the uncompressed characters is returned.</text:p>
      <text:p text:style-name="P14"/>
      <text:p text:style-name="P14">An exception will be thrown upon detection of an error.</text:p>
      <text:p text:style-name="P14"/>
      <text:p text:style-name="P4"/>
      <text:p text:style-name="P14"/>
      <text:h text:style-name="P70" text:outline-level="5">fwrite</text:h>
      <text:p text:style-name="P15"/>
      <text:p text:style-name="P10">Writes up to length bytes from the buffer to the current file.</text:p>
      <text:p text:style-name="P13"/>
      <text:p text:style-name="P79">Algorithm</text:p>
      <text:list xml:id="list110051518154752" text:continue-list="list110052015897645" text:style-name="L2">
        <text:list-item text:start-value="1">
          <text:p text:style-name="P120">Accept the parameter <text:span text:style-name="T43">buffer</text:span> as a <text:span text:style-name="T102">string</text:span> containing the <text:span text:style-name="T102">data to write to the file, and</text:span> the parameter <text:span text:style-name="T42">length</text:span> as a<text:span text:style-name="T99">n</text:span> <text:span text:style-name="T99">integer</text:span> containing the <text:span text:style-name="T102">number of bytes to write from the </text:span><text:span text:style-name="T7">buffer</text:span><text:span text:style-name="T102"> parameter</text:span>;</text:p>
          <text:p text:style-name="P120"/>
        </text:list-item>
        <text:list-item>
          <text:p text:style-name="P193"><text:span text:style-name="T97">call the </text:span><text:span text:style-name="T6">validHandle</text:span><text:span text:style-name="T97"> class method to make sure that the </text:span><text:span text:style-name="T41">handle</text:span><text:span text:style-name="T97"> class property is valid;</text:span></text:p>
        </text:list-item>
        <text:list-item>
          <text:p text:style-name="P193">pass the <text:span text:style-name="T37">buffer</text:span> parameter to the <text:span text:style-name="T1">buffer</text:span> class method and assign the result to the <text:span text:style-name="T37">buffer</text:span> parameter</text:p>
        </text:list-item>
      </text:list>
      <text:list xml:id="list980566476841228049" text:style-name="L13">
        <text:list-item>
          <text:list>
            <text:list-item>
              <text:p text:style-name="P194"><text:span text:style-name="T103">if the </text:span><text:span text:style-name="T44">buffer</text:span><text:span text:style-name="T103"> parameter is not empty or null, go to step </text:span><text:span text:style-name="T8">5</text:span><text:span text:style-name="T103">;</text:span></text:p>
            </text:list-item>
          </text:list>
        </text:list-item>
      </text:list>
      <text:list xml:id="list110050969430271" text:continue-list="list110051518154752" text:style-name="L2">
        <text:list-header>
          <text:p text:style-name="P193"/>
        </text:list-header>
        <text:list-item>
          <text:p text:style-name="P177"><text:span text:style-name="T103">throw exception “Empty Buffer” and exit;</text:span></text:p>
          <text:p text:style-name="P177"/>
        </text:list-item>
        <text:list-item>
          <text:p text:style-name="P193">if the <text:span text:style-name="T37">length</text:span> parameter is not null, go to step <text:span text:style-name="T1">7</text:span>;</text:p>
        </text:list-item>
        <text:list-item>
          <text:p text:style-name="P193">pass the <text:span text:style-name="T37">buffer</text:span> parameter to the <text:span text:style-name="T1">PHP strlen</text:span> function and assign the result to the <text:span text:style-name="T37">buffer</text:span> parameter;</text:p>
          <text:p text:style-name="P193"/>
        </text:list-item>
        <text:list-item>
          <text:p text:style-name="P193">pass the <text:span text:style-name="T37">handle</text:span> class property, and the <text:span text:style-name="T37">buffer</text:span> and <text:span text:style-name="T37">length</text:span> parameters, to the <text:span text:style-name="T1">PHP gzwrite</text:span> function and assign the result to the <text:span text:style-name="T37">bytes</text:span> method property;</text:p>
          <text:p text:style-name="P193"/>
        </text:list-item>
        <text:list-item>
          <text:p text:style-name="P96"><text:span text:style-name="T97">return the </text:span><text:span text:style-name="T41">b</text:span><text:span text:style-name="T43">ytes</text:span><text:span text:style-name="T97"> method property;</text:span></text:p>
        </text:list-item>
      </text:list>
      <text:p text:style-name="P128"/>
      <text:p text:style-name="P79">Implementation</text:p>
      <text:p text:style-name="P192"/>
      <text:p text:style-name="P273">/**</text:p>
      <text:p text:style-name="P5"><text:s/>* fwrite</text:p>
      <text:p text:style-name="P5"><text:s/>*</text:p>
      <text:p text:style-name="P5"><text:s/>* Write length bytes (or all) of the buffer to the current file</text:p>
      <text:p text:style-name="P5"><text:s/>* <text:span text:style-name="T1">@param</text:span> string $buffer = (optional) buffer to write, null = use current buffer</text:p>
      <text:p text:style-name="P5"><text:s/>* <text:span text:style-name="T1">@param</text:span> integer $length = (optional) buffer bytes to write, all if null</text:p>
      <text:p text:style-name="P5"><text:s/>* <text:span text:style-name="T1">@return</text:span> integer $bytes = bytes written</text:p>
      <text:p text:style-name="P5"><text:s/>* <text:span text:style-name="T1">@throws</text:span> \Library\Compress\Exception</text:p>
      <text:p text:style-name="P5"><text:s/>*/</text:p>
      <text:p text:style-name="P252">public function fwrite($buffer=null, $length=null)</text:p>
      <text:p text:style-name="P33"><text:tab/>{</text:p>
      <text:p text:style-name="P48"><text:tab/><text:tab/>$this-&gt;validHandle();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$length === null)</text:p>
      <text:p text:style-name="P48"><text:tab/><text:tab/>{</text:p>
      <text:p text:style-name="P48"><text:tab/><text:tab/><text:tab/>$length = strlen($buffer);</text:p>
      <text:p text:style-name="P48"><text:tab/><text:tab/>}</text:p>
      <text:p text:style-name="P48"/>
      <text:p text:style-name="P48"><text:tab/><text:tab/>$this-&gt;bytes = @\gzwrite($this-&gt;handle, $buffer, $length);</text:p>
      <text:p text:style-name="P48"><text:tab/><text:tab/>return $this-&gt;bytes;</text:p>
      <text:p text:style-name="P48"><text:tab/>}</text:p>
      <text:p text:style-name="P296"/>
      <text:p text:style-name="P14"/>
      <text:p text:style-name="P13"><text:soft-page-break/>Narrative</text:p>
      <text:p text:style-name="P11"/>
      <text:p text:style-name="P12"><text:span text:style-name="T23">The </text:span><text:span text:style-name="Class_20_Variables"><text:span text:style-name="T23">fwrite</text:span></text:span><text:span text:style-name="T23"> method expects two optional parameters:</text:span>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Properties</text:p>
          </table:table-cell>
          <table:table-cell table:style-name="Table6.B1" office:value-type="string">
            <text:p text:style-name="P7">Description</text:p>
          </table:table-cell>
        </table:table-row>
        <table:table-row>
          <table:table-cell table:style-name="Table6.A2" office:value-type="string">
            <text:p text:style-name="P8">$buffer</text:p>
          </table:table-cell>
          <table:table-cell table:style-name="Table6.B3" office:value-type="string">
            <text:p text:style-name="P2">Buffer to write.</text:p>
          </table:table-cell>
        </table:table-row>
        <table:table-row>
          <table:table-cell table:style-name="Table6.A2" office:value-type="string">
            <text:p text:style-name="P8">$length</text:p>
          </table:table-cell>
          <table:table-cell table:style-name="Table6.B3" office:value-type="string">
            <text:p text:style-name="P2">Length of characters to output.</text:p>
          </table:table-cell>
        </table:table-row>
      </table:table>
      <text:p text:style-name="P14"/>
      <text:p text:style-name="P14">The provided buffer is written to the file.</text:p>
      <text:p text:style-name="P14"/>
      <text:p text:style-name="P14">The number of bytes written is returned upon successful completion.</text:p>
      <text:p text:style-name="P14"/>
      <text:p text:style-name="P14">An exception will be thrown upon detection of an error.</text:p>
      <text:p text:style-name="P14"/>
      <text:p text:style-name="P4"/>
      <text:p text:style-name="P14"/>
      <text:h text:style-name="P70" text:outline-level="5">fpassthru</text:h>
      <text:p text:style-name="P15"/>
      <text:p text:style-name="P10">Send the remainder of the uncompressed file to the output device.</text:p>
      <text:p text:style-name="P13"/>
      <text:p text:style-name="P87"><text:span text:style-name="T33">Algorithm</text:span></text:p>
      <text:list xml:id="list110052287601098" text:continue-list="list110050969430271" text:style-name="L2">
        <text:list-item text:start-value="1">
          <text:p text:style-name="P178">call the <text:span text:style-name="T1">validHandle</text:span> class method to make sure that the <text:span text:style-name="T37">handle</text:span> class property is valid;</text:p>
          <text:p text:style-name="P178"/>
        </text:list-item>
        <text:list-item>
          <text:p text:style-name="P178">pass the <text:span text:style-name="T37">handle</text:span> class property to the <text:span text:style-name="T1">PHP gz</text:span><text:span text:style-name="T9">passthru</text:span> function and assign the result to the <text:span text:style-name="T37">b</text:span><text:span text:style-name="T45">ytes</text:span> class property</text:p>
        </text:list-item>
      </text:list>
      <text:list xml:id="list7243383473864144747" text:style-name="L14">
        <text:list-item>
          <text:list>
            <text:list-item>
              <text:p text:style-name="P195"><text:span text:style-name="T97">if the </text:span><text:span text:style-name="T41">b</text:span><text:span text:style-name="T45">ytes</text:span><text:span text:style-name="T97"> class property is not false, return the </text:span><text:span text:style-name="T41">b</text:span><text:span text:style-name="T45">ytes</text:span><text:span text:style-name="T97"> class property;</text:span></text:p>
            </text:list-item>
          </text:list>
        </text:list-item>
      </text:list>
      <text:list xml:id="list110050982612957" text:continue-list="list110052287601098" text:style-name="L2">
        <text:list-header>
          <text:p text:style-name="P178"/>
        </text:list-header>
        <text:list-item>
          <text:p text:style-name="P178">throw exception “File <text:span text:style-name="T104">Flush Failed</text:span>” and exit. </text:p>
        </text:list-item>
      </text:list>
      <text:p text:style-name="P129"/>
      <text:p text:style-name="P80">Implementation</text:p>
      <text:p text:style-name="P196"/>
      <text:p text:style-name="P274">/**</text:p>
      <text:p text:style-name="P5"><text:s/>* fpassthru</text:p>
      <text:p text:style-name="P5"><text:s/>*</text:p>
      <text:p text:style-name="P5"><text:s/>* Send remainder of uncompressed file to the output device</text:p>
      <text:p text:style-name="P5"><text:s/>* <text:span text:style-name="T1">@return</text:span> integer $bytes = number of uncompressed bytes processed</text:p>
      <text:p text:style-name="P5"><text:s/>* <text:span text:style-name="T1">@throws</text:span> \Library\Compress\Exception</text:p>
      <text:p text:style-name="P5"><text:s/>*/</text:p>
      <text:p text:style-name="P252">public function fpassthru()</text:p>
      <text:p text:style-name="P57">{</text:p>
      <text:p text:style-name="P48"><text:tab/><text:tab/>$this-&gt;validHandle();</text:p>
      <text:p text:style-name="P48"><text:tab/><text:tab/>if (! $this-&gt;bytes = @\gzpassthru($this-&gt;handle))</text:p>
      <text:p text:style-name="P48"><text:tab/><text:tab/>{</text:p>
      <text:p text:style-name="P48"><text:tab/><text:tab/><text:tab/>throw new Exception(Error::<text:span text:style-name="T36">code</text:span>('FileFlushFailed'));</text:p>
      <text:p text:style-name="P48"><text:tab/><text:tab/>}</text:p>
      <text:p text:style-name="P48"/>
      <text:p text:style-name="P48"><text:tab/><text:tab/>return $this-&gt;bytes;</text:p>
      <text:p text:style-name="P48"><text:tab/>}</text:p>
      <text:p text:style-name="P252"/>
      <text:p text:style-name="P14"/>
      <text:p text:style-name="P13">Narrative</text:p>
      <text:p text:style-name="P11"/>
      <text:p text:style-name="P14">The number of bytes written is returned upon successful completion.</text:p>
      <text:p text:style-name="P14"/>
      <text:p text:style-name="P14">An exception will be thrown upon detection of an error.</text:p>
      <text:p text:style-name="P14"/>
      <text:p text:style-name="P4"/>
      <text:p text:style-name="P4"/>
      <text:p text:style-name="P14"/>
      <text:h text:style-name="P70" text:outline-level="5">rewind</text:h>
      <text:p text:style-name="P15"/>
      <text:p text:style-name="P10">Reset the file pointer to the start of the file.</text:p>
      <text:p text:style-name="P13"/>
      <text:p text:style-name="P88"><text:span text:style-name="T33">Algorithm</text:span></text:p>
      <text:list xml:id="list110052561742533" text:continue-list="list110050982612957" text:style-name="L2">
        <text:list-item text:start-value="1">
          <text:p text:style-name="P179"><text:span text:style-name="T105">C</text:span>all the <text:span text:style-name="T1">validHandle</text:span> class method to make sure that the <text:span text:style-name="T37">handle</text:span> class property is valid;</text:p>
          <text:p text:style-name="P179"/>
        </text:list-item>
        <text:list-item>
          <text:p text:style-name="P97"><text:span text:style-name="T97">pass the </text:span><text:span text:style-name="T41">handle</text:span><text:span text:style-name="T97"> class property to the </text:span><text:span text:style-name="T6">PHP gz</text:span><text:span text:style-name="T10">rewind</text:span><text:span text:style-name="T97"> function</text:span></text:p>
        </text:list-item>
      </text:list>
      <text:list xml:id="list6339668568883175643" text:style-name="L16">
        <text:list-item>
          <text:list>
            <text:list-item>
              <text:p text:style-name="P198"><text:span text:style-name="T97">if the result is false, throw exception “File Rewind Error”</text:span></text:p>
            </text:list-item>
          </text:list>
        </text:list-item>
      </text:list>
      <text:list xml:id="list110052415777673" text:continue-list="list110052561742533" text:style-name="L2">
        <text:list-header>
          <text:p text:style-name="P97"/>
        </text:list-header>
        <text:list-item>
          <text:p text:style-name="P97"><text:span text:style-name="T97">exit. </text:span></text:p>
        </text:list-item>
      </text:list>
      <text:p text:style-name="P130"/>
      <text:p text:style-name="P81">Implementation</text:p>
      <text:p text:style-name="P197"/>
      <text:p text:style-name="P275">/**</text:p>
      <text:p text:style-name="P5"><text:s/>* rewind</text:p>
      <text:p text:style-name="P5"><text:s/>*</text:p>
      <text:p text:style-name="P5"><text:s/>* reset the file pointer to the start of the file</text:p>
      <text:p text:style-name="P5"><text:s/>* <text:span text:style-name="T1">@throws</text:span> \Library\Compress\Exception</text:p>
      <text:p text:style-name="P5"><text:s/>*/</text:p>
      <text:p text:style-name="P300">public function rewind()</text:p>
      <text:p text:style-name="P58">{</text:p>
      <text:p text:style-name="P48"><text:tab/><text:tab/>$this-&gt;validHandle();</text:p>
      <text:p text:style-name="P48"><text:tab/><text:tab/>if (! \gzrewind($this-&gt;handle))</text:p>
      <text:p text:style-name="P48"><text:tab/><text:tab/>{</text:p>
      <text:p text:style-name="P48"><text:tab/><text:tab/><text:tab/>throw new Exception(Error::<text:span text:style-name="T36">code</text:span>('FileRewindError'));</text:p>
      <text:p text:style-name="P48"><text:tab/><text:tab/>}</text:p>
      <text:p text:style-name="P48"><text:tab/>}</text:p>
      <text:p text:style-name="P252"/>
      <text:p text:style-name="P14"/>
      <text:p text:style-name="P13">Narrative</text:p>
      <text:p text:style-name="P11"/>
      <text:p text:style-name="P14">An exception will be thrown upon detection of an error.</text:p>
      <text:p text:style-name="P14"/>
      <text:p text:style-name="P4"/>
      <text:p text:style-name="P4"/>
      <text:p text:style-name="P14"/>
      <text:p text:style-name="P4"/>
      <text:h text:style-name="P70" text:outline-level="5">fseek</text:h>
      <text:p text:style-name="P15"/>
      <text:p text:style-name="P10">Seek to the given offset, or, if whence=SEEK_CUR, relative to current position.</text:p>
      <text:p text:style-name="P13"/>
      <text:p text:style-name="P89"><text:span text:style-name="T33">Algorithm</text:span></text:p>
      <text:list xml:id="list110052671066092" text:continue-list="list110052415777673" text:style-name="L2">
        <text:list-item text:start-value="1">
          <text:p text:style-name="P180"><text:span text:style-name="T105">Accept the parameter </text:span><text:span text:style-name="T46">offset</text:span><text:span text:style-name="T105"> as the distance to seek and the parameter </text:span><text:span text:style-name="T46">whence</text:span><text:span text:style-name="T105"> as the seek type;</text:span></text:p>
          <text:p text:style-name="P180"/>
        </text:list-item>
        <text:list-item>
          <text:p text:style-name="P180"><text:span text:style-name="T105">c</text:span>all the <text:span text:style-name="T1">validHandle</text:span> class method to make sure that the <text:span text:style-name="T37">handle</text:span> class property is valid;</text:p>
          <text:p text:style-name="P180"/>
        </text:list-item>
        <text:list-item>
          <text:p text:style-name="P98"><text:span text:style-name="T97">pass the </text:span><text:span text:style-name="T41">handle</text:span><text:span text:style-name="T97"> class property, and the offset and whence properties, to the </text:span><text:span text:style-name="T6">PHP gz</text:span><text:span text:style-name="T11">seek</text:span><text:span text:style-name="T97"> function</text:span></text:p>
        </text:list-item>
      </text:list>
      <text:list xml:id="list3243081170325581998" text:style-name="L17">
        <text:list-item>
          <text:list>
            <text:list-item>
              <text:p text:style-name="P199"><text:span text:style-name="T97">if the result is non-zero, throw exception “File Seek Error”</text:span></text:p>
            </text:list-item>
          </text:list>
        </text:list-item>
      </text:list>
      <text:list xml:id="list110051051976396" text:continue-list="list110052671066092" text:style-name="L2">
        <text:list-header>
          <text:p text:style-name="P98"/>
        </text:list-header>
        <text:list-item>
          <text:p text:style-name="P98"><text:span text:style-name="T97">exit. </text:span></text:p>
        </text:list-item>
      </text:list>
      <text:p text:style-name="P131"/>
      <text:p text:style-name="P82">Implementation</text:p>
      <text:p text:style-name="P200"/>
      <text:p text:style-name="P276">/**</text:p>
      <text:p text:style-name="P5"><text:s/>* fseek</text:p>
      <text:p text:style-name="P5"><text:s/>*</text:p>
      <text:p text:style-name="P5"><text:s/>* Seek to the given offset, or, if whence=SEEK_CUR, relative to current position</text:p>
      <text:p text:style-name="P5"><text:s/>* <text:span text:style-name="T1">@param</text:span> integer $offset = distance to seek</text:p>
      <text:p text:style-name="P18"><text:s/>* <text:span text:style-name="T1">@param</text:span> integer $whence = (optional) seek type, SEEK_SET (absolute) or </text:p>
      <text:p text:style-name="P18"><text:s/>*<text:tab/><text:tab/><text:tab/><text:tab/><text:tab/><text:tab/><text:tab/> <text:s text:c="3"/>SEEK_CUR (relative)</text:p>
      <text:p text:style-name="P5"><text:s/>* <text:span text:style-name="T1">@throws</text:span> \Library\Compress\Exception</text:p>
      <text:p text:style-name="P5"><text:s/>*/</text:p>
      <text:p text:style-name="P256">public function fseek($offset, $whence=SEEK_SET)</text:p>
      <text:p text:style-name="P25"><text:span text:style-name="T64"><text:tab/></text:span><text:span text:style-name="T89">{</text:span></text:p>
      <text:p text:style-name="P48"><text:tab/><text:tab/>$this-&gt;validHandle();</text:p>
      <text:p text:style-name="P48"><text:tab/><text:tab/>if (@\gzseek($this-&gt;handle, $offset, $whence) != 0)</text:p>
      <text:p text:style-name="P48"><text:tab/><text:tab/>{</text:p>
      <text:p text:style-name="P48"><text:tab/><text:tab/><text:tab/>throw new Exception(Error::<text:span text:style-name="T36">code</text:span>('FileSeekError'));</text:p>
      <text:p text:style-name="P48"><text:tab/><text:tab/>}</text:p>
      <text:p text:style-name="P48"><text:tab/>}</text:p>
      <text:p text:style-name="P301"/>
      <text:p text:style-name="P316"/>
      <text:p text:style-name="P13">Narrative</text:p>
      <text:p text:style-name="P11"/>
      <text:p text:style-name="P12"><text:span text:style-name="T23">The </text:span><text:span text:style-name="Class_20_Variables"><text:span text:style-name="T23">fseek</text:span></text:span><text:span text:style-name="T23"> method expects single mandatory parameter:</text:span>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Properties</text:p>
          </table:table-cell>
          <table:table-cell table:style-name="Table7.B1" office:value-type="string">
            <text:p text:style-name="P7">Description</text:p>
          </table:table-cell>
        </table:table-row>
        <table:table-row>
          <table:table-cell table:style-name="Table7.A2" office:value-type="string">
            <text:p text:style-name="P8">$offset</text:p>
          </table:table-cell>
          <table:table-cell table:style-name="Table7.B2" office:value-type="string">
            <text:p text:style-name="P2">Distance to seek.</text:p>
          </table:table-cell>
        </table:table-row>
      </table:table>
      <text:p text:style-name="P14"/>
      <text:p text:style-name="Method_20_Body">and a single optional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Properties</text:p>
          </table:table-cell>
          <table:table-cell table:style-name="Table9.B1" office:value-type="string">
            <text:p text:style-name="P7">Description</text:p>
          </table:table-cell>
        </table:table-row>
        <table:table-row>
          <table:table-cell table:style-name="Table9.A2" office:value-type="string">
            <text:p text:style-name="P8">$whence</text:p>
          </table:table-cell>
          <table:table-cell table:style-name="Table9.B2" office:value-type="string">
            <text:p text:style-name="P2">Seek type: SEEK_SET (absolute) or SEEK_CUR (relative).</text:p>
          </table:table-cell>
        </table:table-row>
      </table:table>
      <text:p text:style-name="P14"/>
      <text:p text:style-name="P14">A seek operation is performed according to the provided parameter(s).</text:p>
      <text:p text:style-name="P14"><text:soft-page-break/></text:p>
      <text:p text:style-name="P14">An exception will be thrown upon detection of an error.</text:p>
      <text:p text:style-name="P14"/>
      <text:p text:style-name="P4"/>
      <text:p text:style-name="P14"/>
      <text:h text:style-name="P71" text:outline-level="5"/>
      <text:h text:style-name="P70" text:outline-level="5">ftell</text:h>
      <text:p text:style-name="P15"/>
      <text:p text:style-name="P10">Reset the file pointer to the start of the file.</text:p>
      <text:p text:style-name="P13"/>
      <text:p text:style-name="P90"><text:span text:style-name="T33">Algorithm</text:span></text:p>
      <text:list xml:id="list110051935890668" text:continue-list="list110051051976396" text:style-name="L2">
        <text:list-item text:start-value="1">
          <text:p text:style-name="P181"><text:span text:style-name="T106">C</text:span>all the <text:span text:style-name="T1">validHandle</text:span> class method to make sure that the <text:span text:style-name="T37">handle</text:span> class property is valid;</text:p>
          <text:p text:style-name="P181"/>
        </text:list-item>
        <text:list-item>
          <text:p text:style-name="P99"><text:span text:style-name="T97">pass the </text:span><text:span text:style-name="T41">handle</text:span><text:span text:style-name="T97"> class property to the </text:span><text:span text:style-name="T6">PHP gz</text:span><text:span text:style-name="T12">tell</text:span><text:span text:style-name="T97"> function and assign the result to the </text:span><text:span text:style-name="T41">position</text:span><text:span text:style-name="T97"> method property</text:span></text:p>
        </text:list-item>
      </text:list>
      <text:list xml:id="list6513135094766337086" text:style-name="L18">
        <text:list-item>
          <text:list>
            <text:list-item>
              <text:p text:style-name="P201"><text:span text:style-name="T97">if the</text:span><text:span text:style-name="T41"> position</text:span><text:span text:style-name="T97"> method property is false, throw exception “File Seek Error”</text:span></text:p>
            </text:list-item>
          </text:list>
        </text:list-item>
      </text:list>
      <text:list xml:id="list110052706149120" text:continue-list="list110051935890668" text:style-name="L2">
        <text:list-header>
          <text:p text:style-name="P99"/>
        </text:list-header>
        <text:list-item>
          <text:p text:style-name="P99"><text:span text:style-name="T97">exit. </text:span></text:p>
        </text:list-item>
      </text:list>
      <text:p text:style-name="P132"/>
      <text:p text:style-name="P83">Implementation</text:p>
      <text:p text:style-name="P202"/>
      <text:p text:style-name="P277">/**</text:p>
      <text:p text:style-name="P5"><text:s/>* ftell</text:p>
      <text:p text:style-name="P5"><text:s/>*</text:p>
      <text:p text:style-name="P5"><text:s/>* Return the current pointer into the UNCOMPRESSED file</text:p>
      <text:p text:style-name="P5"><text:s/>* <text:span text:style-name="T1">@return</text:span> integer $offset</text:p>
      <text:p text:style-name="P5"><text:s/>* <text:span text:style-name="T1">@throws</text:span> \Library\Compress\Exception</text:p>
      <text:p text:style-name="P5"><text:s/>*/</text:p>
      <text:p text:style-name="P252">public function ftell()</text:p>
      <text:p text:style-name="P33"><text:tab/>{</text:p>
      <text:p text:style-name="P48"><text:tab/><text:tab/>$this-&gt;validHandle();</text:p>
      <text:p text:style-name="P48"><text:tab/><text:tab/>$position = @\gztell($this-&gt;handle);</text:p>
      <text:p text:style-name="P48"><text:tab/><text:tab/>if ($position === false)</text:p>
      <text:p text:style-name="P48"><text:tab/><text:tab/>{</text:p>
      <text:p text:style-name="P48"><text:tab/><text:tab/><text:tab/>throw new Exception(Error::<text:span text:style-name="T36">code</text:span>('FileSeekError'));</text:p>
      <text:p text:style-name="P48"><text:tab/><text:tab/>}</text:p>
      <text:p text:style-name="P48"/>
      <text:p text:style-name="P48"><text:tab/><text:tab/>return $position;</text:p>
      <text:p text:style-name="P48"><text:tab/>}</text:p>
      <text:p text:style-name="P252"/>
      <text:p text:style-name="P14"/>
      <text:p text:style-name="P13">Narrative</text:p>
      <text:p text:style-name="P11"/>
      <text:p text:style-name="P14">The current byte location in the file is returned.</text:p>
      <text:p text:style-name="P14"/>
      <text:p text:style-name="P14">An exception will be thrown upon detection of an error.</text:p>
      <text:p text:style-name="P4"/>
      <text:p text:style-name="P4"/>
      <text:p text:style-name="P4"/>
      <text:h text:style-name="P70" text:outline-level="5">eof</text:h>
      <text:p text:style-name="P15"/>
      <text:p text:style-name="P10">Return the end-of-file status.</text:p>
      <text:p text:style-name="P13"/>
      <text:p text:style-name="P91"><text:span text:style-name="T33">Algorithm</text:span></text:p>
      <text:list xml:id="list110051968861269" text:continue-list="list110052706149120" text:style-name="L2">
        <text:list-item text:start-value="1">
          <text:p text:style-name="P182"><text:span text:style-name="T106">C</text:span>all the <text:span text:style-name="T1">validHandle</text:span> class method to make sure that the <text:span text:style-name="T37">handle</text:span> class property is valid;</text:p>
          <text:p text:style-name="P182"/>
        </text:list-item>
        <text:list-item>
          <text:p text:style-name="P100"><text:span text:style-name="T97">pass the </text:span><text:span text:style-name="T41">handle</text:span><text:span text:style-name="T97"> class property to the </text:span><text:span text:style-name="T6">PHP gz</text:span><text:span text:style-name="T13">eof</text:span><text:span text:style-name="T97"> function and return the result. </text:span></text:p>
        </text:list-item>
      </text:list>
      <text:p text:style-name="P133"/>
      <text:p text:style-name="P84">Implementation</text:p>
      <text:p text:style-name="P203"/>
      <text:p text:style-name="P278">/**</text:p>
      <text:p text:style-name="P5"><text:s/>* eof</text:p>
      <text:p text:style-name="P5"><text:s/>*</text:p>
      <text:p text:style-name="P5"><text:s/>* Test the handle for end of file</text:p>
      <text:p text:style-name="P5"><text:s/>* <text:span text:style-name="T1">@return</text:span> boolean $eof = end of file status</text:p>
      <text:p text:style-name="P5"><text:s/>* <text:span text:style-name="T1">@throws</text:span> \Library\Compress\Exception</text:p>
      <text:p text:style-name="P5"><text:s/>*/</text:p>
      <text:p text:style-name="P302">public function eof(<text:span text:style-name="T107">)</text:span></text:p>
      <text:p text:style-name="P36"><text:tab/>{</text:p>
      <text:p text:style-name="P48"><text:tab/><text:tab/>$this-&gt;validHandle();</text:p>
      <text:p text:style-name="P48"><text:tab/><text:tab/>return \gzeof($this-&gt;handle);</text:p>
      <text:p text:style-name="P48"><text:tab/>}</text:p>
      <text:p text:style-name="P257"/>
      <text:p text:style-name="P14"/>
      <text:p text:style-name="P13">Narrative</text:p>
      <text:p text:style-name="P11"/>
      <text:p text:style-name="P14">Returns true if the file is at end-of-file, false otherwise.</text:p>
      <text:p text:style-name="P14"/>
      <text:p text:style-name="P14">An exception will be thrown upon detection of an error.</text:p>
      <text:p text:style-name="P4"/>
      <text:p text:style-name="P4"/>
      <text:p text:style-name="P4"/>
      <text:h text:style-name="P70" text:outline-level="5">fclose</text:h>
      <text:p text:style-name="P15"/>
      <text:p text:style-name="P10">Close the file.</text:p>
      <text:p text:style-name="P13"/>
      <text:p text:style-name="P92"><text:span text:style-name="T33">Algorithm</text:span></text:p>
      <text:list xml:id="list110050962891554" text:continue-list="list110051968861269" text:style-name="L2">
        <text:list-item text:start-value="1">
          <text:p text:style-name="P183"><text:span text:style-name="T106">C</text:span>all the <text:span text:style-name="T1">validHandle</text:span> class method to make sure that the <text:span text:style-name="T37">handle</text:span> class property is valid;</text:p>
          <text:p text:style-name="P183"/>
        </text:list-item>
        <text:list-item>
          <text:p text:style-name="P101"><text:span text:style-name="T97">pass the </text:span><text:span text:style-name="T41">handle</text:span><text:span text:style-name="T97"> class property to the </text:span><text:span text:style-name="T6">PHP gz</text:span><text:span text:style-name="T14">close</text:span><text:span text:style-name="T97"> function</text:span></text:p>
        </text:list-item>
      </text:list>
      <text:list xml:id="list1986730149874118975" text:style-name="L20">
        <text:list-item>
          <text:list>
            <text:list-item>
              <text:p text:style-name="P206"><text:span text:style-name="T108">if the result is true, go to step 5;</text:span></text:p>
            </text:list-item>
          </text:list>
        </text:list-item>
      </text:list>
      <text:list xml:id="list110052637450801" text:continue-list="list110050962891554" text:style-name="L2">
        <text:list-header>
          <text:p text:style-name="P205"/>
        </text:list-header>
        <text:list-item>
          <text:p text:style-name="P205">set the handle class property to null;</text:p>
        </text:list-item>
        <text:list-item>
          <text:p text:style-name="P205">throw exception “File Close Error” and exit;</text:p>
          <text:p text:style-name="P205"/>
        </text:list-item>
        <text:list-item>
          <text:p text:style-name="P205">set the handle class property to null;</text:p>
        </text:list-item>
        <text:list-item>
          <text:p text:style-name="P205">exit.</text:p>
        </text:list-item>
      </text:list>
      <text:p text:style-name="P134"/>
      <text:p text:style-name="P85">Implementation</text:p>
      <text:p text:style-name="P204"/>
      <text:p text:style-name="P317">/**</text:p>
      <text:p text:style-name="Method_20_Code_20_Listing"><text:s/>* fclose</text:p>
      <text:p text:style-name="Method_20_Code_20_Listing"><text:s/>*</text:p>
      <text:p text:style-name="Method_20_Code_20_Listing"><text:s/>* close the file</text:p>
      <text:p text:style-name="Method_20_Code_20_Listing"><text:s/>* <text:span text:style-name="T1">@throws</text:span> \Library\Compress\Exception</text:p>
      <text:p text:style-name="Method_20_Code_20_Listing"><text:s/>*/</text:p>
      <text:p text:style-name="P293">public function fclose()</text:p>
      <text:p text:style-name="P47"><text:span text:style-name="T64"><text:tab/></text:span><text:span text:style-name="T89">{</text:span></text:p>
      <text:p text:style-name="P48"><text:tab/><text:tab/>$this-&gt;validHandle();</text:p>
      <text:p text:style-name="P48"><text:tab/><text:tab/>if (! @\gzclose($this-&gt;handle))</text:p>
      <text:p text:style-name="P48"><text:tab/><text:tab/>{</text:p>
      <text:p text:style-name="P48"><text:tab/><text:tab/><text:tab/>$this-&gt;handle = null;</text:p>
      <text:p text:style-name="P48"><text:tab/><text:tab/><text:tab/>throw new Exception(Error::<text:span text:style-name="T36">code</text:span>('FileCloseError'));</text:p>
      <text:p text:style-name="P48"><text:tab/><text:tab/>}</text:p>
      <text:p text:style-name="P48"/>
      <text:p text:style-name="P48"><text:tab/><text:tab/>$this-&gt;handle = null;</text:p>
      <text:p text:style-name="P48"><text:tab/>}</text:p>
      <text:p text:style-name="P293"/>
      <text:p text:style-name="P14"/>
      <text:p text:style-name="P13">Narrative</text:p>
      <text:p text:style-name="P11"/>
      <text:p text:style-name="P14">An exception will be thrown upon detection of an error.</text:p>
      <text:p text:style-name="P4"/>
      <text:p text:style-name="P4"/>
      <text:p text:style-name="P4"/>
      <text:h text:style-name="P70" text:outline-level="5">validHandle</text:h>
      <text:p text:style-name="P15"/>
      <text:p text:style-name="P10">Check handle validity.</text:p>
      <text:p text:style-name="P13"/>
      <text:p text:style-name="P93"><text:span text:style-name="T33">Algorithm</text:span></text:p>
      <text:list xml:id="list110052837826591" text:continue-list="list110052637450801" text:style-name="L2">
        <text:list-item text:start-value="1">
          <text:p text:style-name="P208">If the handle class property is not null, return;</text:p>
        </text:list-item>
        <text:list-item>
          <text:p text:style-name="P208">thr<text:span text:style-name="T108">ow exception “</text:span>Not Initialized<text:span text:style-name="T108">” and exit.</text:span></text:p>
        </text:list-item>
      </text:list>
      <text:p text:style-name="P135"/>
      <text:p text:style-name="P135"/>
      <text:p text:style-name="P86">Implementation</text:p>
      <text:p text:style-name="P207"/>
      <text:p text:style-name="P279">/**</text:p>
      <text:p text:style-name="P5"><text:s/>* validHandle</text:p>
      <text:p text:style-name="P5"><text:s/>*</text:p>
      <text:p text:style-name="P5"><text:s/>* returns if the handle is valid, throws exception if not valid</text:p>
      <text:p text:style-name="P5"><text:s/>* <text:span text:style-name="T1">@throws</text:span> \Library\Compress\Exception</text:p>
      <text:p text:style-name="P5"><text:s/>*/</text:p>
      <text:p text:style-name="P258">public function validHandle()</text:p>
      <text:p text:style-name="P26"><text:span text:style-name="T64"><text:tab/></text:span><text:span text:style-name="T89">{</text:span></text:p>
      <text:p text:style-name="P48"><text:tab/><text:tab/>if (! $this-&gt;handle)</text:p>
      <text:p text:style-name="P48"><text:tab/><text:tab/>{</text:p>
      <text:p text:style-name="P48"><text:tab/><text:tab/><text:tab/>throw new Exception(Error::<text:span text:style-name="T36">code</text:span>('NotInitialized'));</text:p>
      <text:p text:style-name="P48"><text:tab/><text:tab/>}</text:p>
      <text:p text:style-name="P48"><text:tab/>}</text:p>
      <text:p text:style-name="P258"/>
      <text:p text:style-name="P14"/>
      <text:p text:style-name="P13">Narrative</text:p>
      <text:p text:style-name="P11"/>
      <text:p text:style-name="P14">An exception will be thrown upon detection of an error.</text:p>
      <text:p text:style-name="P4"/>
      <text:p text:style-name="P4"/>
      <text:p text:style-name="P4"/>
      <text:h text:style-name="P70" text:outline-level="5">handle</text:h>
      <text:p text:style-name="P15"/>
      <text:p text:style-name="P10">Get the current file handle.</text:p>
      <text:p text:style-name="P13"/>
      <text:p text:style-name="P94"><text:span text:style-name="T33">Algorithm</text:span></text:p>
      <text:list xml:id="list110051757176198" text:continue-list="list110052837826591" text:style-name="L2">
        <text:list-item text:start-value="1">
          <text:p text:style-name="P209"><text:span text:style-name="T109">Return the </text:span><text:span text:style-name="T47">handle</text:span><text:span text:style-name="T109"> class property.</text:span></text:p>
        </text:list-item>
      </text:list>
      <text:p text:style-name="P136"/>
      <text:p text:style-name="P136"><text:span text:style-name="T1">Implementation</text:span></text:p>
      <text:p text:style-name="P210"/>
      <text:p text:style-name="P280">/**</text:p>
      <text:p text:style-name="P5"><text:s/>* handle</text:p>
      <text:p text:style-name="P5"><text:s/>*</text:p>
      <text:p text:style-name="P5"><text:s/>* get the current file handle</text:p>
      <text:p text:style-name="P5"><text:s/>* <text:span text:style-name="T1">@return</text:span> resource $handle</text:p>
      <text:p text:style-name="P5"><text:s/>*/</text:p>
      <text:p text:style-name="P259">public function handle()</text:p>
      <text:p text:style-name="P27"><text:span text:style-name="T64"><text:tab/></text:span><text:span text:style-name="T89">{</text:span></text:p>
      <text:p text:style-name="P48"><text:tab/><text:tab/>return $this-&gt;handle;</text:p>
      <text:p text:style-name="P48"><text:tab/>}</text:p>
      <text:p text:style-name="P303"/>
      <text:p text:style-name="P14"/>
      <text:p text:style-name="P13">Narrative</text:p>
      <text:p text:style-name="P11"/>
      <text:p text:style-name="P14">Returns the current file handle.</text:p>
      <text:p text:style-name="P4"/>
      <text:p text:style-name="P4"/>
      <text:p text:style-name="P4"/>
      <text:h text:style-name="P70" text:outline-level="5">readToArray</text:h>
      <text:p text:style-name="P15"/>
      <text:p text:style-name="Method_20_Body">Open and read a complete gz-file into an array of lines.</text:p>
      <text:p text:style-name="P138"><text:span text:style-name="T1"/></text:p>
      <text:p text:style-name="P214"><text:span text:style-name="T1">Algorithm</text:span></text:p>
      <text:list xml:id="list110050819362562" text:continue-list="list110051757176198" text:style-name="L2">
        <text:list-item text:start-value="1">
          <text:p text:style-name="P102"><text:span text:style-name="T33">Accept the parameter </text:span><text:span text:style-name="T38">fileName</text:span><text:span text:style-name="T33"> as a string containing the name of the file to open and the parameter </text:span><text:span text:style-name="T38">use</text:span><text:span text:style-name="T40">I</text:span><text:span text:style-name="T38">nclude</text:span><text:span text:style-name="T40">Path</text:span><text:span text:style-name="T33"> as a boolean containing true to search include directories;</text:span></text:p>
          <text:p text:style-name="P121"/>
        </text:list-item>
        <text:list-item>
          <text:p text:style-name="P153">pass the <text:span text:style-name="T37">fileName</text:span> parameter to the <text:span text:style-name="T1">fileName</text:span> class method and store the result in the <text:span text:style-name="T37">fileName</text:span> parameter</text:p>
        </text:list-item>
      </text:list>
      <text:list xml:id="list7956564745367676005" text:style-name="L22">
        <text:list-item>
          <text:list>
            <text:list-item>
              <text:p text:style-name="P212"><text:span text:style-name="T95">if the </text:span><text:span text:style-name="T39">fileName</text:span><text:span text:style-name="T95"> parameter is not null, go to step </text:span><text:span text:style-name="T2">8</text:span></text:p>
            </text:list-item>
          </text:list>
        </text:list-item>
      </text:list>
      <text:list xml:id="list110052186326491" text:continue-list="list110050819362562" text:style-name="L2">
        <text:list-header>
          <text:p text:style-name="P153"/>
        </text:list-header>
        <text:list-item>
          <text:p text:style-name="P153">throw exception “Missing Required Properties” and exit;</text:p>
          <text:p text:style-name="P153"/>
        </text:list-item>
        <text:list-item>
          <text:p text:style-name="P153">pass the <text:span text:style-name="T37">fileName</text:span> and <text:span text:style-name="T37">useIncludePath</text:span> parameters to the <text:span text:style-name="T1">PHP gz</text:span><text:span text:style-name="T15">file</text:span> function and assign the result to the <text:span text:style-name="T47">lines</text:span><text:span text:style-name="T109"> method property</text:span>;</text:p>
        </text:list-item>
      </text:list>
      <text:list xml:id="list241772929664486550" text:style-name="L24">
        <text:list-item>
          <text:list>
            <text:list-item>
              <text:p text:style-name="P213"><text:span text:style-name="T109">return the </text:span><text:span text:style-name="T47">lines</text:span><text:span text:style-name="T109"> method property.</text:span></text:p>
            </text:list-item>
          </text:list>
        </text:list-item>
      </text:list>
      <text:list xml:id="list110051020454351" text:continue-list="list110052186326491" text:style-name="L2">
        <text:list-header>
          <text:p text:style-name="P153"/>
        </text:list-header>
      </text:list>
      <text:p text:style-name="P137"><text:span text:style-name="T1">Implementation</text:span></text:p>
      <text:p text:style-name="P211"/>
      <text:p text:style-name="P281">/**</text:p>
      <text:p text:style-name="P5"><text:s/>* readToArray</text:p>
      <text:p text:style-name="P5"><text:s/>*</text:p>
      <text:p text:style-name="P5"><text:s/>* Open and read a complete gz-file into an array of lines.</text:p>
      <text:p text:style-name="P5"><text:s/>* <text:span text:style-name="T1">@param</text:span> string $fileName = (optional) file name to open</text:p>
      <text:p text:style-name="P5"><text:s/>* <text:span text:style-name="T1">@param</text:span> boolean $useIncludePath = (optional) include path flag</text:p>
      <text:p text:style-name="P5"><text:s/>* <text:span text:style-name="T1">@return</text:span> array $lines</text:p>
      <text:p text:style-name="P5"><text:s/>* <text:span text:style-name="T1">@throws</text:span> \Library\Compress\Exception</text:p>
      <text:p text:style-name="P5"><text:s/>*/</text:p>
      <text:p text:style-name="P260">public function readToArray($fileName=null, $useIncludePath=false)</text:p>
      <text:p text:style-name="P37"><text:tab/>{</text:p>
      <text:p text:style-name="P48"><text:tab/><text:tab/>if (! $fileName = $this-&gt;fileName($fileName))</text:p>
      <text:p text:style-name="P48"><text:tab/><text:tab/>{</text:p>
      <text:p text:style-name="P48"><text:tab/><text:tab/><text:tab/>throw new Exception(Error::<text:span text:style-name="T36">code</text:span>('MissingRequiredProperties'));</text:p>
      <text:p text:style-name="P48"><text:tab/><text:tab/>}</text:p>
      <text:p text:style-name="P48"/>
      <text:p text:style-name="P48"><text:tab/><text:tab/>$this-&gt;lines = @\gzfile($fileName, $this-&gt;useIncludePath($useIncludePath));</text:p>
      <text:p text:style-name="P48"/>
      <text:p text:style-name="P48"><text:tab/><text:tab/>return $this-&gt;lines;</text:p>
      <text:p text:style-name="P48"><text:tab/>}</text:p>
      <text:p text:style-name="P304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readToArray</text:span></text:span><text:span text:style-name="T23"> method expects two optional parameters</text:span>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">Properties</text:p>
          </table:table-cell>
          <table:table-cell table:style-name="Table10.B1" office:value-type="string">
            <text:p text:style-name="P7">Description</text:p>
          </table:table-cell>
        </table:table-row>
        <table:table-row>
          <table:table-cell table:style-name="Table10.A2" office:value-type="string">
            <text:p text:style-name="P8">$fileName</text:p>
          </table:table-cell>
          <table:table-cell table:style-name="Table10.B3" office:value-type="string">
            <text:p text:style-name="P2">File name to open.</text:p>
          </table:table-cell>
        </table:table-row>
        <table:table-row>
          <table:table-cell table:style-name="Table10.A2" office:value-type="string">
            <text:p text:style-name="P8">$useIncludePath</text:p>
          </table:table-cell>
          <table:table-cell table:style-name="Table10.B3" office:value-type="string">
            <text:p text:style-name="P2">Search include path also, if true.</text:p>
          </table:table-cell>
        </table:table-row>
      </table:table>
      <text:p text:style-name="P14"/>
      <text:p text:style-name="P14">An array containing each line read as an array element.</text:p>
      <text:p text:style-name="P14"><text:soft-page-break/></text:p>
      <text:p text:style-name="P14">An exception will be thrown upon detection of an error.</text:p>
      <text:p text:style-name="P4"/>
      <text:p text:style-name="P4"/>
      <text:h text:style-name="P70" text:outline-level="5">readFileAndOutput</text:h>
      <text:p text:style-name="P15"/>
      <text:p text:style-name="Method_20_Body">Reads a file, decompresses it and writes it to standard output.</text:p>
      <text:p text:style-name="P13"/>
      <text:p text:style-name="P215"><text:span text:style-name="T1">Algorithm</text:span></text:p>
      <text:list xml:id="list110051972321643" text:continue-list="list110051020454351" text:style-name="L2">
        <text:list-item text:start-value="1">
          <text:p text:style-name="P103"><text:span text:style-name="T33">Accept the parameter </text:span><text:span text:style-name="T38">fileName</text:span><text:span text:style-name="T33"> as a string containing the name of the file to open, and the parameter </text:span><text:span text:style-name="T38">use</text:span><text:span text:style-name="T40">I</text:span><text:span text:style-name="T38">nclude</text:span><text:span text:style-name="T40">Path</text:span><text:span text:style-name="T33"> as a boolean containing true to search include directories;</text:span></text:p>
          <text:p text:style-name="P122"/>
        </text:list-item>
        <text:list-item>
          <text:p text:style-name="P154">pass the <text:span text:style-name="T37">fileName</text:span> parameter to the <text:span text:style-name="T1">fileName</text:span> class method and store the result in the <text:span text:style-name="T37">fileName</text:span> parameter</text:p>
        </text:list-item>
      </text:list>
      <text:list xml:id="list5358348672924217081" text:style-name="L25">
        <text:list-item>
          <text:list>
            <text:list-item>
              <text:p text:style-name="P227"><text:span text:style-name="T95">if the </text:span><text:span text:style-name="T39">fileName</text:span><text:span text:style-name="T95"> parameter is not null, go to step </text:span><text:span text:style-name="T2">8</text:span></text:p>
            </text:list-item>
          </text:list>
        </text:list-item>
      </text:list>
      <text:list xml:id="list110052706259651" text:continue-list="list110051972321643" text:style-name="L2">
        <text:list-header>
          <text:p text:style-name="P154"/>
        </text:list-header>
        <text:list-item>
          <text:p text:style-name="P154">throw exception “Missing Required Properties” and exit;</text:p>
          <text:p text:style-name="P154"/>
        </text:list-item>
        <text:list-item>
          <text:p text:style-name="P154">pass the <text:span text:style-name="T37">fileName</text:span> and <text:span text:style-name="T37">useIncludePath</text:span> parameters to the <text:span text:style-name="T1">PHP </text:span><text:span text:style-name="T16">read</text:span><text:span text:style-name="T1">gz</text:span><text:span text:style-name="T15">file</text:span> function and assign the result to the <text:span text:style-name="T48">bytes</text:span><text:span text:style-name="T109"> method property</text:span>;</text:p>
        </text:list-item>
      </text:list>
      <text:list xml:id="list618873454603758515" text:style-name="L26">
        <text:list-item>
          <text:list>
            <text:list-item>
              <text:p text:style-name="P228"><text:span text:style-name="T109">return the </text:span><text:span text:style-name="T47">bytes</text:span><text:span text:style-name="T109"> method property.</text:span></text:p>
            </text:list-item>
          </text:list>
        </text:list-item>
      </text:list>
      <text:list xml:id="list110052094135932" text:continue-list="list110052706259651" text:style-name="L2">
        <text:list-header>
          <text:p text:style-name="P154"/>
        </text:list-header>
      </text:list>
      <text:p text:style-name="P139"><text:span text:style-name="T1">Implementation</text:span></text:p>
      <text:p text:style-name="P229"/>
      <text:p text:style-name="P318">/**</text:p>
      <text:p text:style-name="Method_20_Code_20_Listing"><text:s/>* readFileAndOutput</text:p>
      <text:p text:style-name="Method_20_Code_20_Listing"><text:s/>*</text:p>
      <text:p text:style-name="Method_20_Code_20_Listing"><text:s/>* Reads a file, decompresses it and writes it to standard output.</text:p>
      <text:p text:style-name="Method_20_Code_20_Listing"><text:s/>* <text:span text:style-name="T1">@param</text:span> string $fileName = (optional) file name to open</text:p>
      <text:p text:style-name="Method_20_Code_20_Listing"><text:s/>* <text:span text:style-name="T1">@param</text:span> boolean $useIncludePath = (optional) include path flag</text:p>
      <text:p text:style-name="Method_20_Code_20_Listing"><text:s/>* <text:span text:style-name="T1">@return</text:span> integer $bytes = number of bytes read.</text:p>
      <text:p text:style-name="Method_20_Code_20_Listing"><text:s/>* <text:span text:style-name="T1">@throws</text:span> \Library\Compress\Exception</text:p>
      <text:p text:style-name="Method_20_Code_20_Listing"><text:s/>*/</text:p>
      <text:p text:style-name="P294">public function readFileAndOutput($fileName=null, $useIncludePath=false)</text:p>
      <text:p text:style-name="P38"><text:tab/>{</text:p>
      <text:p text:style-name="P48"><text:tab/><text:tab/>if (! $fileName = $this-&gt;fileName($fileName))</text:p>
      <text:p text:style-name="P48"><text:tab/><text:tab/>{</text:p>
      <text:p text:style-name="P48"><text:tab/><text:tab/><text:tab/>throw new Exception(Error::<text:span text:style-name="T36">code</text:span>('MissingRequiredProperties'));</text:p>
      <text:p text:style-name="P48"><text:tab/><text:tab/>}</text:p>
      <text:p text:style-name="P48"/>
      <text:p text:style-name="P49"><text:tab/><text:tab/>$this-&gt;bytes = @\readgzfile($fileName, </text:p>
      <text:p text:style-name="P49"><text:tab/><text:tab/><text:tab/><text:tab/><text:tab/><text:tab/> $this-&gt;useIncludePath($useIncludePath));</text:p>
      <text:p text:style-name="P48"/>
      <text:p text:style-name="P48"><text:tab/><text:tab/>return $this-&gt;bytes;</text:p>
      <text:p text:style-name="P48"><text:tab/>}</text:p>
      <text:p text:style-name="P305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readFileAndOutput</text:span></text:span><text:span text:style-name="T23"> method expects two optional parameters</text:span>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Properties</text:p>
          </table:table-cell>
          <table:table-cell table:style-name="Table11.B1" office:value-type="string">
            <text:p text:style-name="P7">Description</text:p>
          </table:table-cell>
        </table:table-row>
        <table:table-row>
          <table:table-cell table:style-name="Table11.A2" office:value-type="string">
            <text:p text:style-name="P8">$fileName</text:p>
          </table:table-cell>
          <table:table-cell table:style-name="Table11.B3" office:value-type="string">
            <text:p text:style-name="P2">File name to open.</text:p>
          </table:table-cell>
        </table:table-row>
        <table:table-row>
          <table:table-cell table:style-name="Table11.A2" office:value-type="string">
            <text:p text:style-name="P8">$useIncludePath</text:p>
          </table:table-cell>
          <table:table-cell table:style-name="Table11.B3" office:value-type="string">
            <text:p text:style-name="P2">Search include path also, if true.</text:p>
          </table:table-cell>
        </table:table-row>
      </table:table>
      <text:p text:style-name="P14"/>
      <text:p text:style-name="P14">Returns the number of bytes read.</text:p>
      <text:p text:style-name="P14"><text:soft-page-break/></text:p>
      <text:p text:style-name="P14">An exception will be thrown upon detection of an error.</text:p>
      <text:p text:style-name="P4"/>
      <text:h text:style-name="P70" text:outline-level="5">compress</text:h>
      <text:p text:style-name="P15"/>
      <text:p text:style-name="Method_20_Body"><text:span text:style-name="T22">Uses ZLIB compression to convert the buffer into a compressed buffer</text:span>.</text:p>
      <text:p text:style-name="P13"/>
      <text:p text:style-name="P216"><text:span text:style-name="T1">Algorithm</text:span></text:p>
      <text:list xml:id="list110051344896701" text:continue-list="list110052094135932" text:style-name="L2">
        <text:list-item text:start-value="1">
          <text:p text:style-name="P104"><text:span text:style-name="T33">Accept the parameter </text:span><text:span text:style-name="T49">buffer</text:span><text:span text:style-name="T33"> as a string containing the buffer to compress, and the parameter </text:span><text:span text:style-name="T49">level</text:span><text:span text:style-name="T33"> as an integer containing the compression level;</text:span></text:p>
          <text:p text:style-name="P104"/>
        </text:list-item>
        <text:list-item>
          <text:p text:style-name="P104"><text:span text:style-name="T33">if the </text:span><text:span text:style-name="T50">buffer</text:span><text:span text:style-name="T95"> parameter is not null, go to step </text:span><text:span text:style-name="T17">4</text:span></text:p>
        </text:list-item>
        <text:list-item>
          <text:p text:style-name="P155">throw exception “<text:span text:style-name="T110">Empty Buffer</text:span>” and exit;</text:p>
          <text:p text:style-name="P155"/>
        </text:list-item>
        <text:list-item>
          <text:p text:style-name="P156"><text:span text:style-name="T111">if the </text:span><text:span text:style-name="T51">level</text:span><text:span text:style-name="T111"> parameter is not null, go to step </text:span><text:span text:style-name="T17">6</text:span><text:span text:style-name="T111">;</text:span></text:p>
        </text:list-item>
        <text:list-item>
          <text:p text:style-name="P231">set the l<text:span text:style-name="T37">evel</text:span> parameter to -1;</text:p>
          <text:p text:style-name="P231"/>
        </text:list-item>
        <text:list-item>
          <text:p text:style-name="P156">pass the <text:span text:style-name="T51">buffer</text:span> and <text:span text:style-name="T51">level</text:span> parameters to the <text:span text:style-name="T1">PHP </text:span><text:span text:style-name="T17">gzcompress</text:span> function and assign the result to the <text:span text:style-name="T51">compressed</text:span><text:span text:style-name="T109"> class property</text:span>;</text:p>
        </text:list-item>
        <text:list-item>
          <text:p text:style-name="P231">if the <text:span text:style-name="T37">compressed</text:span> class property is empty,</text:p>
        </text:list-item>
      </text:list>
      <text:list xml:id="list2587532529989286696" text:style-name="L29">
        <text:list-item>
          <text:list>
            <text:list-item>
              <text:p text:style-name="P236"><text:span text:style-name="T111">throw exception “File Compress Error” and exit;</text:span></text:p>
            </text:list-item>
          </text:list>
        </text:list-item>
      </text:list>
      <text:list xml:id="list110052141688944" text:continue-list="list110051344896701" text:style-name="L2">
        <text:list-header>
          <text:p text:style-name="P231"/>
        </text:list-header>
        <text:list-item>
          <text:p text:style-name="P104"><text:span text:style-name="T111">return the </text:span><text:span text:style-name="T51">compressed</text:span><text:span text:style-name="T111"> class property.</text:span></text:p>
          <text:p text:style-name="P155"/>
        </text:list-item>
      </text:list>
      <text:p text:style-name="P140"><text:span text:style-name="T1">Implementation</text:span></text:p>
      <text:p text:style-name="P230"/>
      <text:p text:style-name="P282">/**</text:p>
      <text:p text:style-name="P5"><text:s/>* compress</text:p>
      <text:p text:style-name="P5"><text:s/>*</text:p>
      <text:p text:style-name="P5"><text:s/>* Uses ZLIB compression to convert the buffer into a compressed buffer</text:p>
      <text:p text:style-name="P5"><text:s/>* <text:span text:style-name="T1">@param</text:span> string $buffer = (optional) buffer to compress, use current buffer if null</text:p>
      <text:p text:style-name="P5"><text:s/>* <text:span text:style-name="T1">@param</text:span> integer level = (optional) compression factor (0 to 9), -1 = use default</text:p>
      <text:p text:style-name="P5"><text:s/>* <text:span text:style-name="T1">@return</text:span> string $compressed</text:p>
      <text:p text:style-name="P5"><text:s/>* <text:span text:style-name="T1">@throws</text:span> \Library\Compress\Exception</text:p>
      <text:p text:style-name="P5"><text:s/>*/</text:p>
      <text:p text:style-name="P261">public function compress($buffer=null, $level=null)</text:p>
      <text:p text:style-name="P59">{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$level = $this-&gt;compressionLevel($level);</text:p>
      <text:p text:style-name="P48"/>
      <text:p text:style-name="P48"><text:tab/><text:tab/>if ($level === null)</text:p>
      <text:p text:style-name="P48"><text:tab/><text:tab/>{</text:p>
      <text:p text:style-name="P48"><text:tab/><text:tab/><text:tab/>$level = $this-&gt;compressionLevel(-1);</text:p>
      <text:p text:style-name="P48"><text:tab/><text:tab/>}</text:p>
      <text:p text:style-name="P48"/>
      <text:p text:style-name="P48"><text:tab/><text:tab/>if (! $this-&gt;compressed = @\gzcompress($buffer, $level))</text:p>
      <text:p text:style-name="P48"><text:tab/><text:tab/>{</text:p>
      <text:p text:style-name="P48"><text:tab/><text:tab/><text:tab/>throw new Exception(Error::<text:span text:style-name="T36">code</text:span>('FileCompressError'));</text:p>
      <text:p text:style-name="P48"><text:tab/><text:tab/>}</text:p>
      <text:p text:style-name="P48"/>
      <text:p text:style-name="P48"><text:tab/><text:tab/>return $this-&gt;compressed;</text:p>
      <text:p text:style-name="P48"><text:tab/>}</text:p>
      <text:p text:style-name="P306"/>
      <text:p text:style-name="P14"/>
      <text:p text:style-name="P13"><text:soft-page-break/>Narrative</text:p>
      <text:p text:style-name="P11"/>
      <text:p text:style-name="P12"><text:span text:style-name="T23">The </text:span><text:span text:style-name="Class_20_Variables"><text:span text:style-name="T23">compress</text:span></text:span><text:span text:style-name="T23"> method expects two optional parameters</text:span>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Properties</text:p>
          </table:table-cell>
          <table:table-cell table:style-name="Table12.B1" office:value-type="string">
            <text:p text:style-name="P7">Description</text:p>
          </table:table-cell>
        </table:table-row>
        <table:table-row>
          <table:table-cell table:style-name="Table12.A2" office:value-type="string">
            <text:p text:style-name="P8">$buffer</text:p>
          </table:table-cell>
          <table:table-cell table:style-name="Table12.B3" office:value-type="string">
            <text:p text:style-name="P2">The buffer to compress, null to use current buffer.</text:p>
          </table:table-cell>
        </table:table-row>
        <table:table-row>
          <table:table-cell table:style-name="Table12.A2" office:value-type="string">
            <text:p text:style-name="P8">$level</text:p>
          </table:table-cell>
          <table:table-cell table:style-name="Table12.B3" office:value-type="string">
            <text:p text:style-name="P2">Compression factor.</text:p>
          </table:table-cell>
        </table:table-row>
      </table:table>
      <text:p text:style-name="P14"/>
      <text:p text:style-name="P14">Returns the compressed buffer.</text:p>
      <text:p text:style-name="P14"/>
      <text:p text:style-name="P14">An exception will be thrown upon detection of an error.</text:p>
      <text:p text:style-name="P4"/>
      <text:p text:style-name="P4"/>
      <text:p text:style-name="P4"/>
      <text:h text:style-name="P70" text:outline-level="5">uncompress</text:h>
      <text:p text:style-name="P15"/>
      <text:p text:style-name="Method_20_Body"><text:span text:style-name="T22">Uses ZLIB compression to convert the compressed buffer into an uncompressed buffer</text:span>.</text:p>
      <text:p text:style-name="P13"/>
      <text:p text:style-name="P217"><text:span text:style-name="T1">Algorithm</text:span></text:p>
      <text:list xml:id="list110052824192917" text:continue-list="list110052141688944" text:style-name="L2">
        <text:list-item text:start-value="1">
          <text:p text:style-name="P105"><text:span text:style-name="T33">Accept the parameter </text:span><text:span text:style-name="T52">compressed</text:span><text:span text:style-name="T33"> as a string containing the buffer to uncompress, and the parameter </text:span><text:span text:style-name="T49">le</text:span><text:span text:style-name="T52">ngth</text:span><text:span text:style-name="T33"> as an integer containing the length to decode;</text:span></text:p>
          <text:p text:style-name="P105"/>
        </text:list-item>
        <text:list-item>
          <text:p text:style-name="P105"><text:span text:style-name="T33">if the </text:span><text:span text:style-name="T52">compressed</text:span><text:span text:style-name="T33"> parameter is not null, go to step </text:span><text:span text:style-name="T17">4</text:span></text:p>
        </text:list-item>
        <text:list-item>
          <text:p text:style-name="P157">throw exception “<text:span text:style-name="T110">Empty Buffer</text:span>” and exit;</text:p>
          <text:p text:style-name="P157"/>
        </text:list-item>
        <text:list-item>
          <text:p text:style-name="P157">pass the <text:span text:style-name="T53">compressed</text:span> and <text:span text:style-name="T51">le</text:span><text:span text:style-name="T53">ngth</text:span> parameters to the <text:span text:style-name="T1">PHP </text:span><text:span text:style-name="T17">gz</text:span><text:span text:style-name="T18">unc</text:span><text:span text:style-name="T17">ompress</text:span> function and assign the result to the <text:span text:style-name="T53">buffer</text:span><text:span text:style-name="T109"> class property</text:span>;</text:p>
        </text:list-item>
        <text:list-item>
          <text:p text:style-name="P232">if the <text:span text:style-name="T53">buffer</text:span> class property is empty,</text:p>
        </text:list-item>
      </text:list>
      <text:list xml:id="list6145974072952033525" text:style-name="L30">
        <text:list-item>
          <text:list>
            <text:list-item>
              <text:p text:style-name="P237"><text:span text:style-name="T111">throw exception “File Decompress Error” and exit;</text:span></text:p>
            </text:list-item>
          </text:list>
        </text:list-item>
      </text:list>
      <text:list xml:id="list110051593464227" text:continue-list="list110052824192917" text:style-name="L2">
        <text:list-header>
          <text:p text:style-name="P232"/>
        </text:list-header>
        <text:list-item>
          <text:p text:style-name="P105"><text:span text:style-name="T111">return the </text:span><text:span text:style-name="T53">buffer</text:span><text:span text:style-name="T111"> class property.</text:span></text:p>
          <text:p text:style-name="P157"/>
        </text:list-item>
      </text:list>
      <text:p text:style-name="P141"><text:span text:style-name="T1">Implementation</text:span></text:p>
      <text:p text:style-name="P238"/>
      <text:p text:style-name="P283">/**</text:p>
      <text:p text:style-name="P6"><text:s/>* uncompress</text:p>
      <text:p text:style-name="P6"><text:s/>*</text:p>
      <text:p text:style-name="P19"><text:s/>* Uses ZLIB compression to convert the compressed buffer into the </text:p>
      <text:p text:style-name="P19"><text:s/>* <text:s text:c="10"/>uncompressed buffer</text:p>
      <text:p text:style-name="P19"><text:s/>* <text:span text:style-name="T1">@param</text:span> string $compressed = (optional) buffer to uncompress, </text:p>
      <text:p text:style-name="P19"><text:s/>* <text:s text:c="39"/>use current compressed buffer if null</text:p>
      <text:p text:style-name="P19"><text:s/>* <text:span text:style-name="T1">@param</text:span> integer length = (optional) length to decode</text:p>
      <text:p text:style-name="P19"><text:s/>* @return string $buffer = uncompressed buffer</text:p>
      <text:p text:style-name="P19"><text:s/>* <text:span text:style-name="T1">@throws</text:span> \Library\Compress\Exception</text:p>
      <text:p text:style-name="P6"><text:s/>*/</text:p>
      <text:p text:style-name="P253">public function uncompress($compressed=null, $length=0)</text:p>
      <text:p text:style-name="P253"><text:span text:style-name="T89">{</text:span></text:p>
      <text:p text:style-name="P48"><text:tab/><text:tab/>if (! $compressed = $this-&gt;compressed($compressed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! $this-&gt;buffer = @\gzuncompress($compressed, $length))</text:p>
      <text:p text:style-name="P48"><text:tab/><text:tab/>{</text:p>
      <text:p text:style-name="P48"><text:tab/><text:tab/><text:tab/>throw new Exception(Error::<text:span text:style-name="T36">code</text:span>('FileDecompressError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307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compress</text:span></text:span><text:span text:style-name="T23"> method expects two optional parameters</text:span>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Properties</text:p>
          </table:table-cell>
          <table:table-cell table:style-name="Table13.B1" office:value-type="string">
            <text:p text:style-name="P7">Description</text:p>
          </table:table-cell>
        </table:table-row>
        <text:soft-page-break/>
        <table:table-row>
          <table:table-cell table:style-name="Table13.A2" office:value-type="string">
            <text:p text:style-name="P8">$buffer</text:p>
          </table:table-cell>
          <table:table-cell table:style-name="Table13.B3" office:value-type="string">
            <text:p text:style-name="P2">The buffer to compress, null to use current buffer.</text:p>
          </table:table-cell>
        </table:table-row>
        <table:table-row>
          <table:table-cell table:style-name="Table13.A2" office:value-type="string">
            <text:p text:style-name="P8">$length</text:p>
          </table:table-cell>
          <table:table-cell table:style-name="Table13.B3" office:value-type="string">
            <text:p text:style-name="P2">Length to uncompress.</text:p>
          </table:table-cell>
        </table:table-row>
      </table:table>
      <text:p text:style-name="P14"/>
      <text:p text:style-name="P14">A copy of the uncompressed buffer is returned.</text:p>
      <text:p text:style-name="P14"/>
      <text:p text:style-name="P14">An exception will be thrown upon detection of an error.</text:p>
      <text:p text:style-name="P4"/>
      <text:p text:style-name="P4"/>
      <text:h text:style-name="P70" text:outline-level="5">encode</text:h>
      <text:p text:style-name="P15"/>
      <text:p text:style-name="Method_20_Body"><text:span text:style-name="T22">Use GZIP compression to encode the supplied buffer</text:span>.</text:p>
      <text:p text:style-name="P13"/>
      <text:p text:style-name="P218"><text:span text:style-name="T1">Algorithm</text:span></text:p>
      <text:list xml:id="list110052877425536" text:continue-list="list110051593464227" text:style-name="L2">
        <text:list-item text:start-value="1">
          <text:p text:style-name="P106"><text:span text:style-name="T33">Accept the parameter </text:span><text:span text:style-name="T49">buffer</text:span><text:span text:style-name="T33"> as a string containing the buffer to compress, the parameter </text:span><text:span text:style-name="T49">level</text:span><text:span text:style-name="T33"> as an integer containing the compression level, and the parameter </text:span><text:span text:style-name="T38">mode</text:span><text:span text:style-name="T33"> as an integer containing the encoding mode;</text:span></text:p>
          <text:p text:style-name="P106"/>
        </text:list-item>
        <text:list-item>
          <text:p text:style-name="P106"><text:span text:style-name="T33">if the </text:span><text:span text:style-name="T50">buffer</text:span><text:span text:style-name="T95"> parameter is not null, go to step </text:span><text:span text:style-name="T17">4</text:span></text:p>
        </text:list-item>
        <text:list-item>
          <text:p text:style-name="P158">throw exception “<text:span text:style-name="T110">Empty Buffer</text:span>” and exit;</text:p>
          <text:p text:style-name="P158"/>
        </text:list-item>
        <text:list-item>
          <text:p text:style-name="P158"><text:span text:style-name="T111">if the </text:span><text:span text:style-name="T51">level</text:span><text:span text:style-name="T111"> parameter is not null, go to step </text:span><text:span text:style-name="T17">6</text:span><text:span text:style-name="T111">;</text:span></text:p>
        </text:list-item>
        <text:list-item>
          <text:p text:style-name="P233">set the l<text:span text:style-name="T37">evel</text:span> parameter to -1;</text:p>
          <text:p text:style-name="P233"/>
        </text:list-item>
        <text:list-item>
          <text:p text:style-name="P158">pass the <text:span text:style-name="T51">buffer</text:span>, <text:span text:style-name="T54">level</text:span><text:span text:style-name="T112"> </text:span>and <text:span text:style-name="T54">mode</text:span> parameters to the <text:span text:style-name="T1">PHP </text:span><text:span text:style-name="T17">gz</text:span><text:span text:style-name="T19">encode</text:span> function and assign the result to the <text:span text:style-name="T51">compressed</text:span><text:span text:style-name="T109"> class property</text:span>;</text:p>
        </text:list-item>
        <text:list-item>
          <text:p text:style-name="P233">if the <text:span text:style-name="T37">compressed</text:span> class property is empty,</text:p>
        </text:list-item>
      </text:list>
      <text:list xml:id="list4629420190776009455" text:style-name="L31">
        <text:list-item>
          <text:list>
            <text:list-item>
              <text:p text:style-name="P239"><text:span text:style-name="T111">throw exception “Encode Error” and exit;</text:span></text:p>
            </text:list-item>
          </text:list>
        </text:list-item>
      </text:list>
      <text:list xml:id="list110051740592617" text:continue-list="list110052877425536" text:style-name="L2">
        <text:list-header>
          <text:p text:style-name="P233"/>
        </text:list-header>
        <text:list-item>
          <text:p text:style-name="P106"><text:span text:style-name="T111">return the </text:span><text:span text:style-name="T51">compressed</text:span><text:span text:style-name="T111"> class property.</text:span></text:p>
          <text:p text:style-name="P158"/>
        </text:list-item>
      </text:list>
      <text:p text:style-name="P142"><text:span text:style-name="T1">Implementation</text:span></text:p>
      <text:p text:style-name="P240"/>
      <text:p text:style-name="P284">/**</text:p>
      <text:p text:style-name="P5"><text:s/>* encode</text:p>
      <text:p text:style-name="P5"><text:s/>*</text:p>
      <text:p text:style-name="P5"><text:s/>* Use GZIP compression to encode the supplied buffer</text:p>
      <text:p text:style-name="P5"><text:s/>* <text:span text:style-name="T1">@param</text:span> string $buffer = (optional) buffer to compress, use current buffer if null</text:p>
      <text:p text:style-name="P5"><text:s/>* <text:span text:style-name="T1">@param</text:span> integer level = (optional) compression factor (0 to 9), -1 = use default</text:p>
      <text:p text:style-name="P5"><text:s/>* <text:span text:style-name="T1">@param</text:span> integer mode = encoding mode (FORCE_GZIP or FORCE_DEFLATE)</text:p>
      <text:p text:style-name="P5"><text:s/>* <text:span text:style-name="T1">@return</text:span> string $compressed = GZIP encoded buffer</text:p>
      <text:p text:style-name="P5"><text:s/>* <text:span text:style-name="T1">@throws</text:span> \Library\Compress\Exception</text:p>
      <text:p text:style-name="P5"><text:s/>*/</text:p>
      <text:p text:style-name="P308">public function encode($buffer=null, $level=null, $mode=FORCE_GZIP)</text:p>
      <text:p text:style-name="P39"><text:tab/>{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s</text:span>('EmptyBuffer'));</text:p>
      <text:p text:style-name="P48"><text:tab/><text:tab/>}</text:p>
      <text:p text:style-name="P48"/>
      <text:p text:style-name="P48"><text:tab/><text:tab/>$level = $this-&gt;compressionLevel($level);</text:p>
      <text:p text:style-name="P48"/>
      <text:p text:style-name="P48"><text:tab/><text:tab/>if ($level === null)</text:p>
      <text:p text:style-name="P48"><text:tab/><text:tab/>{</text:p>
      <text:p text:style-name="P48"><text:tab/><text:tab/><text:tab/>$level = $this-&gt;compressionLevel(-1);</text:p>
      <text:p text:style-name="P48"><text:tab/><text:tab/>}</text:p>
      <text:p text:style-name="P48"/>
      <text:p text:style-name="P48"><text:tab/><text:tab/>if (! $this-&gt;compressed = \gzencode($buffer, $level, $mode))</text:p>
      <text:p text:style-name="P48"><text:tab/><text:tab/>{</text:p>
      <text:p text:style-name="P48"><text:tab/><text:tab/><text:tab/>throw new Exception(Error::<text:span text:style-name="T36">code</text:span>('EncodeError'));</text:p>
      <text:p text:style-name="P48"><text:tab/><text:tab/>}</text:p>
      <text:p text:style-name="P48"/>
      <text:p text:style-name="P48"><text:tab/><text:tab/>return $this-&gt;compressed;</text:p>
      <text:p text:style-name="P48"><text:tab/>}</text:p>
      <text:p text:style-name="P262"/>
      <text:p text:style-name="P14"><text:soft-page-break/></text:p>
      <text:p text:style-name="P13">Narrative</text:p>
      <text:p text:style-name="P11"/>
      <text:p text:style-name="P12"><text:span text:style-name="T23">The </text:span><text:span text:style-name="Class_20_Variables"><text:span text:style-name="T23">encode</text:span></text:span><text:span text:style-name="T23"> method expects three optional parameters</text:span>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>Properties</text:p>
          </table:table-cell>
          <table:table-cell table:style-name="Table14.B1" office:value-type="string">
            <text:p text:style-name="P7">Description</text:p>
          </table:table-cell>
        </table:table-row>
        <table:table-row>
          <table:table-cell table:style-name="Table14.A2" office:value-type="string">
            <text:p text:style-name="P8">$buffer</text:p>
          </table:table-cell>
          <table:table-cell table:style-name="Table14.B4" office:value-type="string">
            <text:p text:style-name="P2">The buffer to compress, null to use current buffer.</text:p>
          </table:table-cell>
        </table:table-row>
        <table:table-row>
          <table:table-cell table:style-name="Table14.A2" office:value-type="string">
            <text:p text:style-name="P8">$level</text:p>
          </table:table-cell>
          <table:table-cell table:style-name="Table14.B4" office:value-type="string">
            <text:p text:style-name="P2">Compression factor.</text:p>
          </table:table-cell>
        </table:table-row>
        <table:table-row>
          <table:table-cell table:style-name="Table14.A2" office:value-type="string">
            <text:p text:style-name="P8">$mode</text:p>
          </table:table-cell>
          <table:table-cell table:style-name="Table14.B4" office:value-type="string">
            <text:p text:style-name="P2">Encoding mode</text:p>
          </table:table-cell>
        </table:table-row>
      </table:table>
      <text:p text:style-name="P14"/>
      <text:p text:style-name="P14">A copy of the compressed buffer is returned.</text:p>
      <text:p text:style-name="P14"/>
      <text:p text:style-name="P14">An exception will be thrown upon detection of an error.</text:p>
      <text:p text:style-name="P4"/>
      <text:p text:style-name="P4"/>
      <text:h text:style-name="P70" text:outline-level="5">decode</text:h>
      <text:p text:style-name="P15"/>
      <text:p text:style-name="Method_20_Body"><text:span text:style-name="T22">Use GZIP compression to decode the supplied buffer</text:span>.</text:p>
      <text:p text:style-name="P13"/>
      <text:p text:style-name="P218"><text:span text:style-name="T1">Algorithm</text:span></text:p>
      <text:list xml:id="list110052450455052" text:continue-list="list110051740592617" text:style-name="L2">
        <text:list-item text:start-value="1">
          <text:p text:style-name="P106"><text:span text:style-name="T33">Accept the parameter </text:span><text:span text:style-name="T52">compressed</text:span><text:span text:style-name="T33"> as a string containing the buffer to uncompress, and the parameter </text:span><text:span text:style-name="T49">le</text:span><text:span text:style-name="T52">ngth</text:span><text:span text:style-name="T33"> as an integer containing the length to decode;</text:span></text:p>
          <text:p text:style-name="P106"/>
        </text:list-item>
        <text:list-item>
          <text:p text:style-name="P106"><text:span text:style-name="T33">if the </text:span><text:span text:style-name="T52">compressed</text:span><text:span text:style-name="T33"> parameter is not null, go to step </text:span><text:span text:style-name="T17">4</text:span></text:p>
        </text:list-item>
        <text:list-item>
          <text:p text:style-name="P158">throw exception “<text:span text:style-name="T110">Empty Buffer</text:span>” and exit;</text:p>
          <text:p text:style-name="P158"/>
        </text:list-item>
        <text:list-item>
          <text:p text:style-name="P158">pass the <text:span text:style-name="T53">compressed</text:span> and <text:span text:style-name="T51">le</text:span><text:span text:style-name="T53">ngth</text:span> parameters to the <text:span text:style-name="T1">PHP </text:span><text:span text:style-name="T17">gz</text:span><text:span text:style-name="T19">decode</text:span> function and assign the result to the <text:span text:style-name="T53">buffer</text:span><text:span text:style-name="T109"> class property</text:span>;</text:p>
        </text:list-item>
        <text:list-item>
          <text:p text:style-name="P233">if the <text:span text:style-name="T53">buffer</text:span> class property is empty,</text:p>
        </text:list-item>
      </text:list>
      <text:list xml:id="list6500100479701926337" text:style-name="L32">
        <text:list-item>
          <text:list>
            <text:list-item>
              <text:p text:style-name="P241"><text:span text:style-name="T111">throw exception “File Decode Error” and exit;</text:span></text:p>
            </text:list-item>
          </text:list>
        </text:list-item>
      </text:list>
      <text:list xml:id="list110051157486850" text:continue-list="list110052450455052" text:style-name="L2">
        <text:list-header>
          <text:p text:style-name="P233"/>
        </text:list-header>
        <text:list-item>
          <text:p text:style-name="P106"><text:span text:style-name="T111">return the </text:span><text:span text:style-name="T53">buffer</text:span><text:span text:style-name="T111"> class property.</text:span></text:p>
          <text:p text:style-name="P158"/>
        </text:list-item>
      </text:list>
      <text:p text:style-name="P142"><text:span text:style-name="T1">Implementation</text:span></text:p>
      <text:p text:style-name="P240"/>
      <text:p text:style-name="P284">/**</text:p>
      <text:p text:style-name="P5"><text:s/>* decode</text:p>
      <text:p text:style-name="P5"><text:s/>*</text:p>
      <text:p text:style-name="P5"><text:s/>* Use GZIP compression to decode the supplied buffer</text:p>
      <text:p text:style-name="P18"><text:s/>* <text:span text:style-name="T1">@param</text:span> string $compressed = (optional) buffer to compress, </text:p>
      <text:p text:style-name="P18"><text:s/>* <text:s text:c="28"/>use current compressed buffer if null</text:p>
      <text:p text:style-name="P5"><text:s/>* <text:span text:style-name="T1">@param</text:span> integer length = (optional) length to decode</text:p>
      <text:p text:style-name="P5"><text:s/>* <text:span text:style-name="T1">@return</text:span> string $buffer = decoded buffer</text:p>
      <text:p text:style-name="P5"><text:s/>* <text:span text:style-name="T1">@throws</text:span> \Library\Compress\Exception</text:p>
      <text:p text:style-name="P5"><text:s/>*/</text:p>
      <text:p text:style-name="P262">public function decode($compressed=null, $length=null)</text:p>
      <text:p text:style-name="P28"><text:span text:style-name="T64"><text:tab/></text:span><text:span text:style-name="T89">{</text:span></text:p>
      <text:p text:style-name="P48"><text:tab/><text:tab/>if (! $compressed = $this-&gt;compressed($compressed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! $this-&gt;buffer = \gzdecode($compressed, $length))</text:p>
      <text:p text:style-name="P48"><text:tab/><text:tab/>{</text:p>
      <text:p text:style-name="P48"><text:tab/><text:tab/><text:tab/>throw new Exception(Error::<text:span text:style-name="T36">code</text:span>('<text:span text:style-name="T112">De</text:span>codeError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262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decode</text:span></text:span><text:span text:style-name="T23"> method expects two optional parameters</text:span>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">Properties</text:p>
          </table:table-cell>
          <table:table-cell table:style-name="Table15.B1" office:value-type="string">
            <text:p text:style-name="P7">Description</text:p>
          </table:table-cell>
        </table:table-row>
        <table:table-row>
          <table:table-cell table:style-name="Table15.A2" office:value-type="string">
            <text:p text:style-name="P8">$compressed</text:p>
          </table:table-cell>
          <table:table-cell table:style-name="Table15.B3" office:value-type="string">
            <text:p text:style-name="P2">The buffer to compress, null to use current buffer.</text:p>
          </table:table-cell>
        </table:table-row>
        <text:soft-page-break/>
        <table:table-row>
          <table:table-cell table:style-name="Table15.A2" office:value-type="string">
            <text:p text:style-name="P8">$length</text:p>
          </table:table-cell>
          <table:table-cell table:style-name="Table15.B3" office:value-type="string">
            <text:p text:style-name="P2">Length to decode.</text:p>
          </table:table-cell>
        </table:table-row>
      </table:table>
      <text:p text:style-name="P14"/>
      <text:p text:style-name="P14">A copy of the decoded buffer is returned.</text:p>
      <text:p text:style-name="P14"/>
      <text:p text:style-name="P14">An exception will be thrown upon detection of an error.</text:p>
      <text:p text:style-name="P4"/>
      <text:p text:style-name="P4"/>
      <text:h text:style-name="P70" text:outline-level="5">deflate</text:h>
      <text:p text:style-name="P15"/>
      <text:p text:style-name="Method_20_Body"><text:span text:style-name="T22">Use DEFLATE compression to deflate the supplied buffer</text:span>.</text:p>
      <text:p text:style-name="P13"/>
      <text:p text:style-name="P219"><text:span text:style-name="T1">Algorithm</text:span></text:p>
      <text:list xml:id="list110051233393664" text:continue-list="list110051157486850" text:style-name="L2">
        <text:list-item text:start-value="1">
          <text:p text:style-name="P107"><text:span text:style-name="T33">Accept the parameter </text:span><text:span text:style-name="T49">buffer</text:span><text:span text:style-name="T33"> as a string containing the buffer to deflate, the parameter </text:span><text:span text:style-name="T49">level</text:span><text:span text:style-name="T33"> as an integer containing the compression level;</text:span></text:p>
          <text:p text:style-name="P107"/>
        </text:list-item>
        <text:list-item>
          <text:p text:style-name="P107"><text:span text:style-name="T33">if the </text:span><text:span text:style-name="T50">buffer</text:span><text:span text:style-name="T95"> parameter is not null, go to step </text:span><text:span text:style-name="T17">4</text:span></text:p>
        </text:list-item>
        <text:list-item>
          <text:p text:style-name="P159">throw exception “<text:span text:style-name="T110">Empty Buffer</text:span>” and exit;</text:p>
          <text:p text:style-name="P159"/>
        </text:list-item>
        <text:list-item>
          <text:p text:style-name="P159"><text:span text:style-name="T111">if the </text:span><text:span text:style-name="T51">level</text:span><text:span text:style-name="T111"> parameter is not null, go to step </text:span><text:span text:style-name="T17">6</text:span><text:span text:style-name="T111">;</text:span></text:p>
        </text:list-item>
        <text:list-item>
          <text:p text:style-name="P234">set the l<text:span text:style-name="T37">evel</text:span> parameter to -1;</text:p>
          <text:p text:style-name="P234"/>
        </text:list-item>
        <text:list-item>
          <text:p text:style-name="P159">pass the <text:span text:style-name="T51">buffer</text:span>, <text:span text:style-name="T54">level</text:span><text:span text:style-name="T112"> </text:span>and <text:span text:style-name="T54">mode</text:span> parameters to the <text:span text:style-name="T1">PHP </text:span><text:span text:style-name="T17">gz</text:span><text:span text:style-name="T20">deflate</text:span> function and assign the result to the <text:span text:style-name="T51">compressed</text:span><text:span text:style-name="T109"> class property</text:span>;</text:p>
        </text:list-item>
        <text:list-item>
          <text:p text:style-name="P234">if the <text:span text:style-name="T37">compressed</text:span> class property is empty,</text:p>
        </text:list-item>
      </text:list>
      <text:list xml:id="list6703728985575859537" text:style-name="L33">
        <text:list-item>
          <text:list>
            <text:list-item>
              <text:p text:style-name="P243"><text:span text:style-name="T111">throw exception “Deflate Error” and exit;</text:span></text:p>
            </text:list-item>
          </text:list>
        </text:list-item>
      </text:list>
      <text:list xml:id="list110051718939025" text:continue-list="list110051233393664" text:style-name="L2">
        <text:list-header>
          <text:p text:style-name="P234"/>
        </text:list-header>
        <text:list-item>
          <text:p text:style-name="P107"><text:span text:style-name="T111">return the </text:span><text:span text:style-name="T51">compressed</text:span><text:span text:style-name="T111"> class property.</text:span></text:p>
          <text:p text:style-name="P159"/>
        </text:list-item>
      </text:list>
      <text:p text:style-name="P143"><text:span text:style-name="T1">Implementation</text:span></text:p>
      <text:p text:style-name="P242"/>
      <text:p text:style-name="P319">/**</text:p>
      <text:p text:style-name="Method_20_Code_20_Listing"><text:s/>* deflate</text:p>
      <text:p text:style-name="Method_20_Code_20_Listing"><text:s/>*</text:p>
      <text:p text:style-name="Method_20_Code_20_Listing"><text:s/>* Use DEFLATE compression to deflate the supplied buffer</text:p>
      <text:p text:style-name="Method_20_Code_20_Listing"><text:s/>* <text:span text:style-name="T1">@param</text:span> string $buffer = (optional) buffer to deflate, use current buffer if null</text:p>
      <text:p text:style-name="Method_20_Code_20_Listing"><text:s/>* <text:span text:style-name="T1">@param</text:span> integer level = (optional) compression factor (0 to 9), -1 = use default</text:p>
      <text:p text:style-name="Method_20_Code_20_Listing"><text:s/>* <text:span text:style-name="T1">@return</text:span> string $compressed = DEFLATE encoded buffer</text:p>
      <text:p text:style-name="Method_20_Code_20_Listing"><text:s/>* <text:span text:style-name="T1">@throws</text:span> \Library\Compress\Exception</text:p>
      <text:p text:style-name="Method_20_Code_20_Listing"><text:s/>*/</text:p>
      <text:p text:style-name="P295">public function deflate($buffer=null, $level=null)</text:p>
      <text:p text:style-name="P40"><text:tab/>{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$level = $this-&gt;compressionLevel($level);</text:p>
      <text:p text:style-name="P48"/>
      <text:p text:style-name="P48"><text:tab/><text:tab/>if ($level === null)</text:p>
      <text:p text:style-name="P48"><text:tab/><text:tab/>{</text:p>
      <text:p text:style-name="P48"><text:tab/><text:tab/><text:tab/>$level = $this-&gt;compressionLevel(-1);</text:p>
      <text:p text:style-name="P48"><text:tab/><text:tab/>}</text:p>
      <text:p text:style-name="P48"/>
      <text:p text:style-name="P48"><text:tab/><text:tab/>if (! $this-&gt;compressed = @\gzdeflate($buffer, $level))</text:p>
      <text:p text:style-name="P48"><text:tab/><text:tab/>{</text:p>
      <text:p text:style-name="P48"><text:tab/><text:tab/><text:tab/>throw new Exception(Error::<text:span text:style-name="T36">code</text:span>('De<text:span text:style-name="T114">flate</text:span>Error'));</text:p>
      <text:p text:style-name="P48"><text:tab/><text:tab/>}</text:p>
      <text:p text:style-name="P48"/>
      <text:p text:style-name="P48"><text:tab/><text:tab/>return $this-&gt;compressed;</text:p>
      <text:p text:style-name="P48"><text:tab/>}</text:p>
      <text:p text:style-name="P309"/>
      <text:p text:style-name="P14"/>
      <text:p text:style-name="P13"><text:soft-page-break/>Narrative</text:p>
      <text:p text:style-name="P11"/>
      <text:p text:style-name="P12"><text:span text:style-name="T23">The </text:span><text:span text:style-name="Class_20_Variables"><text:span text:style-name="T23">deflate</text:span></text:span><text:span text:style-name="T23"> method expects two optional parameters</text:span>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7">Properties</text:p>
          </table:table-cell>
          <table:table-cell table:style-name="Table16.B1" office:value-type="string">
            <text:p text:style-name="P7">Description</text:p>
          </table:table-cell>
        </table:table-row>
        <table:table-row>
          <table:table-cell table:style-name="Table16.A2" office:value-type="string">
            <text:p text:style-name="P8">$buffer</text:p>
          </table:table-cell>
          <table:table-cell table:style-name="Table16.B3" office:value-type="string">
            <text:p text:style-name="P2">The buffer to compress, null to use current buffer.</text:p>
          </table:table-cell>
        </table:table-row>
        <table:table-row>
          <table:table-cell table:style-name="Table16.A2" office:value-type="string">
            <text:p text:style-name="P8">$level</text:p>
          </table:table-cell>
          <table:table-cell table:style-name="Table16.B3" office:value-type="string">
            <text:p text:style-name="P2">Compression factor.</text:p>
          </table:table-cell>
        </table:table-row>
      </table:table>
      <text:p text:style-name="P14"/>
      <text:p text:style-name="P14">A copy of the deflated buffer is returned.</text:p>
      <text:p text:style-name="P14"/>
      <text:p text:style-name="P14">An exception will be thrown upon detection of an error.</text:p>
      <text:p text:style-name="P4"/>
      <text:p text:style-name="P4"/>
      <text:h text:style-name="P70" text:outline-level="5">inflate</text:h>
      <text:p text:style-name="P15"/>
      <text:p text:style-name="Method_20_Body"><text:span text:style-name="T22">Inflate a deflated string buffer</text:span>.</text:p>
      <text:p text:style-name="P13"/>
      <text:p text:style-name="P220"><text:span text:style-name="T1">Algorithm</text:span></text:p>
      <text:list xml:id="list110052071305045" text:continue-list="list110051718939025" text:style-name="L2">
        <text:list-item text:start-value="1">
          <text:p text:style-name="P108"><text:span text:style-name="T33">Accept the parameter </text:span><text:span text:style-name="T52">compressed</text:span><text:span text:style-name="T33"> as a string containing the buffer to uncompress, and the parameter </text:span><text:span text:style-name="T49">le</text:span><text:span text:style-name="T52">ngth</text:span><text:span text:style-name="T33"> as an integer containing the length to inflate;</text:span></text:p>
          <text:p text:style-name="P108"/>
        </text:list-item>
        <text:list-item>
          <text:p text:style-name="P108"><text:span text:style-name="T33">if the </text:span><text:span text:style-name="T52">compressed</text:span><text:span text:style-name="T33"> parameter is not null, go to step </text:span><text:span text:style-name="T17">4</text:span></text:p>
        </text:list-item>
        <text:list-item>
          <text:p text:style-name="P160">throw exception “<text:span text:style-name="T110">Empty Buffer</text:span>” and exit;</text:p>
          <text:p text:style-name="P160"/>
        </text:list-item>
        <text:list-item>
          <text:p text:style-name="P160">pass the <text:span text:style-name="T53">compressed</text:span> and <text:span text:style-name="T51">le</text:span><text:span text:style-name="T53">ngth</text:span> parameters to the <text:span text:style-name="T1">PHP </text:span><text:span text:style-name="T17">gz</text:span><text:span text:style-name="T21">inflate</text:span> function and assign the result to the <text:span text:style-name="T53">buffer</text:span><text:span text:style-name="T109"> class property</text:span>;</text:p>
        </text:list-item>
        <text:list-item>
          <text:p text:style-name="P235">if the <text:span text:style-name="T53">buffer</text:span> class property is empty,</text:p>
        </text:list-item>
      </text:list>
      <text:list xml:id="list8185260789827941156" text:style-name="L34">
        <text:list-item>
          <text:list>
            <text:list-item>
              <text:p text:style-name="P244"><text:span text:style-name="T111">throw exception “Inflate Error” and exit;</text:span></text:p>
            </text:list-item>
          </text:list>
        </text:list-item>
      </text:list>
      <text:list xml:id="list110051588000261" text:continue-list="list110052071305045" text:style-name="L2">
        <text:list-header>
          <text:p text:style-name="P235"/>
        </text:list-header>
        <text:list-item>
          <text:p text:style-name="P108"><text:span text:style-name="T111">return the </text:span><text:span text:style-name="T53">buffer</text:span><text:span text:style-name="T111"> class property.</text:span></text:p>
          <text:p text:style-name="P160"/>
        </text:list-item>
      </text:list>
      <text:p text:style-name="P144"><text:span text:style-name="T1">Implementation</text:span></text:p>
      <text:p text:style-name="P245"/>
      <text:p text:style-name="P285">/**</text:p>
      <text:p text:style-name="P5"><text:s/>* inflate</text:p>
      <text:p text:style-name="P5"><text:s/>*</text:p>
      <text:p text:style-name="P5"><text:s/>* Inflate a deflated string buffer</text:p>
      <text:p text:style-name="P18"><text:s/>* <text:span text:style-name="T1">@param</text:span> string $compressed = (optional) buffer to compress, </text:p>
      <text:p text:style-name="P18"><text:s/>* <text:s text:c="28"/>use current compressed buffer if null</text:p>
      <text:p text:style-name="P5"><text:s/>* <text:span text:style-name="T1">@param</text:span> integer length = (optional) length to decode</text:p>
      <text:p text:style-name="P5"><text:s/>* <text:span text:style-name="T1">@return</text:span> string $buffer = decoded buffer</text:p>
      <text:p text:style-name="P5"><text:s/>* <text:span text:style-name="T1">@throws</text:span> \Library\Compress\Exception</text:p>
      <text:p text:style-name="P5"><text:s/>*/</text:p>
      <text:p text:style-name="P263">public function inflate($compressed=null, $length=null)</text:p>
      <text:p text:style-name="P41"><text:tab/>{</text:p>
      <text:p text:style-name="P48"><text:tab/><text:tab/>if (! $compressed = $this-&gt;compressed($compressed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! $this-&gt;buffer = @\gzinflate($compressed, $length))</text:p>
      <text:p text:style-name="P48"><text:tab/><text:tab/>{</text:p>
      <text:p text:style-name="P48"><text:tab/><text:tab/><text:tab/>throw new Exception(Error::<text:span text:style-name="T36">code</text:span>('InflateError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263"/>
      <text:p text:style-name="P14"/>
      <text:p text:style-name="P13">Narrative</text:p>
      <text:p text:style-name="P11"/>
      <text:p text:style-name="P12"><text:span text:style-name="T23">The in</text:span><text:span text:style-name="Class_20_Variables"><text:span text:style-name="T23">flate</text:span></text:span><text:span text:style-name="T23"> method expects two optional parameters</text:span>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7">Properties</text:p>
          </table:table-cell>
          <table:table-cell table:style-name="Table17.B1" office:value-type="string">
            <text:p text:style-name="P7">Description</text:p>
          </table:table-cell>
        </table:table-row>
        <table:table-row>
          <table:table-cell table:style-name="Table17.A2" office:value-type="string">
            <text:p text:style-name="P8">$compressed</text:p>
          </table:table-cell>
          <table:table-cell table:style-name="Table17.B3" office:value-type="string">
            <text:p text:style-name="P2">The buffer to inflate, null to use current buffer.</text:p>
          </table:table-cell>
        </table:table-row>
        <text:soft-page-break/>
        <table:table-row>
          <table:table-cell table:style-name="Table17.A2" office:value-type="string">
            <text:p text:style-name="P8">$length</text:p>
          </table:table-cell>
          <table:table-cell table:style-name="Table17.B3" office:value-type="string">
            <text:p text:style-name="P2">Length to inflate.</text:p>
          </table:table-cell>
        </table:table-row>
      </table:table>
      <text:p text:style-name="P14"/>
      <text:p text:style-name="P14">A copy of the inflated buffer is returned.</text:p>
      <text:p text:style-name="P14"/>
      <text:p text:style-name="P14">An exception will be thrown upon detection of an error.</text:p>
      <text:p text:style-name="P4"/>
      <text:h text:style-name="P70" text:outline-level="5">compressionLevel</text:h>
      <text:p text:style-name="P15"/>
      <text:p text:style-name="Method_20_Body"><text:span text:style-name="T22">Get (and / or set) the compression factor</text:span>.</text:p>
      <text:p text:style-name="P13"/>
      <text:p text:style-name="P221"><text:span text:style-name="T1">Algorithm</text:span></text:p>
      <text:list xml:id="list110051236494790" text:continue-list="list110051588000261" text:style-name="L2">
        <text:list-item text:start-value="1">
          <text:p text:style-name="P109"><text:span text:style-name="T33">Accept the parameter </text:span><text:span text:style-name="T55">level</text:span><text:span text:style-name="T33"> an (optional) integer containing the compression level;</text:span></text:p>
          <text:p text:style-name="P109"/>
        </text:list-item>
        <text:list-item>
          <text:p text:style-name="P109"><text:span text:style-name="T33">if the </text:span><text:span text:style-name="T55">level</text:span><text:span text:style-name="T33"> parameter is not null, go to step </text:span><text:span text:style-name="T17">4</text:span></text:p>
        </text:list-item>
        <text:list-item>
          <text:p text:style-name="P161"><text:span text:style-name="T115">assign the</text:span><text:span text:style-name="T55"> level</text:span><text:span text:style-name="T115"> parameter to the </text:span><text:span text:style-name="T55">compressionLevel</text:span><text:span text:style-name="T115"> class property</text:span>;</text:p>
          <text:p text:style-name="P161"/>
        </text:list-item>
        <text:list-item>
          <text:p text:style-name="P109"><text:span text:style-name="T111">return the </text:span><text:span text:style-name="T55">compressionLevel</text:span><text:span text:style-name="T111"> class property.</text:span></text:p>
          <text:p text:style-name="P161"/>
        </text:list-item>
      </text:list>
      <text:p text:style-name="P145"><text:span text:style-name="T1">Implementation</text:span></text:p>
      <text:p text:style-name="P246"/>
      <text:p text:style-name="P286">/**</text:p>
      <text:p text:style-name="P5"><text:s/>* compressionLevel</text:p>
      <text:p text:style-name="P5"><text:s/>*</text:p>
      <text:p text:style-name="P5"><text:s/>* Compress factor</text:p>
      <text:p text:style-name="P5"><text:s/>* <text:span text:style-name="T1">@param</text:span> integer $level = (optional) compression level, null to query</text:p>
      <text:p text:style-name="P5"><text:s/>* <text:span text:style-name="T1">@return</text:span> integer $level</text:p>
      <text:p text:style-name="P5"><text:s/>*/</text:p>
      <text:p text:style-name="P264">public function compressionLevel($level=null)</text:p>
      <text:p text:style-name="P29"><text:span text:style-name="T64"><text:tab/></text:span><text:span text:style-name="T89">{</text:span></text:p>
      <text:p text:style-name="P48"><text:tab/><text:tab/>if ($level !== null)</text:p>
      <text:p text:style-name="P48"><text:tab/><text:tab/>{</text:p>
      <text:p text:style-name="P48"><text:tab/><text:tab/><text:tab/>$this-&gt;compressionLevel = $level;</text:p>
      <text:p text:style-name="P48"><text:tab/><text:tab/>}</text:p>
      <text:p text:style-name="P48"/>
      <text:p text:style-name="P48"><text:tab/><text:tab/>return $this-&gt;compressionLevel;</text:p>
      <text:p text:style-name="P48"><text:tab/>}</text:p>
      <text:p text:style-name="P264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compressionLevel</text:span></text:span><text:span text:style-name="T23"> method expects a single optional parameter</text:span>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7">Properties</text:p>
          </table:table-cell>
          <table:table-cell table:style-name="Table18.B1" office:value-type="string">
            <text:p text:style-name="P7">Description</text:p>
          </table:table-cell>
        </table:table-row>
        <table:table-row>
          <table:table-cell table:style-name="Table18.A2" office:value-type="string">
            <text:p text:style-name="P8">$level</text:p>
          </table:table-cell>
          <table:table-cell table:style-name="Table18.B2" office:value-type="string">
            <text:p text:style-name="P2">Compression factor.</text:p>
          </table:table-cell>
        </table:table-row>
      </table:table>
      <text:p text:style-name="P14"/>
      <text:p text:style-name="P14">If <text:span text:style-name="Class_20_Variables">$level</text:span> is not null, it will replace the class compression level.</text:p>
      <text:p text:style-name="P14"/>
      <text:p text:style-name="P14">The class compression level is returned.</text:p>
      <text:p text:style-name="P14"/>
      <text:p text:style-name="P14">An exception will be thrown upon detection of an error.</text:p>
      <text:p text:style-name="P4"/>
      <text:h text:style-name="P70" text:outline-level="5">buffer</text:h>
      <text:p text:style-name="P15"/>
      <text:p text:style-name="Method_20_Body"><text:span text:style-name="T22">Get (and / or set) the class buffer</text:span>.</text:p>
      <text:p text:style-name="P13"/>
      <text:p text:style-name="P222"><text:span text:style-name="T1">Algorithm</text:span></text:p>
      <text:list xml:id="list110052429940109" text:continue-list="list110051236494790" text:style-name="L2">
        <text:list-item text:start-value="1">
          <text:p text:style-name="P110"><text:span text:style-name="T33">Accept the parameter </text:span><text:span text:style-name="T56">buffer</text:span><text:span text:style-name="T33"> an (optional) string containing the buffer contents;</text:span></text:p>
          <text:p text:style-name="P110"/>
        </text:list-item>
        <text:list-item>
          <text:p text:style-name="P110"><text:span text:style-name="T33">if the </text:span><text:span text:style-name="T56">buffer</text:span><text:span text:style-name="T33"> parameter is not null, go to step </text:span><text:span text:style-name="T17">4</text:span></text:p>
        </text:list-item>
        <text:list-item>
          <text:p text:style-name="P162"><text:span text:style-name="T115">assign the</text:span><text:span text:style-name="T55"> </text:span><text:span text:style-name="T56">buffer</text:span><text:span text:style-name="T115"> parameter to the </text:span><text:span text:style-name="T56">buffer</text:span><text:span text:style-name="T115"> class property</text:span>;</text:p>
          <text:p text:style-name="P162"/>
        </text:list-item>
        <text:list-item>
          <text:p text:style-name="P110"><text:span text:style-name="T111">return the </text:span><text:span text:style-name="T56">buffer</text:span><text:span text:style-name="T111"> class property.</text:span></text:p>
          <text:p text:style-name="P162"/>
        </text:list-item>
      </text:list>
      <text:p text:style-name="P146"><text:span text:style-name="T1">Implementation</text:span></text:p>
      <text:p text:style-name="P247"/>
      <text:p text:style-name="P287">/**</text:p>
      <text:p text:style-name="P5"><text:s/>* buffer</text:p>
      <text:p text:style-name="P5"><text:s/>*</text:p>
      <text:p text:style-name="P5"><text:s/>* get/set the global i/o buffer</text:p>
      <text:p text:style-name="P5"><text:s/>* <text:span text:style-name="T1">@param</text:span> string $buffer = (optional) buffer contents to set, null to query</text:p>
      <text:p text:style-name="P5"><text:s/>* <text:span text:style-name="T1">@return</text:span> string $buffer</text:p>
      <text:p text:style-name="P5"><text:s/>*/</text:p>
      <text:p text:style-name="P287">public function buffer($buffer=null)</text:p>
      <text:p text:style-name="P46"><text:tab/>{</text:p>
      <text:p text:style-name="P48"><text:tab/><text:tab/>if ($buffer !== null)</text:p>
      <text:p text:style-name="P48"><text:tab/><text:tab/>{</text:p>
      <text:p text:style-name="P48"><text:tab/><text:tab/><text:tab/>$this-&gt;buffer = $buffer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287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buffer</text:span></text:span><text:span text:style-name="T23"> method expects a single optional parameter</text:span>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7">Properties</text:p>
          </table:table-cell>
          <table:table-cell table:style-name="Table19.B1" office:value-type="string">
            <text:p text:style-name="P7">Description</text:p>
          </table:table-cell>
        </table:table-row>
        <table:table-row>
          <table:table-cell table:style-name="Table19.A2" office:value-type="string">
            <text:p text:style-name="P8">$buffer</text:p>
          </table:table-cell>
          <table:table-cell table:style-name="Table19.B2" office:value-type="string">
            <text:p text:style-name="P2">Compression factor.</text:p>
          </table:table-cell>
        </table:table-row>
      </table:table>
      <text:p text:style-name="P14"/>
      <text:p text:style-name="P14">If <text:span text:style-name="Class_20_Variables">$buffer</text:span> is not null, it will replace the class buffer contents.</text:p>
      <text:p text:style-name="P14"/>
      <text:p text:style-name="P14">The class buffer is returned.</text:p>
      <text:p text:style-name="P14"/>
      <text:p text:style-name="P14">An exception will be thrown upon detection of an error.</text:p>
      <text:p text:style-name="P4"/>
      <text:p text:style-name="P4"/>
      <text:h text:style-name="P70" text:outline-level="5">compressed</text:h>
      <text:p text:style-name="P15"/>
      <text:p text:style-name="Method_20_Body"><text:span text:style-name="T22">Get (and / or set) the class buffer</text:span>.</text:p>
      <text:p text:style-name="P13"/>
      <text:p text:style-name="P223"><text:span text:style-name="T1">Algorithm</text:span></text:p>
      <text:list xml:id="list110051375732084" text:continue-list="list110052429940109" text:style-name="L2">
        <text:list-item text:start-value="1">
          <text:p text:style-name="P111"><text:span text:style-name="T33">Accept the parameter </text:span><text:span text:style-name="T57">compressed</text:span><text:span text:style-name="T33"> an (optional) string containing the buffer contents;</text:span></text:p>
          <text:p text:style-name="P111"/>
        </text:list-item>
        <text:list-item>
          <text:p text:style-name="P111"><text:span text:style-name="T33">if the </text:span><text:span text:style-name="T57">compressed</text:span><text:span text:style-name="T33"> parameter is not null, go to step </text:span><text:span text:style-name="T17">4</text:span></text:p>
        </text:list-item>
        <text:list-item>
          <text:p text:style-name="P163"><text:span text:style-name="T115">assign the</text:span><text:span text:style-name="T55"> </text:span><text:span text:style-name="T57">compressed</text:span><text:span text:style-name="T115"> parameter to the </text:span><text:span text:style-name="T57">compressed</text:span><text:span text:style-name="T115"> class property</text:span>;</text:p>
          <text:p text:style-name="P163"/>
        </text:list-item>
        <text:list-item>
          <text:p text:style-name="P111"><text:span text:style-name="T111">return the </text:span><text:span text:style-name="T57">compressed</text:span><text:span text:style-name="T111"> class property.</text:span></text:p>
          <text:p text:style-name="P163"/>
        </text:list-item>
      </text:list>
      <text:p text:style-name="P147"><text:span text:style-name="T1">Implementation</text:span></text:p>
      <text:p text:style-name="P248"/>
      <text:p text:style-name="P288">/**</text:p>
      <text:p text:style-name="P5"><text:s/>* compressed</text:p>
      <text:p text:style-name="P5"><text:s/>*</text:p>
      <text:p text:style-name="P5"><text:s/>* get/set the global compressed i/o buffer</text:p>
      <text:p text:style-name="P5"><text:s/>* <text:span text:style-name="T1">@param</text:span> string $compressed = (optional) compressed contents to set, null to query</text:p>
      <text:p text:style-name="P5"><text:s/>* <text:span text:style-name="T1">@return</text:span> string $compressed</text:p>
      <text:p text:style-name="P5"><text:s/>*/</text:p>
      <text:p text:style-name="P265">public function compressed($compressed=null)</text:p>
      <text:p text:style-name="P42"><text:tab/>{</text:p>
      <text:p text:style-name="P48"><text:tab/><text:tab/>if ($compressed !== null)</text:p>
      <text:p text:style-name="P48"><text:tab/><text:tab/>{</text:p>
      <text:p text:style-name="P48"><text:tab/><text:tab/><text:tab/>$this-&gt;compressed = $compressed;</text:p>
      <text:p text:style-name="P48"><text:tab/><text:tab/>}</text:p>
      <text:p text:style-name="P48"/>
      <text:p text:style-name="P48"><text:tab/><text:tab/>return $this-&gt;compressed;</text:p>
      <text:p text:style-name="P48"><text:tab/>}</text:p>
      <text:p text:style-name="P310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compressed</text:span></text:span><text:span text:style-name="T23"> method expects a single optional parameter</text:span>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7">Properties</text:p>
          </table:table-cell>
          <table:table-cell table:style-name="Table20.B1" office:value-type="string">
            <text:p text:style-name="P7">Description</text:p>
          </table:table-cell>
        </table:table-row>
        <table:table-row>
          <table:table-cell table:style-name="Table20.A2" office:value-type="string">
            <text:p text:style-name="P8">$compressed</text:p>
          </table:table-cell>
          <table:table-cell table:style-name="Table20.B2" office:value-type="string">
            <text:p text:style-name="P2">Compression buffer.</text:p>
          </table:table-cell>
        </table:table-row>
      </table:table>
      <text:p text:style-name="P14"/>
      <text:p text:style-name="P14">If <text:span text:style-name="Class_20_Variables">$compressed</text:span> is not null, it will replace the class compression buffer contents.</text:p>
      <text:p text:style-name="P14"/>
      <text:p text:style-name="P14">The class compression buffer is returned.</text:p>
      <text:p text:style-name="P14"/>
      <text:p text:style-name="P14">An exception will be thrown upon detection of an error.</text:p>
      <text:p text:style-name="P4"/>
      <text:p text:style-name="P4"/>
      <text:h text:style-name="P70" text:outline-level="5">lines</text:h>
      <text:p text:style-name="P15"/>
      <text:p text:style-name="Method_20_Body"><text:span text:style-name="T22">Get an array containing the complete file, one line per element</text:span>.</text:p>
      <text:p text:style-name="P13"/>
      <text:p text:style-name="P224"><text:span text:style-name="T1">Algorithm</text:span></text:p>
      <text:list xml:id="list110053018949559" text:continue-list="list110051375732084" text:style-name="L2">
        <text:list-item text:start-value="1">
          <text:p text:style-name="P112"><text:span text:style-name="T116">Return the </text:span><text:span text:style-name="T58">lines</text:span><text:span text:style-name="T116"> class property.</text:span></text:p>
          <text:p text:style-name="P164"/>
        </text:list-item>
      </text:list>
      <text:p text:style-name="P148"><text:span text:style-name="T1">Implementation</text:span></text:p>
      <text:p text:style-name="P249"/>
      <text:p text:style-name="P289">/**</text:p>
      <text:p text:style-name="P5"><text:s/>* lines</text:p>
      <text:p text:style-name="P5"><text:s/>*</text:p>
      <text:p text:style-name="P5"><text:s/>* get an array containing the complete file, one line per element</text:p>
      <text:p text:style-name="P5"><text:s/>* <text:span text:style-name="T1">@return</text:span> array $lines</text:p>
      <text:p text:style-name="P5"><text:s/>*/</text:p>
      <text:p text:style-name="P311">public function lines()</text:p>
      <text:p text:style-name="P43"><text:tab/>{</text:p>
      <text:p text:style-name="P48"><text:tab/><text:tab/>return $this-&gt;lines;</text:p>
      <text:p text:style-name="P48"><text:tab/>}</text:p>
      <text:p text:style-name="P311"/>
      <text:p text:style-name="P14"/>
      <text:p text:style-name="P13">Narrative</text:p>
      <text:p text:style-name="P11"/>
      <text:p text:style-name="Method_20_Body">An array containing the complete file, one line per element, is returned.</text:p>
      <text:p text:style-name="P14"/>
      <text:p text:style-name="P4"/>
      <text:h text:style-name="P70" text:outline-level="5">fileName</text:h>
      <text:p text:style-name="P15"/>
      <text:p text:style-name="P10">Get (and / or set) the file name.</text:p>
      <text:p text:style-name="P13"/>
      <text:p text:style-name="P224"><text:span text:style-name="T1">Algorithm</text:span></text:p>
      <text:list xml:id="list110052302919014" text:continue-list="list110053018949559" text:style-name="L2">
        <text:list-item text:start-value="1">
          <text:p text:style-name="P112"><text:span text:style-name="T33">Accept the parameter </text:span><text:span text:style-name="T58">fileName</text:span><text:span text:style-name="T33"> an (optional) string containing the buffer contents;</text:span></text:p>
          <text:p text:style-name="P112"/>
        </text:list-item>
        <text:list-item>
          <text:p text:style-name="P112"><text:span text:style-name="T33">if the </text:span><text:span text:style-name="T58">fileName</text:span><text:span text:style-name="T33"> parameter is not null, go to step </text:span><text:span text:style-name="T17">4</text:span></text:p>
        </text:list-item>
        <text:list-item>
          <text:p text:style-name="P164"><text:span text:style-name="T115">assign the</text:span><text:span text:style-name="T55"> </text:span><text:span text:style-name="T58">fileName</text:span><text:span text:style-name="T115"> parameter to the </text:span><text:span text:style-name="T58">fileName</text:span><text:span text:style-name="T115"> class property</text:span>;</text:p>
          <text:p text:style-name="P164"/>
        </text:list-item>
        <text:list-item>
          <text:p text:style-name="P112"><text:span text:style-name="T111">return the </text:span><text:span text:style-name="T51">fileName</text:span><text:span text:style-name="T111"> class property.</text:span></text:p>
          <text:p text:style-name="P164"/>
        </text:list-item>
      </text:list>
      <text:p text:style-name="P148"><text:span text:style-name="T1">Implementation</text:span></text:p>
      <text:p text:style-name="P249"/>
      <text:p text:style-name="P289">/**</text:p>
      <text:p text:style-name="P5"><text:s/>* fileName</text:p>
      <text:p text:style-name="P5"><text:s/>*</text:p>
      <text:p text:style-name="P5"><text:s/>* set/get the file name</text:p>
      <text:p text:style-name="P5"><text:s/>* <text:span text:style-name="T1">@param</text:span> string $fileName = (optional) fileName, null to query</text:p>
      <text:p text:style-name="P5"><text:s/>* <text:span text:style-name="T1">@return</text:span> string $fileName</text:p>
      <text:p text:style-name="P5"><text:s/>*/</text:p>
      <text:p text:style-name="P252">public function fileName($fileName=null);</text:p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fileName</text:span></text:span><text:span text:style-name="T23"> method expects a single optional parameter</text:span>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">Properties</text:p>
          </table:table-cell>
          <table:table-cell table:style-name="Table21.B1" office:value-type="string">
            <text:p text:style-name="P7">Description</text:p>
          </table:table-cell>
        </table:table-row>
        <table:table-row>
          <table:table-cell table:style-name="Table21.A2" office:value-type="string">
            <text:p text:style-name="P8">$fileName</text:p>
          </table:table-cell>
          <table:table-cell table:style-name="Table21.B2" office:value-type="string">
            <text:p text:style-name="P2">The name of the file.</text:p>
          </table:table-cell>
        </table:table-row>
      </table:table>
      <text:p text:style-name="P14"/>
      <text:p text:style-name="P14">If <text:span text:style-name="Class_20_Variables">$fileName</text:span> is not null, it will replace the class file name.</text:p>
      <text:p text:style-name="P14"/>
      <text:p text:style-name="P14">The class file name is returned.</text:p>
      <text:p text:style-name="P14"/>
      <text:p text:style-name="P14"/>
      <text:p text:style-name="P4"/>
      <text:h text:style-name="P70" text:outline-level="5">mode</text:h>
      <text:p text:style-name="P15"/>
      <text:p text:style-name="P10">Get (and / or set) the file mode.</text:p>
      <text:p text:style-name="P13"/>
      <text:p text:style-name="P225"><text:span text:style-name="T1">Algorithm</text:span></text:p>
      <text:list xml:id="list110051773312205" text:continue-list="list110052302919014" text:style-name="L2">
        <text:list-item text:start-value="1">
          <text:p text:style-name="P113"><text:span text:style-name="T33">Accept the parameter </text:span><text:span text:style-name="T59">mode</text:span><text:span text:style-name="T33"> an (optional) string containing the file mode;</text:span></text:p>
          <text:p text:style-name="P113"/>
        </text:list-item>
        <text:list-item>
          <text:p text:style-name="P113"><text:span text:style-name="T33">if the </text:span><text:span text:style-name="T59">mode</text:span><text:span text:style-name="T33"> parameter is not null, go to step </text:span><text:span text:style-name="T17">4</text:span></text:p>
        </text:list-item>
        <text:list-item>
          <text:p text:style-name="P165"><text:span text:style-name="T115">assign the</text:span><text:span text:style-name="T55"> </text:span><text:span text:style-name="T59">mode</text:span><text:span text:style-name="T115"> parameter to the </text:span><text:span text:style-name="T59">mode</text:span><text:span text:style-name="T115"> class property</text:span>;</text:p>
          <text:p text:style-name="P165"/>
        </text:list-item>
        <text:list-item>
          <text:p text:style-name="P113"><text:span text:style-name="T111">return the </text:span><text:span text:style-name="T59">mode</text:span><text:span text:style-name="T111"> class property.</text:span></text:p>
          <text:p text:style-name="P165"/>
        </text:list-item>
      </text:list>
      <text:p text:style-name="P149"><text:span text:style-name="T1">Implementation</text:span></text:p>
      <text:p text:style-name="P250"/>
      <text:p text:style-name="P290">/**</text:p>
      <text:p text:style-name="P5"><text:s/>* mode</text:p>
      <text:p text:style-name="P5"><text:s/>*</text:p>
      <text:p text:style-name="P5"><text:s/>* set/get the mode setting</text:p>
      <text:p text:style-name="P5"><text:s/>* <text:span text:style-name="T1">@param</text:span> string $mode = (optional) mode setting, null to query</text:p>
      <text:p text:style-name="P5"><text:s/>* <text:span text:style-name="T1">@return</text:span> string $mode</text:p>
      <text:p text:style-name="P5"><text:s/>*/</text:p>
      <text:p text:style-name="P266">public function mode($mode=null)</text:p>
      <text:p text:style-name="P44"><text:tab/>{</text:p>
      <text:p text:style-name="P48"><text:tab/><text:tab/>if ($mode !== null)</text:p>
      <text:p text:style-name="P48"><text:tab/><text:tab/>{</text:p>
      <text:p text:style-name="P48"><text:tab/><text:tab/><text:tab/>$this-&gt;mode = $mode;</text:p>
      <text:p text:style-name="P48"><text:tab/><text:tab/>}</text:p>
      <text:p text:style-name="P48"/>
      <text:p text:style-name="P48"><text:tab/><text:tab/>return $this-&gt;mode;</text:p>
      <text:p text:style-name="P48"><text:tab/>}</text:p>
      <text:p text:style-name="P312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mode</text:span></text:span><text:span text:style-name="T23"> method expects a single optional parameter</text:span></text:p>
      <text:p text:style-name="Method_20_Body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7">Properties</text:p>
          </table:table-cell>
          <table:table-cell table:style-name="Table22.B1" office:value-type="string">
            <text:p text:style-name="P7">Description</text:p>
          </table:table-cell>
        </table:table-row>
        <table:table-row>
          <table:table-cell table:style-name="Table22.A2" office:value-type="string">
            <text:p text:style-name="P8">$mode</text:p>
          </table:table-cell>
          <table:table-cell table:style-name="Table22.B2" office:value-type="string">
            <text:p text:style-name="P2">The file access mode.</text:p>
          </table:table-cell>
        </table:table-row>
      </table:table>
      <text:p text:style-name="P14"/>
      <text:p text:style-name="P14">If <text:span text:style-name="Class_20_Variables">$mode</text:span> is not null, it will replace the class file access mode.</text:p>
      <text:p text:style-name="P14"/>
      <text:p text:style-name="P14">The class file access mode is returned.</text:p>
      <text:p text:style-name="P4"/>
      <text:p text:style-name="P4"/>
      <text:p text:style-name="P4"/>
      <text:h text:style-name="P70" text:outline-level="5">useIncludePath</text:h>
      <text:p text:style-name="P15"/>
      <text:p text:style-name="P10">Get (and / or set) the use include path flag when searching for a file.</text:p>
      <text:p text:style-name="P13"/>
      <text:p text:style-name="P226"><text:span text:style-name="T1">Algorithm</text:span></text:p>
      <text:list xml:id="list110052138094623" text:continue-list="list110051773312205" text:style-name="L2">
        <text:list-item text:start-value="1">
          <text:p text:style-name="P114"><text:span text:style-name="T33">Accept the parameter </text:span><text:span text:style-name="T60">useIncludePath</text:span><text:span text:style-name="T33"> an (optional) boolean containing the use include path flag setting, or null to query;</text:span></text:p>
          <text:p text:style-name="P114"/>
        </text:list-item>
        <text:list-item>
          <text:p text:style-name="P114"><text:span text:style-name="T33">if the </text:span><text:span text:style-name="T60">useIncludePath</text:span><text:span text:style-name="T33"> parameter is not null, go to step </text:span><text:span text:style-name="T17">4</text:span></text:p>
        </text:list-item>
        <text:list-item>
          <text:p text:style-name="P166"><text:span text:style-name="T115">assign the</text:span><text:span text:style-name="T55"> </text:span><text:span text:style-name="T60">useIncludePath</text:span><text:span text:style-name="T115"> parameter to the </text:span><text:span text:style-name="T60">useIncludePath</text:span><text:span text:style-name="T115"> class property</text:span>;</text:p>
          <text:p text:style-name="P166"/>
        </text:list-item>
        <text:list-item>
          <text:p text:style-name="P114"><text:span text:style-name="T111">return the </text:span><text:span text:style-name="T60">useIncludePath</text:span><text:span text:style-name="T111"> class property.</text:span></text:p>
          <text:p text:style-name="P166"/>
        </text:list-item>
      </text:list>
      <text:p text:style-name="P150"><text:span text:style-name="T1">Implementation</text:span></text:p>
      <text:p text:style-name="P251"/>
      <text:p text:style-name="P291">/**</text:p>
      <text:p text:style-name="P5"><text:s/>* useIncludePath</text:p>
      <text:p text:style-name="P5"><text:s/>*</text:p>
      <text:p text:style-name="P5"><text:s/>* set/get the use include path flag used when searching for a file</text:p>
      <text:p text:style-name="P5"><text:s/>* <text:span text:style-name="T1">@param</text:span> boolean $useIncludePath = (optional) use include path flag, null to query</text:p>
      <text:p text:style-name="P5"><text:s/>* <text:span text:style-name="T1">@return</text:span> boolean $useIncludePath</text:p>
      <text:p text:style-name="P5"><text:s/>*/</text:p>
      <text:p text:style-name="P292">public function useIncludePath($useIncludePath=null)</text:p>
      <text:p text:style-name="P56">{</text:p>
      <text:p text:style-name="P48"><text:tab/><text:tab/>if ($useIncludePath !== null)</text:p>
      <text:p text:style-name="P48"><text:tab/><text:tab/>{</text:p>
      <text:p text:style-name="P48"><text:tab/><text:tab/><text:tab/>$this-&gt;useIncludePath = $useIncludePath;</text:p>
      <text:p text:style-name="P48"><text:tab/><text:tab/>}</text:p>
      <text:p text:style-name="P48"/>
      <text:p text:style-name="P48"><text:tab/><text:tab/>return $this-&gt;useIncludePath;</text:p>
      <text:p text:style-name="P48"><text:tab/>}</text:p>
      <text:p text:style-name="P292"/>
      <text:p text:style-name="P14"/>
      <text:p text:style-name="P13">Narrative</text:p>
      <text:p text:style-name="P11"/>
      <text:p text:style-name="P12"><text:span text:style-name="T23">The </text:span><text:span text:style-name="Class_20_Variables"><text:span text:style-name="T23">useIncludePath</text:span></text:span><text:span text:style-name="T23"> method expects a single optional parameter</text:span></text:p>
      <text:p text:style-name="Method_20_Body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7">Properties</text:p>
          </table:table-cell>
          <table:table-cell table:style-name="Table23.B1" office:value-type="string">
            <text:p text:style-name="P7">Description</text:p>
          </table:table-cell>
        </table:table-row>
        <table:table-row>
          <table:table-cell table:style-name="Table23.A2" office:value-type="string">
            <text:p text:style-name="P8">$useIncludePath</text:p>
          </table:table-cell>
          <table:table-cell table:style-name="Table23.B2" office:value-type="string">
            <text:p text:style-name="P2">The useIncludePath flag.</text:p>
          </table:table-cell>
        </table:table-row>
      </table:table>
      <text:p text:style-name="P14"/>
      <text:p text:style-name="P14">If <text:span text:style-name="Class_20_Variables">$useIncludePath</text:span> is not null, it will replace the class <text:span text:style-name="Class_20_Variables">$useIncludePath</text:span> setting.</text:p>
      <text:p text:style-name="P14"/>
      <text:p text:style-name="P14">The class <text:span text:style-name="Class_20_Variables">$useIncludePath</text:span> setting is returned.</text:p>
      <text:p text:style-name="P4"/>
      <text:p text:style-name="P4"/>
      <text:p text:style-name="P4"/>
      <text:p text:style-name="P4"/>
      <text:h text:style-name="P68" text:outline-level="3">Source Listing</text:h>
      <text:p text:style-name="P21"/>
      <text:p text:style-name="P45">&lt;?php</text:p>
      <text:p text:style-name="P48">namespace Library\Compress;</text:p>
      <text:p text:style-name="P48">use Library\Error;</text:p>
      <text:p text:style-name="P48"/>
      <text:p text:style-name="P48">/*</text:p>
      <text:p text:style-name="P48"><text:s/>* <text:tab/><text:tab/>Compress\AdapterZlib is copyright � 2012, 201<text:span text:style-name="T122">5</text:span>. EarthWalk Software.</text:p>
      <text:p text:style-name="P48"><text:s/>* <text:tab/><text:tab/>Licensed under the Academic Free License version 3.0</text:p>
      <text:p text:style-name="P48"><text:s/>* <text:tab/><text:tab/>Refer to the file named License.txt provided with the source, </text:p>
      <text:p text:style-name="P48"><text:s/>* <text:s text:c="8"/>or from http://opensource.org/licenses/academic.php</text:p>
      <text:p text:style-name="P48"><text:s/>*/</text:p>
      <text:p text:style-name="P48">/**</text:p>
      <text:p text:style-name="P48"><text:s/>* AdapterZlib.</text:p>
      <text:p text:style-name="P48"><text:s/>*</text:p>
      <text:p text:style-name="P50"><text:s/>* Compress AdapterZlib class to provide object oriented interface </text:p>
      <text:p text:style-name="P50"><text:s/>* <text:tab/>to the Zlib compression extensions</text:p>
      <text:p text:style-name="P48"><text:s/>* @author Jay Wheeler.</text:p>
      <text:p text:style-name="P48"><text:s/>* @version 1.0</text:p>
      <text:p text:style-name="P48"><text:s/>* @copyright � 2012, 201<text:span text:style-name="T122">5</text:span>. EarthWalk Software.</text:p>
      <text:p text:style-name="P48"><text:s/>* @license Licensed under the Academic Free License version 3.0</text:p>
      <text:p text:style-name="P48"><text:s/>* @package Library</text:p>
      <text:p text:style-name="P48"><text:s/>* @subpackage Compress</text:p>
      <text:p text:style-name="P48"><text:s/>*/</text:p>
      <text:p text:style-name="P48">class AdapterZlib implements iAdapter</text:p>
      <text:p text:style-name="P48">{</text:p>
      <text:p text:style-name="P48"><text:tab/>/**</text:p>
      <text:p text:style-name="P48"><text:tab/> * handle</text:p>
      <text:p text:style-name="P48"><text:tab/> *</text:p>
      <text:p text:style-name="P48"><text:tab/> * Zlib handle for functions which require one</text:p>
      <text:p text:style-name="P48"><text:tab/> * @var resource $handle</text:p>
      <text:p text:style-name="P48"><text:tab/> */</text:p>
      <text:p text:style-name="P48"><text:tab/>protected<text:tab/><text:tab/>$handle;</text:p>
      <text:p text:style-name="P48"/>
      <text:p text:style-name="P48"><text:tab/>/**</text:p>
      <text:p text:style-name="P48"><text:tab/> * fileName</text:p>
      <text:p text:style-name="P48"><text:tab/> *</text:p>
      <text:p text:style-name="P48"><text:tab/> * Name of the file to access</text:p>
      <text:p text:style-name="P48"><text:tab/> * @var string $fileName</text:p>
      <text:p text:style-name="P48"><text:tab/> */</text:p>
      <text:p text:style-name="P48"><text:tab/>protected<text:tab/><text:tab/>$fileName;</text:p>
      <text:p text:style-name="P48"/>
      <text:p text:style-name="P48"><text:tab/>/**</text:p>
      <text:p text:style-name="P48"><text:tab/> * mode</text:p>
      <text:p text:style-name="P48"><text:tab/> *</text:p>
      <text:p text:style-name="P48"><text:tab/> * File access mode</text:p>
      <text:p text:style-name="P48"><text:tab/> * @var string $mode</text:p>
      <text:p text:style-name="P48"><text:tab/> */</text:p>
      <text:p text:style-name="P48"><text:tab/>protected<text:tab/><text:tab/>$mode;</text:p>
      <text:p text:style-name="P48"/>
      <text:p text:style-name="P48"><text:tab/>/**</text:p>
      <text:p text:style-name="P48"><text:tab/> * useIncludePath</text:p>
      <text:p text:style-name="P48"><text:tab/> *</text:p>
      <text:p text:style-name="P48"><text:tab/> * Flag set to search include path when looking for a file</text:p>
      <text:p text:style-name="P48"><text:tab/> * @var boolean $useIncludePath</text:p>
      <text:p text:style-name="P48"><text:tab/> */</text:p>
      <text:p text:style-name="P48"><text:tab/>protected<text:tab/><text:tab/>$useIncludePath;</text:p>
      <text:p text:style-name="P48"/>
      <text:p text:style-name="P48"><text:tab/>/**</text:p>
      <text:p text:style-name="P48"><text:tab/> * lines</text:p>
      <text:p text:style-name="P48"><text:tab/> *</text:p>
      <text:p text:style-name="P48"><text:soft-page-break/><text:tab/> * Array of lines from gzfile operation</text:p>
      <text:p text:style-name="P48"><text:tab/> * @var array[string] $lines</text:p>
      <text:p text:style-name="P48"><text:tab/> */</text:p>
      <text:p text:style-name="P48"><text:tab/>protected<text:tab/><text:tab/>$lines;</text:p>
      <text:p text:style-name="P48"/>
      <text:p text:style-name="P48"><text:tab/>/**</text:p>
      <text:p text:style-name="P48"><text:tab/> * bytes</text:p>
      <text:p text:style-name="P48"><text:tab/> *</text:p>
      <text:p text:style-name="P48"><text:tab/> * Number of bytes read from functions that support it</text:p>
      <text:p text:style-name="P48"><text:tab/> * @var integer $bytes</text:p>
      <text:p text:style-name="P48"><text:tab/> */</text:p>
      <text:p text:style-name="P48"><text:tab/>protected<text:tab/><text:tab/>$bytes;</text:p>
      <text:p text:style-name="P48"/>
      <text:p text:style-name="P48"><text:tab/>/**</text:p>
      <text:p text:style-name="P48"><text:tab/> * buffer</text:p>
      <text:p text:style-name="P48"><text:tab/> *</text:p>
      <text:p text:style-name="P48"><text:tab/> * The uncompressed i/o buffer</text:p>
      <text:p text:style-name="P48"><text:tab/> * @var string $buffer</text:p>
      <text:p text:style-name="P48"><text:tab/> */</text:p>
      <text:p text:style-name="P48"><text:tab/>protected<text:tab/><text:tab/>$buffer;</text:p>
      <text:p text:style-name="P48"/>
      <text:p text:style-name="P48"><text:tab/>/**</text:p>
      <text:p text:style-name="P48"><text:tab/> * compressed</text:p>
      <text:p text:style-name="P48"><text:tab/> *</text:p>
      <text:p text:style-name="P48"><text:tab/> * The compressed i/o buffer</text:p>
      <text:p text:style-name="P48"><text:tab/> * @var string $compressed</text:p>
      <text:p text:style-name="P48"><text:tab/> */</text:p>
      <text:p text:style-name="P48"><text:tab/>protected<text:tab/><text:tab/>$compressed;</text:p>
      <text:p text:style-name="P48"/>
      <text:p text:style-name="P48"><text:tab/>/**</text:p>
      <text:p text:style-name="P48"><text:tab/> * compressionLevel</text:p>
      <text:p text:style-name="P48"><text:tab/> *</text:p>
      <text:p text:style-name="P48"><text:tab/> * Compression level</text:p>
      <text:p text:style-name="P48"><text:tab/> * @var integer $compressionLevel</text:p>
      <text:p text:style-name="P48"><text:tab/> */</text:p>
      <text:p text:style-name="P48"><text:tab/>protected<text:tab/><text:tab/>$compressionLevel;</text:p>
      <text:p text:style-name="P48"/>
      <text:p text:style-name="P48"><text:tab/>/**</text:p>
      <text:p text:style-name="P48"><text:tab/> * __construct</text:p>
      <text:p text:style-name="P48"><text:tab/> *</text:p>
      <text:p text:style-name="P48"><text:tab/> * Class constructor</text:p>
      <text:p text:style-name="P51"><text:tab/> * @param string <text:s text:c="2"/>$fileName <text:s text:c="6"/>= (optional) name of the file associated with this</text:p>
      <text:p text:style-name="P51"><text:tab/> *<text:tab/><text:tab/><text:tab/><text:tab/><text:tab/><text:tab/><text:tab/><text:tab/> class instance</text:p>
      <text:p text:style-name="P48"><text:tab/> * @param string <text:s text:c="2"/>$mode <text:s text:c="10"/>= (optional) file open mode (default = 'rb')</text:p>
      <text:p text:style-name="P48"><text:tab/> * @param boolean <text:s/>$useIncludePath = (optional) true = search include path for file</text:p>
      <text:p text:style-name="P48"><text:tab/> */</text:p>
      <text:p text:style-name="P48"><text:tab/>public function __construct($fileName=null, $mode='rb', $useIncludePath=false)</text:p>
      <text:p text:style-name="P48"><text:tab/>{</text:p>
      <text:p text:style-name="P48"><text:tab/><text:tab/>$this-&gt;handle = null;</text:p>
      <text:p text:style-name="P48"/>
      <text:p text:style-name="P48"><text:tab/><text:tab/>$this-&gt;lines = null;</text:p>
      <text:p text:style-name="P48"><text:tab/><text:tab/>$this-&gt;buffer = null;</text:p>
      <text:p text:style-name="P48"><text:tab/><text:tab/>$this-&gt;compressed = null;</text:p>
      <text:p text:style-name="P48"/>
      <text:p text:style-name="P48"><text:tab/><text:tab/>$this-&gt;compressionLevel = -1;</text:p>
      <text:p text:style-name="P48"/>
      <text:p text:style-name="P48"><text:tab/><text:tab/>$this-&gt;fileName($fileName);</text:p>
      <text:p text:style-name="P48"><text:tab/><text:tab/>$this-&gt;mode($mode);</text:p>
      <text:p text:style-name="P48"><text:tab/><text:tab/>$this-&gt;useIncludePath($useIncludePath);</text:p>
      <text:p text:style-name="P48"><text:tab/><text:tab/></text:p>
      <text:p text:style-name="P48"><text:tab/><text:tab/>if ($this-&gt;fileName)</text:p>
      <text:p text:style-name="P48"><text:soft-page-break/><text:tab/><text:tab/>{</text:p>
      <text:p text:style-name="P48"><text:tab/><text:tab/><text:tab/>$this-&gt;open();</text:p>
      <text:p text:style-name="P48"><text:tab/><text:tab/>}</text:p>
      <text:p text:style-name="P48"><text:tab/>}</text:p>
      <text:p text:style-name="P48"/>
      <text:p text:style-name="P48"><text:tab/>/**</text:p>
      <text:p text:style-name="P48"><text:tab/> * __destruct</text:p>
      <text:p text:style-name="P48"><text:tab/> *</text:p>
      <text:p text:style-name="P48"><text:tab/> * Class destructor</text:p>
      <text:p text:style-name="P48"><text:tab/> * @return null</text:p>
      <text:p text:style-name="P48"><text:tab/> */</text:p>
      <text:p text:style-name="P48"><text:tab/>public function __destruct()</text:p>
      <text:p text:style-name="P48"><text:tab/>{</text:p>
      <text:p text:style-name="P48"><text:tab/><text:tab/>if ($this-&gt;handle)</text:p>
      <text:p text:style-name="P48"><text:tab/><text:tab/>{</text:p>
      <text:p text:style-name="P48"><text:tab/><text:tab/><text:tab/>try</text:p>
      <text:p text:style-name="P48"><text:tab/><text:tab/><text:tab/>{</text:p>
      <text:p text:style-name="P48"><text:tab/><text:tab/><text:tab/><text:tab/>$this-&gt;fclose();</text:p>
      <text:p text:style-name="P48"><text:tab/><text:tab/><text:tab/>}</text:p>
      <text:p text:style-name="P48"><text:tab/><text:tab/><text:tab/>catch(Exception $exception)</text:p>
      <text:p text:style-name="P48"><text:tab/><text:tab/><text:tab/>{</text:p>
      <text:p text:style-name="P48"><text:tab/><text:tab/><text:tab/>}</text:p>
      <text:p text:style-name="P48"/>
      <text:p text:style-name="P48"><text:tab/><text:tab/><text:tab/>$this-&gt;handle = null;</text:p>
      <text:p text:style-name="P48"><text:tab/><text:tab/>}</text:p>
      <text:p text:style-name="P48"><text:tab/>}</text:p>
      <text:p text:style-name="P48"/>
      <text:p text:style-name="P48"><text:tab/>/**</text:p>
      <text:p text:style-name="P48"><text:tab/> * open</text:p>
      <text:p text:style-name="P48"><text:tab/> *</text:p>
      <text:p text:style-name="P48"><text:tab/> * open a zlib file</text:p>
      <text:p text:style-name="P48"><text:tab/> * @param string $file = name of the file to open</text:p>
      <text:p text:style-name="P51"><text:tab/> * @param string $mode = file open mode - 3 bytes: 1st = access type {r, w, a}, </text:p>
      <text:p text:style-name="P51"><text:tab/> *<text:tab/><text:tab/><text:tab/><text:tab/>2nd = text-mode, either text or binary {t, b}, </text:p>
      <text:p text:style-name="P51"><text:tab/> *<text:tab/><text:tab/><text:tab/><text:tab/>3rd = compression level</text:p>
      <text:p text:style-name="P48"><text:tab/> * @param boolean $use_includes = (optional) true = search include directories also</text:p>
      <text:p text:style-name="P48"><text:tab/> * @throws \Library\Compress\Exception</text:p>
      <text:p text:style-name="P48"><text:tab/> */</text:p>
      <text:p text:style-name="P48"><text:tab/>public function open($fileName=null, $mode=null, $useIncludePath=false)</text:p>
      <text:p text:style-name="P48"><text:tab/>{</text:p>
      <text:p text:style-name="P48"><text:tab/><text:tab/>if ($this-&gt;handle)</text:p>
      <text:p text:style-name="P48"><text:tab/><text:tab/>{</text:p>
      <text:p text:style-name="P48"><text:tab/><text:tab/><text:tab/>throw new Exception(Error::<text:span text:style-name="T36">code</text:span>('ResourceAlreadyAssigned'));</text:p>
      <text:p text:style-name="P48"><text:tab/><text:tab/>}</text:p>
      <text:p text:style-name="P48"/>
      <text:p text:style-name="P51"><text:tab/><text:tab/>if ((!$fileName = $this-&gt;fileName($fileName)) || </text:p>
      <text:p text:style-name="P51"><text:tab/><text:tab/> <text:s text:c="3"/>(! $mode = $this-&gt;mode($mode)))</text:p>
      <text:p text:style-name="P48"><text:tab/><text:tab/>{</text:p>
      <text:p text:style-name="P48"><text:tab/><text:tab/><text:tab/>throw new Exception(Error::<text:span text:style-name="T36">code</text:span>('MissingRequiredProperties'));</text:p>
      <text:p text:style-name="P48"><text:tab/><text:tab/>}</text:p>
      <text:p text:style-name="P48"/>
      <text:p text:style-name="P51"><text:tab/><text:tab/>if (! $this-&gt;handle = @\gzopen($fileName, $mode, </text:p>
      <text:p text:style-name="P51"><text:tab/><text:tab/><text:tab/><text:tab/><text:tab/><text:tab/><text:tab/>$this-&gt;useIncludePath($useIncludePath)))</text:p>
      <text:p text:style-name="P48"><text:tab/><text:tab/>{</text:p>
      <text:p text:style-name="P48"><text:tab/><text:tab/><text:tab/>throw new Exception(Error::<text:span text:style-name="T36">code</text:span>('FileOpenError'));</text:p>
      <text:p text:style-name="P48"><text:tab/><text:tab/>}</text:p>
      <text:p text:style-name="P48"><text:tab/>}</text:p>
      <text:p text:style-name="P48"/>
      <text:p text:style-name="P48"/>
      <text:p text:style-name="P55"><text:tab/>/**</text:p>
      <text:p text:style-name="P48"><text:tab/> * fgetc</text:p>
      <text:p text:style-name="P48"><text:tab/> *</text:p>
      <text:p text:style-name="P48"><text:tab/> * get the next character from the current file</text:p>
      <text:p text:style-name="P48"><text:tab/> * @return string $char</text:p>
      <text:p text:style-name="P48"><text:tab/> * @throws \Library\Compress\Exception</text:p>
      <text:p text:style-name="P48"><text:tab/> */</text:p>
      <text:p text:style-name="P48"><text:tab/>public function fgetc()</text:p>
      <text:p text:style-name="P48"><text:tab/>{</text:p>
      <text:p text:style-name="P48"><text:tab/><text:tab/>$this-&gt;validHandle();</text:p>
      <text:p text:style-name="P48"><text:tab/><text:tab/>if (! $this-&gt;buffer = @\gzgetc($this-&gt;handle))</text:p>
      <text:p text:style-name="P48"><text:tab/><text:tab/>{</text:p>
      <text:p text:style-name="P48"><text:tab/><text:tab/><text:tab/>throw new Exception(Error::<text:span text:style-name="T36">code</text:span>('FileEOF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48"/>
      <text:p text:style-name="P48"><text:tab/>/**</text:p>
      <text:p text:style-name="P48"><text:tab/> * fgets</text:p>
      <text:p text:style-name="P48"><text:tab/> *</text:p>
      <text:p text:style-name="P48"><text:tab/> * get the next length of uncompressed characters from the current file</text:p>
      <text:p text:style-name="P48"><text:tab/> * @param integer $length = length of uncompressed characters</text:p>
      <text:p text:style-name="P48"><text:tab/> * @return string $buffer</text:p>
      <text:p text:style-name="P48"><text:tab/> * @throws \Library\Compress\Exception</text:p>
      <text:p text:style-name="P48"><text:tab/> */</text:p>
      <text:p text:style-name="P48"><text:tab/>public function fgets($length)</text:p>
      <text:p text:style-name="P48"><text:tab/>{</text:p>
      <text:p text:style-name="P48"><text:tab/><text:tab/>$this-&gt;validHandle();</text:p>
      <text:p text:style-name="P48"><text:tab/><text:tab/>if (! $this-&gt;buffer = @\gzgets($this-&gt;handle, $length))</text:p>
      <text:p text:style-name="P48"><text:tab/><text:tab/>{</text:p>
      <text:p text:style-name="P48"><text:tab/><text:tab/><text:tab/>throw new Exception(Error::<text:span text:style-name="T36">code</text:span>('FileEOF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48"/>
      <text:p text:style-name="P48"><text:tab/>/**</text:p>
      <text:p text:style-name="P48"><text:tab/> * fgetss</text:p>
      <text:p text:style-name="P48"><text:tab/> *</text:p>
      <text:p text:style-name="P51"><text:tab/> * get the next length of uncompressed characters from the current file </text:p>
      <text:p text:style-name="P51"><text:tab/> *<text:tab/>and strip HTML/PHP tags</text:p>
      <text:p text:style-name="P48"><text:tab/> * @param integer $length = length of uncompressed characters</text:p>
      <text:p text:style-name="P48"><text:tab/> * @param string $allowableTags = (optional) list of allowable tags</text:p>
      <text:p text:style-name="P48"><text:tab/> * @return string $buffer</text:p>
      <text:p text:style-name="P48"><text:tab/> * @throws \Library\Compress\Exception</text:p>
      <text:p text:style-name="P48"><text:tab/> */</text:p>
      <text:p text:style-name="P48"><text:tab/>public function fgetss($length, $allowableTags=null)</text:p>
      <text:p text:style-name="P48"><text:tab/>{</text:p>
      <text:p text:style-name="P48"><text:tab/><text:tab/>$this-&gt;validHandle();</text:p>
      <text:p text:style-name="P48"><text:tab/><text:tab/>if (! $this-&gt;buffer = @\gzgetss($this-&gt;handle, $length, $allowableTags))</text:p>
      <text:p text:style-name="P48"><text:tab/><text:tab/>{</text:p>
      <text:p text:style-name="P48"><text:tab/><text:tab/><text:tab/>throw new Exception(Error::<text:span text:style-name="T36">code</text:span>('FileEOF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48"/>
      <text:p text:style-name="P48"/>
      <text:p text:style-name="P55"><text:tab/>/**</text:p>
      <text:p text:style-name="P48"><text:tab/> * fread</text:p>
      <text:p text:style-name="P48"><text:tab/> *</text:p>
      <text:p text:style-name="P48"><text:tab/> * Reads up to length uncompressed bytes from a file</text:p>
      <text:p text:style-name="P48"><text:tab/> * @param integer $length = length of bytes to read from the file</text:p>
      <text:p text:style-name="P48"><text:tab/> * @return string $buffer</text:p>
      <text:p text:style-name="P48"><text:tab/> * @throws \Library\Compress\Exception</text:p>
      <text:p text:style-name="P48"><text:tab/> */</text:p>
      <text:p text:style-name="P48"><text:tab/>public function fread($length)</text:p>
      <text:p text:style-name="P48"><text:tab/>{</text:p>
      <text:p text:style-name="P48"><text:tab/><text:tab/>$this-&gt;validHandle();</text:p>
      <text:p text:style-name="P48"/>
      <text:p text:style-name="P48"><text:tab/><text:tab/>$this-&gt;buffer = @\gzread($this-&gt;handle, $length);</text:p>
      <text:p text:style-name="P48"><text:tab/><text:tab/>return $this-&gt;buffer;</text:p>
      <text:p text:style-name="P48"><text:tab/>}</text:p>
      <text:p text:style-name="P48"/>
      <text:p text:style-name="P48"><text:tab/>/**</text:p>
      <text:p text:style-name="P48"><text:tab/> * fwrite</text:p>
      <text:p text:style-name="P48"><text:tab/> *</text:p>
      <text:p text:style-name="P48"><text:tab/> * Write length bytes (or all) of the buffer to the current file</text:p>
      <text:p text:style-name="P48"><text:tab/> * @param string $buffer = (optional) buffer to write, null = use current buffer</text:p>
      <text:p text:style-name="P48"><text:tab/> * @param integer $length = (optional) buffer bytes to write</text:p>
      <text:p text:style-name="P48"><text:tab/> * @return integer $bytes = bytes written</text:p>
      <text:p text:style-name="P48"><text:tab/> * @throws \Library\Compress\Exception</text:p>
      <text:p text:style-name="P48"><text:tab/> */</text:p>
      <text:p text:style-name="P48"><text:tab/>public function fwrite($buffer=null, $length=null)</text:p>
      <text:p text:style-name="P48"><text:tab/>{</text:p>
      <text:p text:style-name="P48"><text:tab/><text:tab/>$this-&gt;validHandle();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$length === null)</text:p>
      <text:p text:style-name="P48"><text:tab/><text:tab/>{</text:p>
      <text:p text:style-name="P48"><text:tab/><text:tab/><text:tab/>$length = strlen($buffer);</text:p>
      <text:p text:style-name="P48"><text:tab/><text:tab/>}</text:p>
      <text:p text:style-name="P48"/>
      <text:p text:style-name="P48"><text:tab/><text:tab/>$this-&gt;bytes = @\gzwrite($this-&gt;handle, $buffer, $length);</text:p>
      <text:p text:style-name="P48"><text:tab/><text:tab/>return $this-&gt;bytes;</text:p>
      <text:p text:style-name="P48"><text:tab/>}</text:p>
      <text:p text:style-name="P48"/>
      <text:p text:style-name="P48"><text:tab/>/**</text:p>
      <text:p text:style-name="P48"><text:tab/> * fpassthru</text:p>
      <text:p text:style-name="P48"><text:tab/> *</text:p>
      <text:p text:style-name="P48"><text:tab/> * Send remainder of uncompressed file to the output device</text:p>
      <text:p text:style-name="P48"><text:tab/> * @return integer $bytes = number of uncompressed bytes processed</text:p>
      <text:p text:style-name="P48"><text:tab/> * @throws \Library\Compress\Exception</text:p>
      <text:p text:style-name="P48"><text:tab/> */</text:p>
      <text:p text:style-name="P48"><text:tab/>public function fpassthru()</text:p>
      <text:p text:style-name="P48"><text:tab/>{</text:p>
      <text:p text:style-name="P48"><text:tab/><text:tab/>$this-&gt;validHandle();</text:p>
      <text:p text:style-name="P48"><text:tab/><text:tab/>if (! $this-&gt;bytes = @\gzpassthru($this-&gt;handle))</text:p>
      <text:p text:style-name="P48"><text:tab/><text:tab/>{</text:p>
      <text:p text:style-name="P48"><text:tab/><text:tab/><text:tab/>throw new Exception(Error::<text:span text:style-name="T36">code</text:span>('FileFlushFailed'));</text:p>
      <text:p text:style-name="P48"><text:tab/><text:tab/>}</text:p>
      <text:p text:style-name="P48"/>
      <text:p text:style-name="P48"><text:tab/><text:tab/>return $this-&gt;bytes;</text:p>
      <text:p text:style-name="P48"><text:tab/>}</text:p>
      <text:p text:style-name="P48"/>
      <text:p text:style-name="P48"/>
      <text:p text:style-name="P55"><text:tab/>/**</text:p>
      <text:p text:style-name="P48"><text:tab/> * rewind</text:p>
      <text:p text:style-name="P48"><text:tab/> *</text:p>
      <text:p text:style-name="P48"><text:tab/> * reset the file pointer to the start of the file</text:p>
      <text:p text:style-name="P48"><text:tab/> * @throws \Library\Compress\Exception</text:p>
      <text:p text:style-name="P48"><text:tab/> */</text:p>
      <text:p text:style-name="P48"><text:tab/>public function rewind()</text:p>
      <text:p text:style-name="P48"><text:tab/>{</text:p>
      <text:p text:style-name="P48"><text:tab/><text:tab/>$this-&gt;validHandle();</text:p>
      <text:p text:style-name="P48"><text:tab/><text:tab/>if (! \gzrewind($this-&gt;handle))</text:p>
      <text:p text:style-name="P48"><text:tab/><text:tab/>{</text:p>
      <text:p text:style-name="P48"><text:tab/><text:tab/><text:tab/>throw new Exception(Error::<text:span text:style-name="T36">code</text:span>('FileRewindError'));</text:p>
      <text:p text:style-name="P48"><text:tab/><text:tab/>}</text:p>
      <text:p text:style-name="P48"><text:tab/>}</text:p>
      <text:p text:style-name="P48"/>
      <text:p text:style-name="P48"><text:tab/>/**</text:p>
      <text:p text:style-name="P48"><text:tab/> * fseek</text:p>
      <text:p text:style-name="P48"><text:tab/> *</text:p>
      <text:p text:style-name="P48"><text:tab/> * Seek to the given offset, or, if whence=SEEK_CUR, relative to current position</text:p>
      <text:p text:style-name="P48"><text:tab/> * @param integer $offset = distance to seek</text:p>
      <text:p text:style-name="P48"><text:tab/> * @param integer $whence = (optional) seek type, SEEK_SET or SEEK_CUR</text:p>
      <text:p text:style-name="P48"><text:tab/> * @throws \Library\Compress\Exception</text:p>
      <text:p text:style-name="P48"><text:tab/> */</text:p>
      <text:p text:style-name="P48"><text:tab/>public function fseek($offset, $whence=SEEK_SET)</text:p>
      <text:p text:style-name="P48"><text:tab/>{</text:p>
      <text:p text:style-name="P48"><text:tab/><text:tab/>$this-&gt;validHandle();</text:p>
      <text:p text:style-name="P48"><text:tab/><text:tab/>if (@\gzseek($this-&gt;handle, $offset, $whence) != 0)</text:p>
      <text:p text:style-name="P48"><text:tab/><text:tab/>{</text:p>
      <text:p text:style-name="P48"><text:tab/><text:tab/><text:tab/>throw new Exception(Error::<text:span text:style-name="T36">code</text:span>('FileSeekError'));</text:p>
      <text:p text:style-name="P48"><text:tab/><text:tab/>}</text:p>
      <text:p text:style-name="P48"><text:tab/>}</text:p>
      <text:p text:style-name="P48"/>
      <text:p text:style-name="P48"><text:tab/>/**</text:p>
      <text:p text:style-name="P48"><text:tab/> * ftell</text:p>
      <text:p text:style-name="P48"><text:tab/> *</text:p>
      <text:p text:style-name="P48"><text:tab/> * Return the current pointer into the UNCOMPRESSED file</text:p>
      <text:p text:style-name="P48"><text:tab/> * @return integer $offset</text:p>
      <text:p text:style-name="P48"><text:tab/> * @throws \Library\Compress\Exception</text:p>
      <text:p text:style-name="P48"><text:tab/> */</text:p>
      <text:p text:style-name="P48"><text:tab/>public function ftell()</text:p>
      <text:p text:style-name="P48"><text:tab/>{</text:p>
      <text:p text:style-name="P48"><text:tab/><text:tab/>$this-&gt;validHandle();</text:p>
      <text:p text:style-name="P48"><text:tab/><text:tab/>$position = @\gztell($this-&gt;handle);</text:p>
      <text:p text:style-name="P48"><text:tab/><text:tab/>if ($position === false)</text:p>
      <text:p text:style-name="P48"><text:tab/><text:tab/>{</text:p>
      <text:p text:style-name="P48"><text:tab/><text:tab/><text:tab/>throw new Exception(Error::<text:span text:style-name="T36">code</text:span>('FileSeekError'));</text:p>
      <text:p text:style-name="P48"><text:tab/><text:tab/>}</text:p>
      <text:p text:style-name="P48"/>
      <text:p text:style-name="P48"><text:tab/><text:tab/>return $position;</text:p>
      <text:p text:style-name="P48"><text:tab/>}</text:p>
      <text:p text:style-name="P48"/>
      <text:p text:style-name="P48"/>
      <text:p text:style-name="P55"><text:tab/>/**</text:p>
      <text:p text:style-name="P48"><text:tab/> * eof</text:p>
      <text:p text:style-name="P48"><text:tab/> *</text:p>
      <text:p text:style-name="P48"><text:tab/> * Test the handle for end of file</text:p>
      <text:p text:style-name="P48"><text:tab/> * @return boolean $eof = end of file status</text:p>
      <text:p text:style-name="P48"><text:tab/> * @throws \Library\Compress\Exception</text:p>
      <text:p text:style-name="P48"><text:tab/> */</text:p>
      <text:p text:style-name="P48"><text:tab/>public function eof()</text:p>
      <text:p text:style-name="P48"><text:tab/>{</text:p>
      <text:p text:style-name="P48"><text:tab/><text:tab/>$this-&gt;validHandle();</text:p>
      <text:p text:style-name="P48"><text:tab/><text:tab/>return \gzeof($this-&gt;handle);</text:p>
      <text:p text:style-name="P48"><text:tab/>}</text:p>
      <text:p text:style-name="P48"/>
      <text:p text:style-name="P48"><text:tab/>/**</text:p>
      <text:p text:style-name="P48"><text:tab/> * fclose</text:p>
      <text:p text:style-name="P48"><text:tab/> *</text:p>
      <text:p text:style-name="P48"><text:tab/> * close the zlib file</text:p>
      <text:p text:style-name="P48"><text:tab/> * @throws \Library\Compress\Exception</text:p>
      <text:p text:style-name="P48"><text:tab/> */</text:p>
      <text:p text:style-name="P48"><text:tab/>public function fclose()</text:p>
      <text:p text:style-name="P48"><text:tab/>{</text:p>
      <text:p text:style-name="P48"><text:tab/><text:tab/>$this-&gt;validHandle();</text:p>
      <text:p text:style-name="P48"><text:tab/><text:tab/>if (! @\gzclose($this-&gt;handle))</text:p>
      <text:p text:style-name="P48"><text:tab/><text:tab/>{</text:p>
      <text:p text:style-name="P48"><text:tab/><text:tab/><text:tab/>$this-&gt;handle = null;</text:p>
      <text:p text:style-name="P48"><text:tab/><text:tab/><text:tab/>throw new Exception(Error::<text:span text:style-name="T36">code</text:span>('FileCloseError'));</text:p>
      <text:p text:style-name="P48"><text:tab/><text:tab/>}</text:p>
      <text:p text:style-name="P48"/>
      <text:p text:style-name="P48"><text:tab/><text:tab/>$this-&gt;handle = null;</text:p>
      <text:p text:style-name="P48"><text:tab/>}</text:p>
      <text:p text:style-name="P48"/>
      <text:p text:style-name="P48"><text:s/><text:tab/>/**</text:p>
      <text:p text:style-name="P48"><text:tab/> * validHandle</text:p>
      <text:p text:style-name="P48"><text:tab/> *</text:p>
      <text:p text:style-name="P48"><text:tab/> * returns if the handle is valid, throws exception if not valid</text:p>
      <text:p text:style-name="P48"><text:tab/> * @throws \Library\Compress\Exception</text:p>
      <text:p text:style-name="P48"><text:tab/> */</text:p>
      <text:p text:style-name="P48"><text:tab/>public function validHandle()</text:p>
      <text:p text:style-name="P48"><text:tab/>{</text:p>
      <text:p text:style-name="P48"><text:tab/><text:tab/>if (! $this-&gt;handle)</text:p>
      <text:p text:style-name="P48"><text:tab/><text:tab/>{</text:p>
      <text:p text:style-name="P48"><text:tab/><text:tab/><text:tab/>throw new Exception(Error::<text:span text:style-name="T36">code</text:span>('NotInitialized'));</text:p>
      <text:p text:style-name="P48"><text:tab/><text:tab/>}</text:p>
      <text:p text:style-name="P48"><text:tab/>}</text:p>
      <text:p text:style-name="P48"/>
      <text:p text:style-name="P48"><text:tab/>/**</text:p>
      <text:p text:style-name="P48"><text:tab/> * handle</text:p>
      <text:p text:style-name="P48"><text:tab/> *</text:p>
      <text:p text:style-name="P48"><text:tab/> * get the current file handle</text:p>
      <text:p text:style-name="P48"><text:tab/> * @return resource $handle</text:p>
      <text:p text:style-name="P48"><text:tab/> */</text:p>
      <text:p text:style-name="P48"><text:tab/>public function handle()</text:p>
      <text:p text:style-name="P48"><text:tab/>{</text:p>
      <text:p text:style-name="P48"><text:tab/><text:tab/>return $this-&gt;handle;</text:p>
      <text:p text:style-name="P48"><text:tab/>}</text:p>
      <text:p text:style-name="P48"/>
      <text:p text:style-name="P48"/>
      <text:p text:style-name="P55"><text:tab/>/**</text:p>
      <text:p text:style-name="P48"><text:tab/> * readToArray</text:p>
      <text:p text:style-name="P48"><text:tab/> *</text:p>
      <text:p text:style-name="P48"><text:tab/> * Open and read a complete gz-file into an array of lines.</text:p>
      <text:p text:style-name="P48"><text:tab/> * @param string $fileName = (optional) file name to open</text:p>
      <text:p text:style-name="P48"><text:tab/> * @param boolean $useIncludePath = (optional) include path flag</text:p>
      <text:p text:style-name="P48"><text:tab/> * @return array $lines</text:p>
      <text:p text:style-name="P48"><text:tab/> * @throws \Library\Compress\Exception</text:p>
      <text:p text:style-name="P48"><text:tab/> */</text:p>
      <text:p text:style-name="P48"><text:tab/>public function readToArray($fileName=null, $useIncludePath=false)</text:p>
      <text:p text:style-name="P48"><text:tab/>{</text:p>
      <text:p text:style-name="P48"><text:tab/><text:tab/>if (! $fileName = $this-&gt;fileName($fileName))</text:p>
      <text:p text:style-name="P48"><text:tab/><text:tab/>{</text:p>
      <text:p text:style-name="P48"><text:tab/><text:tab/><text:tab/>throw new Exception(Error::<text:span text:style-name="T36">code</text:span>('MissingRequiredProperties'));</text:p>
      <text:p text:style-name="P48"><text:tab/><text:tab/>}</text:p>
      <text:p text:style-name="P48"/>
      <text:p text:style-name="P48"><text:tab/><text:tab/>$this-&gt;lines = @\gzfile($fileName, $this-&gt;useIncludePath($useIncludePath));</text:p>
      <text:p text:style-name="P48"/>
      <text:p text:style-name="P48"><text:tab/><text:tab/>return $this-&gt;lines;</text:p>
      <text:p text:style-name="P48"><text:tab/>}</text:p>
      <text:p text:style-name="P48"/>
      <text:p text:style-name="P48"><text:tab/>/**</text:p>
      <text:p text:style-name="P48"><text:tab/> * readFileAndOutput</text:p>
      <text:p text:style-name="P48"><text:tab/> *</text:p>
      <text:p text:style-name="P48"><text:tab/> * Reads a file, decompresses it and writes it to standard output.</text:p>
      <text:p text:style-name="P48"><text:tab/> * @param string $fileName = (optional) file name to open</text:p>
      <text:p text:style-name="P48"><text:tab/> * @param boolean $useIncludePath = (optional) include path flag</text:p>
      <text:p text:style-name="P48"><text:tab/> * @return integer $bytes = number of bytes read.</text:p>
      <text:p text:style-name="P48"><text:tab/> * @throws \Library\Compress\Exception</text:p>
      <text:p text:style-name="P48"><text:tab/> */</text:p>
      <text:p text:style-name="P48"><text:tab/>public function readFileAndOutput($fileName=null, $useIncludePath=false)</text:p>
      <text:p text:style-name="P48"><text:tab/>{</text:p>
      <text:p text:style-name="P48"><text:tab/><text:tab/>if (! $fileName = $this-&gt;fileName($fileName))</text:p>
      <text:p text:style-name="P48"><text:tab/><text:tab/>{</text:p>
      <text:p text:style-name="P48"><text:tab/><text:tab/><text:tab/>throw new Exception(Error::<text:span text:style-name="T36">code</text:span>('MissingRequiredProperties'));</text:p>
      <text:p text:style-name="P48"><text:tab/><text:tab/>}</text:p>
      <text:p text:style-name="P48"/>
      <text:p text:style-name="P52"><text:tab/><text:tab/>$this-&gt;bytes = @\readgzfile($fileName, </text:p>
      <text:p text:style-name="P52"><text:tab/><text:tab/><text:tab/><text:tab/><text:tab/><text:tab/> $this-&gt;useIncludePath($useIncludePath));</text:p>
      <text:p text:style-name="P48"/>
      <text:p text:style-name="P48"><text:tab/><text:tab/>return $this-&gt;bytes;</text:p>
      <text:p text:style-name="P48"><text:tab/>}</text:p>
      <text:p text:style-name="P48"/>
      <text:p text:style-name="P48"><text:tab/>/**</text:p>
      <text:p text:style-name="P48"><text:tab/> * compress</text:p>
      <text:p text:style-name="P48"><text:tab/> *</text:p>
      <text:p text:style-name="P48"><text:tab/> * Uses ZLIB compression to convert the buffer into a compressed buffer</text:p>
      <text:p text:style-name="P48"><text:tab/> * @param string $buffer = (optional) buffer to compress, use current buffer if null</text:p>
      <text:p text:style-name="P48"><text:tab/> * @param integer level = (optional) compression factor (0 to 9), -1 = use default</text:p>
      <text:p text:style-name="P48"><text:tab/> * @return string $compressed</text:p>
      <text:p text:style-name="P48"><text:tab/> * @throws \Library\Compress\Exception</text:p>
      <text:p text:style-name="P48"><text:tab/> */</text:p>
      <text:p text:style-name="P48"><text:tab/>public function compress($buffer=null, $level=null)</text:p>
      <text:p text:style-name="P48"><text:tab/>{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$level = $this-&gt;compressionLevel($level);</text:p>
      <text:p text:style-name="P48"/>
      <text:p text:style-name="P48"><text:soft-page-break/><text:tab/><text:tab/>if ($level === null)</text:p>
      <text:p text:style-name="P48"><text:tab/><text:tab/>{</text:p>
      <text:p text:style-name="P48"><text:tab/><text:tab/><text:tab/>$level = $this-&gt;compressionLevel(-1);</text:p>
      <text:p text:style-name="P48"><text:tab/><text:tab/>}</text:p>
      <text:p text:style-name="P48"/>
      <text:p text:style-name="P48"><text:tab/><text:tab/>if (! $this-&gt;compressed = @\gzcompress($buffer, $level))</text:p>
      <text:p text:style-name="P48"><text:tab/><text:tab/>{</text:p>
      <text:p text:style-name="P48"><text:tab/><text:tab/><text:tab/>throw new Exception(Error::<text:span text:style-name="T36">code</text:span>('FileCompressError'));</text:p>
      <text:p text:style-name="P48"><text:tab/><text:tab/>}</text:p>
      <text:p text:style-name="P48"/>
      <text:p text:style-name="P48"><text:tab/><text:tab/>return $this-&gt;compressed;</text:p>
      <text:p text:style-name="P48"><text:tab/>}</text:p>
      <text:p text:style-name="P48"/>
      <text:p text:style-name="P48"><text:tab/>/**</text:p>
      <text:p text:style-name="P48"><text:tab/> * uncompress</text:p>
      <text:p text:style-name="P48"><text:tab/> *</text:p>
      <text:p text:style-name="P52"><text:tab/> * Uses ZLIB compression to convert the compressed buffer </text:p>
      <text:p text:style-name="P52"><text:tab/> *<text:tab/><text:tab/>into the uncompressed buffer</text:p>
      <text:p text:style-name="P48"><text:tab/> * @param string $compressed = (optional) buffer to uncompress</text:p>
      <text:p text:style-name="P48"><text:tab/> * @param integer length = (optional) length to decode</text:p>
      <text:p text:style-name="P48"><text:tab/> * @return string $buffer</text:p>
      <text:p text:style-name="P48"><text:tab/> * @throws \Library\Compress\Exception</text:p>
      <text:p text:style-name="P48"><text:tab/> */</text:p>
      <text:p text:style-name="P48"><text:tab/>public function uncompress($compressed=null, $length=0)</text:p>
      <text:p text:style-name="P48"><text:tab/>{</text:p>
      <text:p text:style-name="P48"><text:tab/><text:tab/>if (! $compressed = $this-&gt;compressed($compressed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! $this-&gt;buffer = @\gzuncompress($compressed, $length))</text:p>
      <text:p text:style-name="P48"><text:tab/><text:tab/>{</text:p>
      <text:p text:style-name="P48"><text:tab/><text:tab/><text:tab/>throw new Exception(Error::<text:span text:style-name="T36">code</text:span>('FileDecompressError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48"/>
      <text:p text:style-name="P48"><text:tab/>/**</text:p>
      <text:p text:style-name="P48"><text:tab/> * encode</text:p>
      <text:p text:style-name="P48"><text:tab/> *</text:p>
      <text:p text:style-name="P48"><text:tab/> * Use GZIP compression to encode the supplied buffer</text:p>
      <text:p text:style-name="P48"><text:tab/> * @param string $buffer = (optional) buffer to compress, use current buffer if null</text:p>
      <text:p text:style-name="P48"><text:tab/> * @param integer level = (optional) compression factor (0 to 9), -1 = use default</text:p>
      <text:p text:style-name="P48"><text:tab/> * @param integer mode = encoding mode (FORCE_GZIP or FORCE_DEFLATE)</text:p>
      <text:p text:style-name="P48"><text:tab/> * @return string $compressed = GZIP encoded buffer</text:p>
      <text:p text:style-name="P48"><text:tab/> * @throws \Library\Compress\Exception</text:p>
      <text:p text:style-name="P48"><text:tab/> */</text:p>
      <text:p text:style-name="P48"><text:tab/>public function encode($buffer=null, $level=null, $mode=FORCE_GZIP)</text:p>
      <text:p text:style-name="P48"><text:tab/>{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s</text:span>('EmptyBuffer'));</text:p>
      <text:p text:style-name="P48"><text:tab/><text:tab/>}</text:p>
      <text:p text:style-name="P48"/>
      <text:p text:style-name="P48"><text:tab/><text:tab/>$level = $this-&gt;compressionLevel($level);</text:p>
      <text:p text:style-name="P48"/>
      <text:p text:style-name="P48"><text:tab/><text:tab/>if ($level === null)</text:p>
      <text:p text:style-name="P48"><text:tab/><text:tab/>{</text:p>
      <text:p text:style-name="P48"><text:tab/><text:tab/><text:tab/>$level = $this-&gt;compressionLevel(-1);</text:p>
      <text:p text:style-name="P48"><text:tab/><text:tab/>}</text:p>
      <text:p text:style-name="P48"><text:soft-page-break/></text:p>
      <text:p text:style-name="P48"><text:tab/><text:tab/>if (! $this-&gt;compressed = @\gzencode($buffer, $level, $mode))</text:p>
      <text:p text:style-name="P48"><text:tab/><text:tab/>{</text:p>
      <text:p text:style-name="P48"><text:tab/><text:tab/><text:tab/>throw new Exception(Error::<text:span text:style-name="T36">code</text:span>('EncodeError'));</text:p>
      <text:p text:style-name="P48"><text:tab/><text:tab/>}</text:p>
      <text:p text:style-name="P48"/>
      <text:p text:style-name="P48"><text:tab/><text:tab/>return $this-&gt;compressed;</text:p>
      <text:p text:style-name="P48"><text:tab/>}</text:p>
      <text:p text:style-name="P48"/>
      <text:p text:style-name="P48"><text:tab/>/**</text:p>
      <text:p text:style-name="P48"><text:tab/> * decode</text:p>
      <text:p text:style-name="P48"><text:tab/> *</text:p>
      <text:p text:style-name="P48"><text:tab/> * Use GZIP compression to decode the supplied buffer</text:p>
      <text:p text:style-name="P48"><text:tab/> * @param string $compressed = (optional) buffer to compress</text:p>
      <text:p text:style-name="P48"><text:tab/> * @param integer length = (optional) length to decode</text:p>
      <text:p text:style-name="P48"><text:tab/> * @return string $buffer = decoded buffer</text:p>
      <text:p text:style-name="P48"><text:tab/> * @throws \Library\Compress\Exception</text:p>
      <text:p text:style-name="P48"><text:tab/> */</text:p>
      <text:p text:style-name="P48"><text:tab/>public function decode($compressed=null, $length=null)</text:p>
      <text:p text:style-name="P48"><text:tab/>{</text:p>
      <text:p text:style-name="P48"><text:tab/><text:tab/>if (! $compressed = $this-&gt;compressed($compressed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! $this-&gt;buffer = \gzdecode($compressed, $length))</text:p>
      <text:p text:style-name="P48"><text:tab/><text:tab/>{</text:p>
      <text:p text:style-name="P48"><text:tab/><text:tab/><text:tab/>throw new Exception(Error::<text:span text:style-name="T36">code</text:span>('DecodeError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48"/>
      <text:p text:style-name="P48"><text:tab/>/**</text:p>
      <text:p text:style-name="P48"><text:tab/> * deflate</text:p>
      <text:p text:style-name="P48"><text:tab/> *</text:p>
      <text:p text:style-name="P48"><text:tab/> * Use DEFLATE compression to deflate the supplied buffer</text:p>
      <text:p text:style-name="P48"><text:tab/> * @param string $buffer = (optional) buffer to deflate, use current buffer if null</text:p>
      <text:p text:style-name="P48"><text:tab/> * @param integer level = (optional) compression factor (0 to 9), -1 = use default</text:p>
      <text:p text:style-name="P48"><text:tab/> * @return string $compressed = DEFLATE encoded buffer</text:p>
      <text:p text:style-name="P48"><text:tab/> * @throws \Library\Compress\Exception</text:p>
      <text:p text:style-name="P48"><text:tab/> */</text:p>
      <text:p text:style-name="P48"><text:tab/>public function deflate($buffer=null, $level=null)</text:p>
      <text:p text:style-name="P48"><text:tab/>{</text:p>
      <text:p text:style-name="P48"><text:tab/><text:tab/>if (! $buffer = $this-&gt;buffer($buffer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$level = $this-&gt;compressionLevel($level);</text:p>
      <text:p text:style-name="P48"/>
      <text:p text:style-name="P48"><text:tab/><text:tab/>if ($level === null)</text:p>
      <text:p text:style-name="P48"><text:tab/><text:tab/>{</text:p>
      <text:p text:style-name="P48"><text:tab/><text:tab/><text:tab/>$level = $this-&gt;compressionLevel(-1);</text:p>
      <text:p text:style-name="P48"><text:tab/><text:tab/>}</text:p>
      <text:p text:style-name="P48"/>
      <text:p text:style-name="P48"><text:tab/><text:tab/>if (! $this-&gt;compressed = @\gzdeflate($buffer, $level))</text:p>
      <text:p text:style-name="P48"><text:tab/><text:tab/>{</text:p>
      <text:p text:style-name="P48"><text:tab/><text:tab/><text:tab/>throw new Exception(Error::<text:span text:style-name="T36">code</text:span>('DeflateError'));</text:p>
      <text:p text:style-name="P48"><text:tab/><text:tab/>}</text:p>
      <text:p text:style-name="P48"/>
      <text:p text:style-name="P48"><text:soft-page-break/><text:tab/><text:tab/>return $this-&gt;compressed;</text:p>
      <text:p text:style-name="P48"><text:tab/>}</text:p>
      <text:p text:style-name="P48"/>
      <text:p text:style-name="P48"><text:tab/>/**</text:p>
      <text:p text:style-name="P48"><text:tab/> * inflate</text:p>
      <text:p text:style-name="P48"><text:tab/> *</text:p>
      <text:p text:style-name="P48"><text:tab/> * Use GZIP compression to decode the supplied buffer</text:p>
      <text:p text:style-name="P48"><text:tab/> * @param string $compressed = (optional) buffer to compress</text:p>
      <text:p text:style-name="P48"><text:tab/> * @param integer length = (optional) length to decode</text:p>
      <text:p text:style-name="P48"><text:tab/> * @return string $buffer = decoded buffer</text:p>
      <text:p text:style-name="P48"><text:tab/> * @throws \Library\Compress\Exception</text:p>
      <text:p text:style-name="P48"><text:tab/> */</text:p>
      <text:p text:style-name="P48"><text:tab/>public function inflate($compressed=null, $length=null)</text:p>
      <text:p text:style-name="P48"><text:tab/>{</text:p>
      <text:p text:style-name="P48"><text:tab/><text:tab/>if (! $compressed = $this-&gt;compressed($compressed))</text:p>
      <text:p text:style-name="P48"><text:tab/><text:tab/>{</text:p>
      <text:p text:style-name="P48"><text:tab/><text:tab/><text:tab/>throw new Exception(Error::<text:span text:style-name="T36">code</text:span>('EmptyBuffer'));</text:p>
      <text:p text:style-name="P48"><text:tab/><text:tab/>}</text:p>
      <text:p text:style-name="P48"/>
      <text:p text:style-name="P48"><text:tab/><text:tab/>if (! $this-&gt;buffer = @\gzinflate($compressed, $length))</text:p>
      <text:p text:style-name="P48"><text:tab/><text:tab/>{</text:p>
      <text:p text:style-name="P48"><text:tab/><text:tab/><text:tab/>throw new Exception(Error::<text:span text:style-name="T36">code</text:span>('InflateError'))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48"/>
      <text:p text:style-name="P48"><text:tab/>/**</text:p>
      <text:p text:style-name="P48"><text:tab/> * compressionLevel</text:p>
      <text:p text:style-name="P48"><text:tab/> *</text:p>
      <text:p text:style-name="P48"><text:tab/> * Compress factor</text:p>
      <text:p text:style-name="P48"><text:tab/> * @param integer $level = (optional) compression level, null to query</text:p>
      <text:p text:style-name="P48"><text:tab/> * @return integer $level</text:p>
      <text:p text:style-name="P48"><text:tab/> */</text:p>
      <text:p text:style-name="P48"><text:tab/>public function compressionLevel($level=null)</text:p>
      <text:p text:style-name="P48"><text:tab/>{</text:p>
      <text:p text:style-name="P48"><text:tab/><text:tab/>if ($level !== null)</text:p>
      <text:p text:style-name="P48"><text:tab/><text:tab/>{</text:p>
      <text:p text:style-name="P48"><text:tab/><text:tab/><text:tab/>$this-&gt;compressionLevel = $level;</text:p>
      <text:p text:style-name="P48"><text:tab/><text:tab/>}</text:p>
      <text:p text:style-name="P48"/>
      <text:p text:style-name="P48"><text:tab/><text:tab/>return $this-&gt;compressionLevel;</text:p>
      <text:p text:style-name="P48"><text:tab/>}</text:p>
      <text:p text:style-name="P48"/>
      <text:p text:style-name="P48"><text:tab/>/**</text:p>
      <text:p text:style-name="P48"><text:tab/> * buffer</text:p>
      <text:p text:style-name="P48"><text:tab/> *</text:p>
      <text:p text:style-name="P48"><text:tab/> * get/set the global i/o buffer</text:p>
      <text:p text:style-name="P48"><text:tab/> * @param string $buffer = (optional) buffer contents to set, null to query</text:p>
      <text:p text:style-name="P48"><text:tab/> * @return string $buffer</text:p>
      <text:p text:style-name="P48"><text:tab/> */</text:p>
      <text:p text:style-name="P48"><text:tab/>public function buffer($buffer=null)</text:p>
      <text:p text:style-name="P48"><text:tab/>{</text:p>
      <text:p text:style-name="P48"><text:tab/><text:tab/>if ($buffer !== null)</text:p>
      <text:p text:style-name="P48"><text:tab/><text:tab/>{</text:p>
      <text:p text:style-name="P48"><text:tab/><text:tab/><text:tab/>$this-&gt;buffer = $buffer;</text:p>
      <text:p text:style-name="P48"><text:tab/><text:tab/>}</text:p>
      <text:p text:style-name="P48"/>
      <text:p text:style-name="P48"><text:tab/><text:tab/>return $this-&gt;buffer;</text:p>
      <text:p text:style-name="P48"><text:tab/>}</text:p>
      <text:p text:style-name="P48"/>
      <text:p text:style-name="P48"><text:soft-page-break/><text:tab/>/**</text:p>
      <text:p text:style-name="P48"><text:tab/> * compressed</text:p>
      <text:p text:style-name="P48"><text:tab/> *</text:p>
      <text:p text:style-name="P48"><text:tab/> * get/set the global compressed i/o buffer</text:p>
      <text:p text:style-name="P48"><text:tab/> * @param string $compressed = (optional) compressed contents to set, null to query</text:p>
      <text:p text:style-name="P48"><text:tab/> * @return string $compressed</text:p>
      <text:p text:style-name="P48"><text:tab/> */</text:p>
      <text:p text:style-name="P48"><text:tab/>public function compressed($compressed=null)</text:p>
      <text:p text:style-name="P48"><text:tab/>{</text:p>
      <text:p text:style-name="P48"><text:tab/><text:tab/>if ($compressed !== null)</text:p>
      <text:p text:style-name="P48"><text:tab/><text:tab/>{</text:p>
      <text:p text:style-name="P48"><text:tab/><text:tab/><text:tab/>$this-&gt;compressed = $compressed;</text:p>
      <text:p text:style-name="P48"><text:tab/><text:tab/>}</text:p>
      <text:p text:style-name="P48"/>
      <text:p text:style-name="P48"><text:tab/><text:tab/>return $this-&gt;compressed;</text:p>
      <text:p text:style-name="P48"><text:tab/>}</text:p>
      <text:p text:style-name="P48"/>
      <text:p text:style-name="P48"><text:tab/>/**</text:p>
      <text:p text:style-name="P48"><text:tab/> * lines</text:p>
      <text:p text:style-name="P48"><text:tab/> *</text:p>
      <text:p text:style-name="P48"><text:tab/> * get an array containing the complete file, one line per element</text:p>
      <text:p text:style-name="P48"><text:tab/> * @return array $lines</text:p>
      <text:p text:style-name="P48"><text:tab/> */</text:p>
      <text:p text:style-name="P48"><text:tab/>public function lines()</text:p>
      <text:p text:style-name="P48"><text:tab/>{</text:p>
      <text:p text:style-name="P48"><text:tab/><text:tab/>return $this-&gt;lines;</text:p>
      <text:p text:style-name="P48"><text:tab/>}</text:p>
      <text:p text:style-name="P48"/>
      <text:p text:style-name="P48"><text:tab/>/**</text:p>
      <text:p text:style-name="P48"><text:tab/> * fileName</text:p>
      <text:p text:style-name="P48"><text:tab/> *</text:p>
      <text:p text:style-name="P48"><text:tab/> * set/get the file name</text:p>
      <text:p text:style-name="P48"><text:tab/> * @param string $fileName = (optional) fileName, null to query</text:p>
      <text:p text:style-name="P48"><text:tab/> * @return string $fileName</text:p>
      <text:p text:style-name="P48"><text:tab/> */</text:p>
      <text:p text:style-name="P48"><text:tab/>public function fileName($fileName=null)</text:p>
      <text:p text:style-name="P48"><text:tab/>{</text:p>
      <text:p text:style-name="P48"><text:tab/><text:tab/>if ($fileName !== null)</text:p>
      <text:p text:style-name="P48"><text:tab/><text:tab/>{</text:p>
      <text:p text:style-name="P48"><text:tab/><text:tab/><text:tab/>$this-&gt;fileName = $fileName;</text:p>
      <text:p text:style-name="P48"><text:tab/><text:tab/>}</text:p>
      <text:p text:style-name="P48"/>
      <text:p text:style-name="P48"><text:tab/><text:tab/>return $this-&gt;fileName;</text:p>
      <text:p text:style-name="P48"><text:tab/>}</text:p>
      <text:p text:style-name="P48"/>
      <text:p text:style-name="P48"><text:tab/>/**</text:p>
      <text:p text:style-name="P48"><text:tab/> * mode</text:p>
      <text:p text:style-name="P48"><text:tab/> *</text:p>
      <text:p text:style-name="P48"><text:tab/> * set/get the mode setting</text:p>
      <text:p text:style-name="P48"><text:tab/> * @param string $mode = (optional) mode setting, null to query</text:p>
      <text:p text:style-name="P48"><text:tab/> * @return string $mode</text:p>
      <text:p text:style-name="P48"><text:tab/> */</text:p>
      <text:p text:style-name="P48"><text:tab/>public function mode($mode=null)</text:p>
      <text:p text:style-name="P48"><text:tab/>{</text:p>
      <text:p text:style-name="P48"><text:tab/><text:tab/>if ($mode !== null)</text:p>
      <text:p text:style-name="P48"><text:tab/><text:tab/>{</text:p>
      <text:p text:style-name="P48"><text:tab/><text:tab/><text:tab/>$this-&gt;mode = $mode;</text:p>
      <text:p text:style-name="P48"><text:tab/><text:tab/>}</text:p>
      <text:p text:style-name="P48"/>
      <text:p text:style-name="P48"><text:tab/><text:tab/>return $this-&gt;mode;</text:p>
      <text:p text:style-name="P48"><text:tab/>}</text:p>
      <text:p text:style-name="P48"><text:soft-page-break/></text:p>
      <text:p text:style-name="P48"><text:tab/>/**</text:p>
      <text:p text:style-name="P48"><text:tab/> * useIncludePath</text:p>
      <text:p text:style-name="P48"><text:tab/> *</text:p>
      <text:p text:style-name="P48"><text:tab/> * set/get the use include path flag used when searching for a file</text:p>
      <text:p text:style-name="P48"><text:tab/> * @param boolean $useIncludePath = (optional) use include path flag, null to query</text:p>
      <text:p text:style-name="P48"><text:tab/> * @return boolean $useIncludePath</text:p>
      <text:p text:style-name="P48"><text:tab/> */</text:p>
      <text:p text:style-name="P48"><text:tab/>public function useIncludePath($useIncludePath=null)</text:p>
      <text:p text:style-name="P48"><text:tab/>{</text:p>
      <text:p text:style-name="P48"><text:tab/><text:tab/>if ($useIncludePath !== null)</text:p>
      <text:p text:style-name="P48"><text:tab/><text:tab/>{</text:p>
      <text:p text:style-name="P48"><text:tab/><text:tab/><text:tab/>$this-&gt;useIncludePath = $useIncludePath;</text:p>
      <text:p text:style-name="P48"><text:tab/><text:tab/>}</text:p>
      <text:p text:style-name="P48"/>
      <text:p text:style-name="P48"><text:tab/><text:tab/>return $this-&gt;useIncludePath;</text:p>
      <text:p text:style-name="P48"><text:tab/>}</text:p>
      <text:p text:style-name="P48"/>
      <text:p text:style-name="P48">}</text:p>
      <text:p text:style-name="P3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Compress\iAdapter<text:tab/><text:tab/><text:tab/><text:page-number text:select-page="current">56</text:page-number><text:tab/><text:tab/><text:tab/><text:date style:data-style-name="N76" text:date-value="2015-05-02T11:00:50.451234052">May 2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2:20:05</meta:creation-date>
    <dc:title>ClassDefault</dc:title>
    <meta:editing-duration>P1DT4H28M55S</meta:editing-duration>
    <meta:editing-cycles>139</meta:editing-cycles>
    <meta:generator>LibreOffice/4.3.7.2$Linux_X86_64 LibreOffice_project/430$Build-2</meta:generator>
    <meta:initial-creator>Jay Wheeler</meta:initial-creator>
    <dc:date>2015-05-02T11:00:50.417936892</dc:date>
    <meta:document-statistic meta:table-count="24" meta:image-count="0" meta:object-count="0" meta:page-count="57" meta:paragraph-count="1713" meta:word-count="7228" meta:character-count="49414" meta:non-whitespace-character-count="42014"/>
    <meta:template xlink:type="simple" xlink:actuate="onRequest" xlink:title="ClassDefault" xlink:href="../ClassDefault.ott" meta:date="2012-06-12T12:20:04"/>
  </office:meta>
</office:document-meta>
</file>